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3.5307in"/>
    </style:style>
    <style:style style:name="co7" style:family="table-column">
      <style:table-column-properties fo:break-before="auto" style:column-width="4.0134in"/>
    </style:style>
    <style:style style:name="co8" style:family="table-column">
      <style:table-column-properties fo:break-before="auto" style:column-width="1.7075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2.0083in"/>
    </style:style>
    <style:style style:name="co12" style:family="table-column">
      <style:table-column-properties fo:break-before="auto" style:column-width="1.0429in"/>
    </style:style>
    <style:style style:name="co13" style:family="table-column">
      <style:table-column-properties fo:break-before="auto" style:column-width="0.7862in"/>
    </style:style>
    <style:style style:name="co14" style:family="table-column">
      <style:table-column-properties fo:break-before="auto" style:column-width="0.3457in"/>
    </style:style>
    <style:style style:name="co15" style:family="table-column">
      <style:table-column-properties fo:break-before="auto" style:column-width="0.8929in"/>
    </style:style>
    <style:style style:name="co16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8071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2.9945in"/>
    </style:style>
    <style:style style:name="co21" style:family="table-column">
      <style:table-column-properties fo:break-before="auto" style:column-width="0.5071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eta_T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inference_class</text:p>
          </table:table-cell>
          <table:table-cell office:value-type="string" calcext:value-type="string">
            <text:p>function_run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uration_time_sec</text:p>
          </table:table-cell>
          <table:table-cell office:value-type="string" calcext:value-type="string">
            <text:p>result_1</text:p>
          </table:table-cell>
          <table:table-cell office:value-type="string" calcext:value-type="string">
            <text:p>result_2</text:p>
          </table:table-cell>
          <table:table-cell office:value-type="string" calcext:value-type="string">
            <text:p>beta_T_in_confidence_interval</text:p>
          </table:table-cell>
          <table:table-cell office:value-type="string" calcext:value-type="string">
            <text:p>error_message</text:p>
          </table:table-cell>
          <table:table-cell office:value-type="string" calcext:value-type="string">
            <text:p>run_row_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val_epsilon</text:p>
          </table:table-cell>
          <table:table-cell office:value-type="string" calcext:value-type="string">
            <text:p>prob_censoring</text:p>
          </table:table-cell>
          <table:table-cell office:value-type="string" calcext:value-type="string">
            <text:p>sd_noise</text:p>
          </table:table-cell>
          <table:table-cell office:value-type="string" calcext:value-type="string">
            <text:p>num_cores</text:p>
          </table:table-cell>
          <table:table-cell office:value-type="string" calcext:value-type="string">
            <text:p>dataset_n_rows</text:p>
          </table:table-cell>
          <table:table-cell office:value-type="string" calcext:value-type="string">
            <text:p>dataset_n_col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03:3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17" calcext:value-type="float">
            <text:p>-0.0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168899538232031" calcext:value-type="float">
            <text:p>-0.016889953823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03:37 EDT</text:p>
          </table:table-cell>
          <table:table-cell office:value-type="float" office:value="0.012" calcext:value-type="float">
            <text:p>0.012</text:p>
          </table:table-cell>
          <table:table-cell office:value-type="float" office:value="0.627" calcext:value-type="float">
            <text:p>0.62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27154403751368" calcext:value-type="float">
            <text:p>0.6271544037513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03:3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052" calcext:value-type="float">
            <text:p>0.05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54659333444253 0.05168602569801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03:39 EDT</text:p>
          </table:table-cell>
          <table:table-cell office:value-type="float" office:value="2.255" calcext:value-type="float">
            <text:p>2.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03:40 EDT</text:p>
          </table:table-cell>
          <table:table-cell office:value-type="float" office:value="1.141" calcext:value-type="float">
            <text:p>1.141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5" calcext:value-type="float">
            <text:p>0.0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76059942295924 0.05030022612085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03:4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613" calcext:value-type="float">
            <text:p>0.6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12535612535613" calcext:value-type="float">
            <text:p>0.6125356125356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0:03:42 EDT</text:p>
          </table:table-cell>
          <table:table-cell office:value-type="float" office:value="2.179" calcext:value-type="float">
            <text:p>2.1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0:03:43 EDT</text:p>
          </table:table-cell>
          <table:table-cell office:value-type="float" office:value="0.452" calcext:value-type="float">
            <text:p>0.452</text:p>
          </table:table-cell>
          <table:table-cell office:value-type="float" office:value="0.621" calcext:value-type="float">
            <text:p>0.62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21082621082621" calcext:value-type="float">
            <text:p>0.6210826210826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0:03:43 EDT</text:p>
          </table:table-cell>
          <table:table-cell office:value-type="float" office:value="0.39" calcext:value-type="float">
            <text:p>0.39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03:44 EDT</text:p>
          </table:table-cell>
          <table:table-cell office:value-type="float" office:value="0.396" calcext:value-type="float">
            <text:p>0.396</text:p>
          </table:table-cell>
          <table:table-cell office:value-type="float" office:value="0.621" calcext:value-type="float">
            <text:p>0.62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21082621082621" calcext:value-type="float">
            <text:p>0.6210826210826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03:44 EDT</text:p>
          </table:table-cell>
          <table:table-cell office:value-type="float" office:value="0.031" calcext:value-type="float">
            <text:p>0.031</text:p>
          </table:table-cell>
          <table:table-cell office:value-type="float" office:value="-0.005" calcext:value-type="float">
            <text:p>-0.0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0516804438840712" calcext:value-type="float">
            <text:p>-0.0051680443884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03:44 EDT</text:p>
          </table:table-cell>
          <table:table-cell office:value-type="float" office:value="0.036" calcext:value-type="float">
            <text:p>0.036</text:p>
          </table:table-cell>
          <table:table-cell office:value-type="float" office:value="0.837" calcext:value-type="float">
            <text:p>0.83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36946942322097" calcext:value-type="float">
            <text:p>0.8369469423220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03:4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044" calcext:value-type="float">
            <text:p>0.04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543865494475843 0.044050460670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0:03:46 EDT</text:p>
          </table:table-cell>
          <table:table-cell office:value-type="float" office:value="2.451" calcext:value-type="float">
            <text:p>2.4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0:03:47 EDT</text:p>
          </table:table-cell>
          <table:table-cell office:value-type="float" office:value="0.521" calcext:value-type="float">
            <text:p>0.521</text:p>
          </table:table-cell>
          <table:table-cell office:value-type="float" office:value="0.695" calcext:value-type="float">
            <text:p>0.69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95156695156695" calcext:value-type="float">
            <text:p>0.6951566951566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0:03:47 EDT</text:p>
          </table:table-cell>
          <table:table-cell office:value-type="float" office:value="0.729" calcext:value-type="float">
            <text:p>0.729</text:p>
          </table:table-cell>
          <table:table-cell office:value-type="float" office:value="0.034" calcext:value-type="float">
            <text:p>0.03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341880341880342" calcext:value-type="float">
            <text:p>0.0341880341880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0:03:54 EDT</text:p>
          </table:table-cell>
          <table:table-cell office:value-type="float" office:value="6.52" calcext:value-type="float">
            <text:p>6.52</text:p>
          </table:table-cell>
          <table:table-cell office:value-type="float" office:value="-0.15" calcext:value-type="float">
            <text:p>-0.15</text:p>
          </table:table-cell>
          <table:table-cell office:value-type="float" office:value="0.008" calcext:value-type="float">
            <text:p>0.00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49979659336498 0.007703046260539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03:54 EDT</text:p>
          </table:table-cell>
          <table:table-cell office:value-type="float" office:value="0.264" calcext:value-type="float">
            <text:p>0.264</text:p>
          </table:table-cell>
          <table:table-cell office:value-type="float" office:value="0.621" calcext:value-type="float">
            <text:p>0.62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21082621082621" calcext:value-type="float">
            <text:p>0.6210826210826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03:54 EDT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58" calcext:value-type="float">
            <text:p>-0.05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584122370241729" calcext:value-type="float">
            <text:p>-0.058412237024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03:54 EDT</text:p>
          </table:table-cell>
          <table:table-cell office:value-type="float" office:value="0.014" calcext:value-type="float">
            <text:p>0.014</text:p>
          </table:table-cell>
          <table:table-cell office:value-type="float" office:value="0.738" calcext:value-type="float">
            <text:p>0.73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37540524969475" calcext:value-type="float">
            <text:p>0.7375405249694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03:54 EDT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.283" calcext:value-type="float">
            <text:p>0.28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00046814051643 0.2832223400032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03:59 EDT</text:p>
          </table:table-cell>
          <table:table-cell office:value-type="float" office:value="4.717" calcext:value-type="float">
            <text:p>4.7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04:01 EDT</text:p>
          </table:table-cell>
          <table:table-cell office:value-type="float" office:value="2.222" calcext:value-type="float">
            <text:p>2.222</text:p>
          </table:table-cell>
          <table:table-cell office:value-type="float" office:value="-0.427" calcext:value-type="float">
            <text:p>-0.427</text:p>
          </table:table-cell>
          <table:table-cell office:value-type="float" office:value="0.227" calcext:value-type="float">
            <text:p>0.22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26613273230636 0.2273455391555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04:01 EDT</text:p>
          </table:table-cell>
          <table:table-cell office:value-type="float" office:value="0" calcext:value-type="float">
            <text:p>0</text:p>
          </table:table-cell>
          <table:table-cell office:value-type="float" office:value="0.735" calcext:value-type="float">
            <text:p>0.73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35042735042735" calcext:value-type="float">
            <text:p>0.7350427350427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0:04:06 EDT</text:p>
          </table:table-cell>
          <table:table-cell office:value-type="float" office:value="5.051" calcext:value-type="float">
            <text:p>5.0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0:04:09 EDT</text:p>
          </table:table-cell>
          <table:table-cell office:value-type="float" office:value="2.767" calcext:value-type="float">
            <text:p>2.767</text:p>
          </table:table-cell>
          <table:table-cell office:value-type="float" office:value="0.695" calcext:value-type="float">
            <text:p>0.69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95156695156695" calcext:value-type="float">
            <text:p>0.6951566951566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0:06:18 EDT</text:p>
          </table:table-cell>
          <table:table-cell office:value-type="float" office:value="129.487" calcext:value-type="float">
            <text:p>129.487</text:p>
          </table:table-cell>
          <table:table-cell office:value-type="float" office:value="0.252" calcext:value-type="float">
            <text:p>0.25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52307692307692" calcext:value-type="float">
            <text:p>0.2523076923076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0:06:34 EDT</text:p>
          </table:table-cell>
          <table:table-cell office:value-type="float" office:value="15.754" calcext:value-type="float">
            <text:p>15.754</text:p>
          </table:table-cell>
          <table:table-cell office:value-type="float" office:value="-0.345" calcext:value-type="float">
            <text:p>-0.345</text:p>
          </table:table-cell>
          <table:table-cell office:value-type="float" office:value="0.228" calcext:value-type="float">
            <text:p>0.22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45121012146497 0.2282965380981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06:34 EDT</text:p>
          </table:table-cell>
          <table:table-cell office:value-type="float" office:value="0.301" calcext:value-type="float">
            <text:p>0.301</text:p>
          </table:table-cell>
          <table:table-cell office:value-type="float" office:value="0.621" calcext:value-type="float">
            <text:p>0.62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21082621082621" calcext:value-type="float">
            <text:p>0.6210826210826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06:35 EDT</text:p>
          </table:table-cell>
          <table:table-cell office:value-type="float" office:value="0.753" calcext:value-type="float">
            <text:p>0.753</text:p>
          </table:table-cell>
          <table:table-cell office:value-type="float" office:value="-0.032" calcext:value-type="float">
            <text:p>-0.03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319601386024809" calcext:value-type="float">
            <text:p>-0.03196013860248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06:35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804" calcext:value-type="float">
            <text:p>0.804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03549078223911" calcext:value-type="float">
            <text:p>0.8035490782239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06:35 EDT</text:p>
          </table:table-cell>
          <table:table-cell office:value-type="float" office:value="0" calcext:value-type="float">
            <text:p>0</text:p>
          </table:table-cell>
          <table:table-cell office:value-type="float" office:value="-0.284" calcext:value-type="float">
            <text:p>-0.284</text:p>
          </table:table-cell>
          <table:table-cell office:value-type="float" office:value="0.22" calcext:value-type="float">
            <text:p>0.2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83775468088819 0.2198551908838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11:49 EDT</text:p>
          </table:table-cell>
          <table:table-cell office:value-type="float" office:value="313.525" calcext:value-type="float">
            <text:p>313.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14:10 EDT</text:p>
          </table:table-cell>
          <table:table-cell office:value-type="float" office:value="140.8" calcext:value-type="float">
            <text:p>140.8</text:p>
          </table:table-cell>
          <table:table-cell office:value-type="float" office:value="-0.515" calcext:value-type="float">
            <text:p>-0.515</text:p>
          </table:table-cell>
          <table:table-cell office:value-type="float" office:value="0.69" calcext:value-type="float">
            <text:p>0.6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14713091510411 0.6901686667313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14:10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0.915" calcext:value-type="float">
            <text:p>0.91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14529914529915" calcext:value-type="float">
            <text:p>0.9145299145299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0:19:10 EDT</text:p>
          </table:table-cell>
          <table:table-cell office:value-type="float" office:value="300.115" calcext:value-type="float">
            <text:p>300.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0:23:56 EDT</text:p>
          </table:table-cell>
          <table:table-cell office:value-type="float" office:value="286.06" calcext:value-type="float">
            <text:p>286.06</text:p>
          </table:table-cell>
          <table:table-cell office:value-type="float" office:value="0.792" calcext:value-type="float">
            <text:p>0.79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2022792022792" calcext:value-type="float">
            <text:p>0.7920227920227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0:29:22 EDT</text:p>
          </table:table-cell>
          <table:table-cell office:value-type="float" office:value="325.9" calcext:value-type="float">
            <text:p>325.9</text:p>
          </table:table-cell>
          <table:table-cell office:value-type="float" office:value="0.383" calcext:value-type="float">
            <text:p>0.383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83480825958702" calcext:value-type="float">
            <text:p>0.3834808259587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0:42:23 EDT</text:p>
          </table:table-cell>
          <table:table-cell office:value-type="float" office:value="781.38" calcext:value-type="float">
            <text:p>781.38</text:p>
          </table:table-cell>
          <table:table-cell office:value-type="float" office:value="-0.238" calcext:value-type="float">
            <text:p>-0.238</text:p>
          </table:table-cell>
          <table:table-cell office:value-type="float" office:value="0.182" calcext:value-type="float">
            <text:p>0.18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38028853637111 0.1823900463699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42:24 EDT</text:p>
          </table:table-cell>
          <table:table-cell office:value-type="float" office:value="0.5" calcext:value-type="float">
            <text:p>0.5</text:p>
          </table:table-cell>
          <table:table-cell office:value-type="float" office:value="0.621" calcext:value-type="float">
            <text:p>0.62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21082621082621" calcext:value-type="float">
            <text:p>0.6210826210826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42:24 EDT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6" calcext:value-type="float">
            <text:p>-0.01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157273441148489" calcext:value-type="float">
            <text:p>-0.0157273441148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42:24 EDT</text:p>
          </table:table-cell>
          <table:table-cell office:value-type="float" office:value="0.089" calcext:value-type="float">
            <text:p>0.089</text:p>
          </table:table-cell>
          <table:table-cell office:value-type="float" office:value="0.926" calcext:value-type="float">
            <text:p>0.92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26448584598995" calcext:value-type="float">
            <text:p>0.9264485845989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42:24 EDT</text:p>
          </table:table-cell>
          <table:table-cell office:value-type="float" office:value="0" calcext:value-type="float">
            <text:p>0</text:p>
          </table:table-cell>
          <table:table-cell office:value-type="float" office:value="-0.35" calcext:value-type="float">
            <text:p>-0.35</text:p>
          </table:table-cell>
          <table:table-cell office:value-type="float" office:value="0.318" calcext:value-type="float">
            <text:p>0.31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49642417397719 0.3181877291680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42:33 EDT</text:p>
          </table:table-cell>
          <table:table-cell office:value-type="float" office:value="9.585" calcext:value-type="float">
            <text:p>9.5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0:42:36 EDT</text:p>
          </table:table-cell>
          <table:table-cell office:value-type="float" office:value="3.089" calcext:value-type="float">
            <text:p>3.089</text:p>
          </table:table-cell>
          <table:table-cell office:value-type="float" office:value="-0.285" calcext:value-type="float">
            <text:p>-0.285</text:p>
          </table:table-cell>
          <table:table-cell office:value-type="float" office:value="0.357" calcext:value-type="float">
            <text:p>0.35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84632232191505 0.3570637477949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0:42:3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12" calcext:value-type="float">
            <text:p>0.912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11680911680912" calcext:value-type="float">
            <text:p>0.9116809116809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0:42:44 ED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0:42:48 EDT</text:p>
          </table:table-cell>
          <table:table-cell office:value-type="float" office:value="3.895" calcext:value-type="float">
            <text:p>3.895</text:p>
          </table:table-cell>
          <table:table-cell office:value-type="float" office:value="0.963" calcext:value-type="float">
            <text:p>0.963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2962962962963" calcext:value-type="float">
            <text:p>0.9629629629629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0:43:40 EDT</text:p>
          </table:table-cell>
          <table:table-cell office:value-type="float" office:value="52.062" calcext:value-type="float">
            <text:p>52.062</text:p>
          </table:table-cell>
          <table:table-cell office:value-type="float" office:value="0.706" calcext:value-type="float">
            <text:p>0.706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06422018348624" calcext:value-type="float">
            <text:p>0.7064220183486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0:44:11 EDT</text:p>
          </table:table-cell>
          <table:table-cell office:value-type="float" office:value="30.566" calcext:value-type="float">
            <text:p>30.566</text:p>
          </table:table-cell>
          <table:table-cell office:value-type="float" office:value="-0.389" calcext:value-type="float">
            <text:p>-0.389</text:p>
          </table:table-cell>
          <table:table-cell office:value-type="float" office:value="0.261" calcext:value-type="float">
            <text:p>0.26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89282246408835 0.2605461872209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0:44:11 EDT</text:p>
          </table:table-cell>
          <table:table-cell office:value-type="float" office:value="0.47" calcext:value-type="float">
            <text:p>0.47</text:p>
          </table:table-cell>
          <table:table-cell office:value-type="float" office:value="0.621" calcext:value-type="float">
            <text:p>0.62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21082621082621" calcext:value-type="float">
            <text:p>0.6210826210826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0:44:14 EDT</text:p>
          </table:table-cell>
          <table:table-cell office:value-type="float" office:value="2.884" calcext:value-type="float">
            <text:p>2.884</text:p>
          </table:table-cell>
          <table:table-cell office:value-type="float" office:value="-0.06" calcext:value-type="float">
            <text:p>-0.0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600704960122202" calcext:value-type="float">
            <text:p>-0.06007049601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0:44:14 EDT</text:p>
          </table:table-cell>
          <table:table-cell office:value-type="float" office:value="0" calcext:value-type="float">
            <text:p>0</text:p>
          </table:table-cell>
          <table:table-cell office:value-type="float" office:value="0.612" calcext:value-type="float">
            <text:p>0.6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11828813533524" calcext:value-type="float">
            <text:p>0.6118288135335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0:44:14 EDT</text:p>
          </table:table-cell>
          <table:table-cell office:value-type="float" office:value="0" calcext:value-type="float">
            <text:p>0</text:p>
          </table:table-cell>
          <table:table-cell office:value-type="float" office:value="-0.292" calcext:value-type="float">
            <text:p>-0.292</text:p>
          </table:table-cell>
          <table:table-cell office:value-type="float" office:value="0.172" calcext:value-type="float">
            <text:p>0.17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92078778805518 0.1719377867810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0:59:20 EDT</text:p>
          </table:table-cell>
          <table:table-cell office:value-type="float" office:value="906.098" calcext:value-type="float">
            <text:p>906.0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1:05:43 EDT</text:p>
          </table:table-cell>
          <table:table-cell office:value-type="float" office:value="382.436" calcext:value-type="float">
            <text:p>382.436</text:p>
          </table:table-cell>
          <table:table-cell office:value-type="float" office:value="-0.701" calcext:value-type="float">
            <text:p>-0.701</text:p>
          </table:table-cell>
          <table:table-cell office:value-type="float" office:value="0.542" calcext:value-type="float">
            <text:p>0.54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00938734970602 0.542245773533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1:05:4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875" calcext:value-type="float">
            <text:p>0.875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74643874643875" calcext:value-type="float">
            <text:p>0.8746438746438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1:20:22 EDT</text:p>
          </table:table-cell>
          <table:table-cell office:value-type="float" office:value="879.503" calcext:value-type="float">
            <text:p>879.5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1:34:58 EDT</text:p>
          </table:table-cell>
          <table:table-cell office:value-type="float" office:value="875.377" calcext:value-type="float">
            <text:p>875.377</text:p>
          </table:table-cell>
          <table:table-cell office:value-type="float" office:value="0.689" calcext:value-type="float">
            <text:p>0.689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89458689458689" calcext:value-type="float">
            <text:p>0.6894586894586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2:03:01 EDT</text:p>
          </table:table-cell>
          <table:table-cell office:value-type="float" office:value="1683.023" calcext:value-type="float">
            <text:p>1683.023</text:p>
          </table:table-cell>
          <table:table-cell office:value-type="float" office:value="0.833" calcext:value-type="float">
            <text:p>0.83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2:03:09 EDT</text:p>
          </table:table-cell>
          <table:table-cell office:value-type="float" office:value="8.093" calcext:value-type="float">
            <text:p>8.09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74" calcext:value-type="float">
            <text:p>0.174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104891897972787 0.1742424977443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2:03:09 EDT</text:p>
          </table:table-cell>
          <table:table-cell office:value-type="float" office:value="0.277" calcext:value-type="float">
            <text:p>0.277</text:p>
          </table:table-cell>
          <table:table-cell office:value-type="float" office:value="0.621" calcext:value-type="float">
            <text:p>0.62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21082621082621" calcext:value-type="float">
            <text:p>0.6210826210826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2:03:09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7" calcext:value-type="float">
            <text:p>-0.017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168899538232039" calcext:value-type="float">
            <text:p>-0.0168899538232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2:03:09 EDT</text:p>
          </table:table-cell>
          <table:table-cell office:value-type="float" office:value="0.142" calcext:value-type="float">
            <text:p>0.142</text:p>
          </table:table-cell>
          <table:table-cell office:value-type="float" office:value="0.624" calcext:value-type="float">
            <text:p>0.624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24070031547084" calcext:value-type="float">
            <text:p>0.6240700315470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2:03:0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051" calcext:value-type="float">
            <text:p>0.05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44360857093331 0.05065617806292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2:03:10 EDT</text:p>
          </table:table-cell>
          <table:table-cell office:value-type="float" office:value="0.465" calcext:value-type="float">
            <text:p>0.4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2:03:11 EDT</text:p>
          </table:table-cell>
          <table:table-cell office:value-type="float" office:value="1.786" calcext:value-type="float">
            <text:p>1.786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037" calcext:value-type="float">
            <text:p>0.03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957428298084998 0.03659308438227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2:03:12 EDT</text:p>
          </table:table-cell>
          <table:table-cell office:value-type="float" office:value="0.414" calcext:value-type="float">
            <text:p>0.414</text:p>
          </table:table-cell>
          <table:table-cell office:value-type="float" office:value="0.627" calcext:value-type="float">
            <text:p>0.62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26780626780627" calcext:value-type="float">
            <text:p>0.6267806267806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2:03:14 EDT</text:p>
          </table:table-cell>
          <table:table-cell office:value-type="float" office:value="1.701" calcext:value-type="float">
            <text:p>1.701</text:p>
          </table:table-cell>
          <table:table-cell office:value-type="float" office:value="-0.004" calcext:value-type="float">
            <text:p>-0.004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0422917428336175" calcext:value-type="float">
            <text:p>-0.0042291742833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2:03:15 EDT</text:p>
          </table:table-cell>
          <table:table-cell office:value-type="float" office:value="1.202" calcext:value-type="float">
            <text:p>1.202</text:p>
          </table:table-cell>
          <table:table-cell office:value-type="float" office:value="0.806" calcext:value-type="float">
            <text:p>0.806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06248249308382" calcext:value-type="float">
            <text:p>0.8062482493083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2:03:15 EDT</text:p>
          </table:table-cell>
          <table:table-cell office:value-type="float" office:value="0" calcext:value-type="float">
            <text:p>0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03" calcext:value-type="float">
            <text:p>0.0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380248576984302 0.02956650913170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2:10:46 EDT</text:p>
          </table:table-cell>
          <table:table-cell office:value-type="float" office:value="451.475" calcext:value-type="float">
            <text:p>451.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2:20:59 EDT</text:p>
          </table:table-cell>
          <table:table-cell office:value-type="float" office:value="612.649" calcext:value-type="float">
            <text:p>612.649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51" calcext:value-type="float">
            <text:p>0.05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613819011281175 0.05137872739224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2:28:32 EDT</text:p>
          </table:table-cell>
          <table:table-cell office:value-type="float" office:value="453.154" calcext:value-type="float">
            <text:p>453.154</text:p>
          </table:table-cell>
          <table:table-cell office:value-type="float" office:value="0.892" calcext:value-type="float">
            <text:p>0.89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91737891737892" calcext:value-type="float">
            <text:p>0.8917378917378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2:28:32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-0.101" calcext:value-type="float">
            <text:p>-0.10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01100565901781" calcext:value-type="float">
            <text:p>-0.10110056590178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2:28:32 EDT</text:p>
          </table:table-cell>
          <table:table-cell office:value-type="float" office:value="0.082" calcext:value-type="float">
            <text:p>0.082</text:p>
          </table:table-cell>
          <table:table-cell office:value-type="float" office:value="0.624" calcext:value-type="float">
            <text:p>0.624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24230413976976" calcext:value-type="float">
            <text:p>0.6242304139769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2:28:32 EDT</text:p>
          </table:table-cell>
          <table:table-cell office:value-type="float" office:value="0" calcext:value-type="float">
            <text:p>0</text:p>
          </table:table-cell>
          <table:table-cell office:value-type="float" office:value="-0.506" calcext:value-type="float">
            <text:p>-0.506</text:p>
          </table:table-cell>
          <table:table-cell office:value-type="float" office:value="0.303" calcext:value-type="float">
            <text:p>0.30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05607990734749 0.3034068589311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2:28:35 EDT</text:p>
          </table:table-cell>
          <table:table-cell office:value-type="float" office:value="2.455" calcext:value-type="float">
            <text:p>2.4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2:28:36 EDT</text:p>
          </table:table-cell>
          <table:table-cell office:value-type="float" office:value="1.273" calcext:value-type="float">
            <text:p>1.273</text:p>
          </table:table-cell>
          <table:table-cell office:value-type="float" office:value="-0.515" calcext:value-type="float">
            <text:p>-0.515</text:p>
          </table:table-cell>
          <table:table-cell office:value-type="float" office:value="0.329" calcext:value-type="float">
            <text:p>0.32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15368915523661 0.3293041152481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2:28:36 EDT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2962962962963" calcext:value-type="float">
            <text:p>0.629629629629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2:28:39 EDT</text:p>
          </table:table-cell>
          <table:table-cell office:value-type="float" office:value="3.04" calcext:value-type="float">
            <text:p>3.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2:28:42 EDT</text:p>
          </table:table-cell>
          <table:table-cell office:value-type="float" office:value="3.351" calcext:value-type="float">
            <text:p>3.351</text:p>
          </table:table-cell>
          <table:table-cell office:value-type="float" office:value="0.621" calcext:value-type="float">
            <text:p>0.621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21082621082621" calcext:value-type="float">
            <text:p>0.6210826210826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2:28:46 EDT</text:p>
          </table:table-cell>
          <table:table-cell office:value-type="float" office:value="3.528" calcext:value-type="float">
            <text:p>3.528</text:p>
          </table:table-cell>
          <table:table-cell office:value-type="float" office:value="0.028" calcext:value-type="float">
            <text:p>0.02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84900284900285" calcext:value-type="float">
            <text:p>0.0284900284900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2:29:56 EDT</text:p>
          </table:table-cell>
          <table:table-cell office:value-type="float" office:value="69.925" calcext:value-type="float">
            <text:p>69.925</text:p>
          </table:table-cell>
          <table:table-cell office:value-type="float" office:value="-0.844" calcext:value-type="float">
            <text:p>-0.844</text:p>
          </table:table-cell>
          <table:table-cell office:value-type="float" office:value="0.615" calcext:value-type="float">
            <text:p>0.61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843698480135606 0.6149759942522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2:29:56 EDT</text:p>
          </table:table-cell>
          <table:table-cell office:value-type="float" office:value="0.369" calcext:value-type="float">
            <text:p>0.369</text:p>
          </table:table-cell>
          <table:table-cell office:value-type="float" office:value="0.621" calcext:value-type="float">
            <text:p>0.621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21082621082621" calcext:value-type="float">
            <text:p>0.6210826210826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2:29:58 EDT</text:p>
          </table:table-cell>
          <table:table-cell office:value-type="float" office:value="1.507" calcext:value-type="float">
            <text:p>1.507</text:p>
          </table:table-cell>
          <table:table-cell office:value-type="float" office:value="-0.033" calcext:value-type="float">
            <text:p>-0.033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330056168760248" calcext:value-type="float">
            <text:p>-0.0330056168760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2:29:59 EDT</text:p>
          </table:table-cell>
          <table:table-cell office:value-type="float" office:value="1.22" calcext:value-type="float">
            <text:p>1.22</text:p>
          </table:table-cell>
          <table:table-cell office:value-type="float" office:value="0.806" calcext:value-type="float">
            <text:p>0.80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05626950363151" calcext:value-type="float">
            <text:p>0.8056269503631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2:29:59 EDT</text:p>
          </table:table-cell>
          <table:table-cell office:value-type="float" office:value="0" calcext:value-type="float">
            <text:p>0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23" calcext:value-type="float">
            <text:p>0.2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95896047945514 0.2298848141934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2:34:25 EDT</text:p>
          </table:table-cell>
          <table:table-cell office:value-type="float" office:value="266.514" calcext:value-type="float">
            <text:p>266.5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2:37:25 EDT</text:p>
          </table:table-cell>
          <table:table-cell office:value-type="float" office:value="179.102" calcext:value-type="float">
            <text:p>179.102</text:p>
          </table:table-cell>
          <table:table-cell office:value-type="float" office:value="-0.552" calcext:value-type="float">
            <text:p>-0.552</text:p>
          </table:table-cell>
          <table:table-cell office:value-type="float" office:value="0.723" calcext:value-type="float">
            <text:p>0.72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52233948205221 0.7234817373719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2:37:25 EDT</text:p>
          </table:table-cell>
          <table:table-cell office:value-type="float" office:value="0" calcext:value-type="float">
            <text:p>0</text:p>
          </table:table-cell>
          <table:table-cell office:value-type="float" office:value="0.932" calcext:value-type="float">
            <text:p>0.93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31623931623932" calcext:value-type="float">
            <text:p>0.9316239316239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2:44:32 EDT</text:p>
          </table:table-cell>
          <table:table-cell office:value-type="float" office:value="427.487" calcext:value-type="float">
            <text:p>427.4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2:51:40 EDT</text:p>
          </table:table-cell>
          <table:table-cell office:value-type="float" office:value="428.332" calcext:value-type="float">
            <text:p>428.332</text:p>
          </table:table-cell>
          <table:table-cell office:value-type="float" office:value="0.815" calcext:value-type="float">
            <text:p>0.81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14814814814815" calcext:value-type="float">
            <text:p>0.8148148148148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2:58:50 EDT</text:p>
          </table:table-cell>
          <table:table-cell office:value-type="float" office:value="429.845" calcext:value-type="float">
            <text:p>429.845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4:16:39 EDT</text:p>
          </table:table-cell>
          <table:table-cell office:value-type="float" office:value="4669.229" calcext:value-type="float">
            <text:p>4669.229</text:p>
          </table:table-cell>
          <table:table-cell office:value-type="float" office:value="-0.419" calcext:value-type="float">
            <text:p>-0.419</text:p>
          </table:table-cell>
          <table:table-cell office:value-type="float" office:value="0.374" calcext:value-type="float">
            <text:p>0.37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19098674851106 0.3737709977762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4:16:40 EDT</text:p>
          </table:table-cell>
          <table:table-cell office:value-type="float" office:value="0.537" calcext:value-type="float">
            <text:p>0.537</text:p>
          </table:table-cell>
          <table:table-cell office:value-type="float" office:value="0.621" calcext:value-type="float">
            <text:p>0.621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21082621082621" calcext:value-type="float">
            <text:p>0.6210826210826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4:16:4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495714941758466" calcext:value-type="float">
            <text:p>0.0049571494175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4:16:40 EDT</text:p>
          </table:table-cell>
          <table:table-cell office:value-type="float" office:value="0" calcext:value-type="float">
            <text:p>0</text:p>
          </table:table-cell>
          <table:table-cell office:value-type="float" office:value="0.885" calcext:value-type="float">
            <text:p>0.88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85153235195867" calcext:value-type="float">
            <text:p>0.8851532351958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4:16:40 EDT</text:p>
          </table:table-cell>
          <table:table-cell office:value-type="float" office:value="0" calcext:value-type="float">
            <text:p>0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73" calcext:value-type="float">
            <text:p>0.07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627527201744508 0.0726670190096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4:16:44 EDT</text:p>
          </table:table-cell>
          <table:table-cell office:value-type="float" office:value="3.289" calcext:value-type="float">
            <text:p>3.2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4:16:45 EDT</text:p>
          </table:table-cell>
          <table:table-cell office:value-type="float" office:value="1.602" calcext:value-type="float">
            <text:p>1.602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68" calcext:value-type="float">
            <text:p>0.06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739417649871375 0.06846629521017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4:16:45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895" calcext:value-type="float">
            <text:p>0.895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94586894586895" calcext:value-type="float">
            <text:p>0.8945868945868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4:16:49 EDT</text:p>
          </table:table-cell>
          <table:table-cell office:value-type="float" office:value="3.548" calcext:value-type="float">
            <text:p>3.5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4:16:49 EDT</text:p>
          </table:table-cell>
          <table:table-cell office:value-type="float" office:value="0.457" calcext:value-type="float">
            <text:p>0.457</text:p>
          </table:table-cell>
          <table:table-cell office:value-type="float" office:value="0.963" calcext:value-type="float">
            <text:p>0.963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2962962962963" calcext:value-type="float">
            <text:p>0.9629629629629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4:16:50 EDT</text:p>
          </table:table-cell>
          <table:table-cell office:value-type="float" office:value="0.552" calcext:value-type="float">
            <text:p>0.552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4:16:50 EDT</text:p>
          </table:table-cell>
          <table:table-cell office:value-type="float" office:value="0.548" calcext:value-type="float">
            <text:p>0.548</text:p>
          </table:table-cell>
          <table:table-cell office:value-type="float" office:value="0.963" calcext:value-type="float">
            <text:p>0.963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2962962962963" calcext:value-type="float">
            <text:p>0.9629629629629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4:16:50 EDT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104784730387442" calcext:value-type="float">
            <text:p>0.0010478473038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4:16:50 EDT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9551010454158" calcext:value-type="float">
            <text:p>0.9695510104541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4:16:50 EDT</text:p>
          </table:table-cell>
          <table:table-cell office:value-type="float" office:value="0" calcext:value-type="float">
            <text:p>0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055" calcext:value-type="float">
            <text:p>0.05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527553162865462 0.0548510108942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4:16:54 EDT</text:p>
          </table:table-cell>
          <table:table-cell office:value-type="float" office:value="3.966" calcext:value-type="float">
            <text:p>3.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4:16:55 EDT</text:p>
          </table:table-cell>
          <table:table-cell office:value-type="float" office:value="0.752" calcext:value-type="float">
            <text:p>0.752</text:p>
          </table:table-cell>
          <table:table-cell office:value-type="float" office:value="0.912" calcext:value-type="float">
            <text:p>0.912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11680911680912" calcext:value-type="float">
            <text:p>0.9116809116809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4:16:56 EDT</text:p>
          </table:table-cell>
          <table:table-cell office:value-type="float" office:value="0.938" calcext:value-type="float">
            <text:p>0.938</text:p>
          </table:table-cell>
          <table:table-cell office:value-type="float" office:value="0.08" calcext:value-type="float">
            <text:p>0.08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97720797720798" calcext:value-type="float">
            <text:p>0.079772079772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4:17:03 EDT</text:p>
          </table:table-cell>
          <table:table-cell office:value-type="float" office:value="6.543" calcext:value-type="float">
            <text:p>6.543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074" calcext:value-type="float">
            <text:p>0.07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457025611007598 0.07403541763312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4:17:03 EDT</text:p>
          </table:table-cell>
          <table:table-cell office:value-type="float" office:value="0.313" calcext:value-type="float">
            <text:p>0.313</text:p>
          </table:table-cell>
          <table:table-cell office:value-type="float" office:value="0.963" calcext:value-type="float">
            <text:p>0.963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2962962962963" calcext:value-type="float">
            <text:p>0.9629629629629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4:17:03 EDT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7" calcext:value-type="float">
            <text:p>0.027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65269120461301" calcext:value-type="float">
            <text:p>0.026526912046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4:17:03 EDT</text:p>
          </table:table-cell>
          <table:table-cell office:value-type="float" office:value="0" calcext:value-type="float">
            <text:p>0</text:p>
          </table:table-cell>
          <table:table-cell office:value-type="float" office:value="0.879" calcext:value-type="float">
            <text:p>0.879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78899077140154" calcext:value-type="float">
            <text:p>0.878899077140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4:17:03 EDT</text:p>
          </table:table-cell>
          <table:table-cell office:value-type="float" office:value="0" calcext:value-type="float">
            <text:p>0</text:p>
          </table:table-cell>
          <table:table-cell office:value-type="float" office:value="-0.315" calcext:value-type="float">
            <text:p>-0.315</text:p>
          </table:table-cell>
          <table:table-cell office:value-type="float" office:value="0.368" calcext:value-type="float">
            <text:p>0.36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14704993907702 0.3677588179999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4:17:08 EDT</text:p>
          </table:table-cell>
          <table:table-cell office:value-type="float" office:value="5.002" calcext:value-type="float">
            <text:p>5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4:17:10 EDT</text:p>
          </table:table-cell>
          <table:table-cell office:value-type="float" office:value="2.354" calcext:value-type="float">
            <text:p>2.354</text:p>
          </table:table-cell>
          <table:table-cell office:value-type="float" office:value="-0.33" calcext:value-type="float">
            <text:p>-0.33</text:p>
          </table:table-cell>
          <table:table-cell office:value-type="float" office:value="0.313" calcext:value-type="float">
            <text:p>0.31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30093516569432 0.3128117834655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4:17:1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889" calcext:value-type="float">
            <text:p>0.889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4:17:16 EDT</text:p>
          </table:table-cell>
          <table:table-cell office:value-type="float" office:value="5.446" calcext:value-type="float">
            <text:p>5.4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4:17:19 EDT</text:p>
          </table:table-cell>
          <table:table-cell office:value-type="float" office:value="3.029" calcext:value-type="float">
            <text:p>3.029</text:p>
          </table:table-cell>
          <table:table-cell office:value-type="float" office:value="0.969" calcext:value-type="float">
            <text:p>0.969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8660968660969" calcext:value-type="float">
            <text:p>0.9686609686609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4:18:50 EDT</text:p>
          </table:table-cell>
          <table:table-cell office:value-type="float" office:value="91.361" calcext:value-type="float">
            <text:p>91.361</text:p>
          </table:table-cell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13432835820895" calcext:value-type="float">
            <text:p>0.5134328358208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4:19:01 EDT</text:p>
          </table:table-cell>
          <table:table-cell office:value-type="float" office:value="11.295" calcext:value-type="float">
            <text:p>11.295</text:p>
          </table:table-cell>
          <table:table-cell office:value-type="float" office:value="-0.26" calcext:value-type="float">
            <text:p>-0.26</text:p>
          </table:table-cell>
          <table:table-cell office:value-type="float" office:value="0.313" calcext:value-type="float">
            <text:p>0.31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59843930801857 0.3128977548941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4:19:02 EDT</text:p>
          </table:table-cell>
          <table:table-cell office:value-type="float" office:value="0.452" calcext:value-type="float">
            <text:p>0.452</text:p>
          </table:table-cell>
          <table:table-cell office:value-type="float" office:value="0.963" calcext:value-type="float">
            <text:p>0.963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2962962962963" calcext:value-type="float">
            <text:p>0.9629629629629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4:19:03 EDT</text:p>
          </table:table-cell>
          <table:table-cell office:value-type="float" office:value="0.827" calcext:value-type="float">
            <text:p>0.827</text:p>
          </table:table-cell>
          <table:table-cell office:value-type="float" office:value="0.076" calcext:value-type="float">
            <text:p>0.076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64362903025322" calcext:value-type="float">
            <text:p>0.0764362903025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4:19:0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484" calcext:value-type="float">
            <text:p>0.484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84494654668438" calcext:value-type="float">
            <text:p>0.4844946546684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4:19:03 EDT</text:p>
          </table:table-cell>
          <table:table-cell office:value-type="float" office:value="0" calcext:value-type="float">
            <text:p>0</text:p>
          </table:table-cell>
          <table:table-cell office:value-type="float" office:value="-0.138" calcext:value-type="float">
            <text:p>-0.138</text:p>
          </table:table-cell>
          <table:table-cell office:value-type="float" office:value="0.291" calcext:value-type="float">
            <text:p>0.29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37859419269423 0.2907319998744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4:23:51 EDT</text:p>
          </table:table-cell>
          <table:table-cell office:value-type="float" office:value="287.89" calcext:value-type="float">
            <text:p>287.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4:25:50 EDT</text:p>
          </table:table-cell>
          <table:table-cell office:value-type="float" office:value="119.632" calcext:value-type="float">
            <text:p>119.632</text:p>
          </table:table-cell>
          <table:table-cell office:value-type="float" office:value="-0.352" calcext:value-type="float">
            <text:p>-0.352</text:p>
          </table:table-cell>
          <table:table-cell office:value-type="float" office:value="0.663" calcext:value-type="float">
            <text:p>0.66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51771039021514 0.6627380675655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4:25:5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764" calcext:value-type="float">
            <text:p>0.764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63532763532764" calcext:value-type="float">
            <text:p>0.7635327635327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4:30:30 EDT</text:p>
          </table:table-cell>
          <table:table-cell office:value-type="float" office:value="279.434" calcext:value-type="float">
            <text:p>279.4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4:35:05 EDT</text:p>
          </table:table-cell>
          <table:table-cell office:value-type="float" office:value="275.667" calcext:value-type="float">
            <text:p>275.667</text:p>
          </table:table-cell>
          <table:table-cell office:value-type="float" office:value="0.467" calcext:value-type="float">
            <text:p>0.467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67236467236467" calcext:value-type="float">
            <text:p>0.4672364672364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4:40:46 EDT</text:p>
          </table:table-cell>
          <table:table-cell office:value-type="float" office:value="340.171" calcext:value-type="float">
            <text:p>340.171</text:p>
          </table:table-cell>
          <table:table-cell office:value-type="float" office:value="0.452" calcext:value-type="float">
            <text:p>0.452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2380952380952" calcext:value-type="float">
            <text:p>0.4523809523809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4:52:53 EDT</text:p>
          </table:table-cell>
          <table:table-cell office:value-type="float" office:value="727.52" calcext:value-type="float">
            <text:p>727.52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265" calcext:value-type="float">
            <text:p>0.26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966752715194661 0.2653052630860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4:52:53 EDT</text:p>
          </table:table-cell>
          <table:table-cell office:value-type="float" office:value="0.391" calcext:value-type="float">
            <text:p>0.391</text:p>
          </table:table-cell>
          <table:table-cell office:value-type="float" office:value="0.963" calcext:value-type="float">
            <text:p>0.963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2962962962963" calcext:value-type="float">
            <text:p>0.9629629629629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4:52:53 EDT</text:p>
          </table:table-cell>
          <table:table-cell office:value-type="float" office:value="0.006" calcext:value-type="float">
            <text:p>0.006</text:p>
          </table:table-cell>
          <table:table-cell office:value-type="float" office:value="0.046" calcext:value-type="float">
            <text:p>0.046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457450414492593" calcext:value-type="float">
            <text:p>0.0457450414492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4:52:53 EDT</text:p>
          </table:table-cell>
          <table:table-cell office:value-type="float" office:value="0" calcext:value-type="float">
            <text:p>0</text:p>
          </table:table-cell>
          <table:table-cell office:value-type="float" office:value="0.769" calcext:value-type="float">
            <text:p>0.769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68943131215833" calcext:value-type="float">
            <text:p>0.7689431312158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4:52:53 EDT</text:p>
          </table:table-cell>
          <table:table-cell office:value-type="float" office:value="0" calcext:value-type="float">
            <text:p>0</text:p>
          </table:table-cell>
          <table:table-cell office:value-type="float" office:value="-0.259" calcext:value-type="float">
            <text:p>-0.259</text:p>
          </table:table-cell>
          <table:table-cell office:value-type="float" office:value="0.351" calcext:value-type="float">
            <text:p>0.35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59467935427714 0.3509580183262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4:53:00 EDT</text:p>
          </table:table-cell>
          <table:table-cell office:value-type="float" office:value="6.501" calcext:value-type="float">
            <text:p>6.5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4:53:03 EDT</text:p>
          </table:table-cell>
          <table:table-cell office:value-type="float" office:value="2.663" calcext:value-type="float">
            <text:p>2.663</text:p>
          </table:table-cell>
          <table:table-cell office:value-type="float" office:value="-0.267" calcext:value-type="float">
            <text:p>-0.267</text:p>
          </table:table-cell>
          <table:table-cell office:value-type="float" office:value="0.359" calcext:value-type="float">
            <text:p>0.35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66651148458955 0.3588702424555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4:53:0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789" calcext:value-type="float">
            <text:p>0.789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89173789173789" calcext:value-type="float">
            <text:p>0.7891737891737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4:53:09 EDT</text:p>
          </table:table-cell>
          <table:table-cell office:value-type="float" office:value="5.896" calcext:value-type="float">
            <text:p>5.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4:53:11 EDT</text:p>
          </table:table-cell>
          <table:table-cell office:value-type="float" office:value="2.704" calcext:value-type="float">
            <text:p>2.704</text:p>
          </table:table-cell>
          <table:table-cell office:value-type="float" office:value="0.786" calcext:value-type="float">
            <text:p>0.786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86324786324786" calcext:value-type="float">
            <text:p>0.7863247863247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4:53:41 EDT</text:p>
          </table:table-cell>
          <table:table-cell office:value-type="float" office:value="29.549" calcext:value-type="float">
            <text:p>29.549</text:p>
          </table:table-cell>
          <table:table-cell office:value-type="float" office:value="0.768" calcext:value-type="float">
            <text:p>0.768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68472906403941" calcext:value-type="float">
            <text:p>0.7684729064039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4:54:06 EDT</text:p>
          </table:table-cell>
          <table:table-cell office:value-type="float" office:value="25.093" calcext:value-type="float">
            <text:p>25.093</text:p>
          </table:table-cell>
          <table:table-cell office:value-type="float" office:value="-0.328" calcext:value-type="float">
            <text:p>-0.328</text:p>
          </table:table-cell>
          <table:table-cell office:value-type="float" office:value="0.344" calcext:value-type="float">
            <text:p>0.34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2750242717229 0.3437107564849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4:54:06 EDT</text:p>
          </table:table-cell>
          <table:table-cell office:value-type="float" office:value="0.308" calcext:value-type="float">
            <text:p>0.308</text:p>
          </table:table-cell>
          <table:table-cell office:value-type="float" office:value="0.963" calcext:value-type="float">
            <text:p>0.963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2962962962963" calcext:value-type="float">
            <text:p>0.9629629629629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4:54:08 EDT</text:p>
          </table:table-cell>
          <table:table-cell office:value-type="float" office:value="1.411" calcext:value-type="float">
            <text:p>1.411</text:p>
          </table:table-cell>
          <table:table-cell office:value-type="float" office:value="-0.02" calcext:value-type="float">
            <text:p>-0.02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195610202590318" calcext:value-type="float">
            <text:p>-0.0195610202590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4:54:08 EDT</text:p>
          </table:table-cell>
          <table:table-cell office:value-type="float" office:value="0" calcext:value-type="float">
            <text:p>0</text:p>
          </table:table-cell>
          <table:table-cell office:value-type="float" office:value="0.816" calcext:value-type="float">
            <text:p>0.816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1600342067439" calcext:value-type="float">
            <text:p>0.816003420674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4:54:0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145" calcext:value-type="float">
            <text:p>0.14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84326020908505 0.1452039803904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5:06:26 EDT</text:p>
          </table:table-cell>
          <table:table-cell office:value-type="float" office:value="738.467" calcext:value-type="float">
            <text:p>738.4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5:09:58 EDT</text:p>
          </table:table-cell>
          <table:table-cell office:value-type="float" office:value="212.002" calcext:value-type="float">
            <text:p>212.002</text:p>
          </table:table-cell>
          <table:table-cell office:value-type="float" office:value="-0.527" calcext:value-type="float">
            <text:p>-0.527</text:p>
          </table:table-cell>
          <table:table-cell office:value-type="float" office:value="0.513" calcext:value-type="float">
            <text:p>0.51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26981469784862 0.5128032738798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5:09:58 EDT</text:p>
          </table:table-cell>
          <table:table-cell office:value-type="float" office:value="0" calcext:value-type="float">
            <text:p>0</text:p>
          </table:table-cell>
          <table:table-cell office:value-type="float" office:value="0.957" calcext:value-type="float">
            <text:p>0.957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57264957264957" calcext:value-type="float">
            <text:p>0.9572649572649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5:18:02 EDT</text:p>
          </table:table-cell>
          <table:table-cell office:value-type="float" office:value="484.175" calcext:value-type="float">
            <text:p>484.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5:26:06 EDT</text:p>
          </table:table-cell>
          <table:table-cell office:value-type="float" office:value="483.37" calcext:value-type="float">
            <text:p>483.37</text:p>
          </table:table-cell>
          <table:table-cell office:value-type="float" office:value="0.934" calcext:value-type="float">
            <text:p>0.934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34472934472934" calcext:value-type="float">
            <text:p>0.9344729344729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5:54:47 EDT</text:p>
          </table:table-cell>
          <table:table-cell office:value-type="float" office:value="1721.442" calcext:value-type="float">
            <text:p>1721.442</text:p>
          </table:table-cell>
          <table:table-cell office:value-type="float" office:value="0.892" calcext:value-type="float">
            <text:p>0.892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92307692307692" calcext:value-type="float">
            <text:p>0.8923076923076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6:26:43 EDT</text:p>
          </table:table-cell>
          <table:table-cell office:value-type="float" office:value="1916.162" calcext:value-type="float">
            <text:p>1916.162</text:p>
          </table:table-cell>
          <table:table-cell office:value-type="float" office:value="-0.223" calcext:value-type="float">
            <text:p>-0.223</text:p>
          </table:table-cell>
          <table:table-cell office:value-type="float" office:value="0.267" calcext:value-type="float">
            <text:p>0.26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23098068191861 0.2666172960288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6:26:44 EDT</text:p>
          </table:table-cell>
          <table:table-cell office:value-type="float" office:value="0.298" calcext:value-type="float">
            <text:p>0.298</text:p>
          </table:table-cell>
          <table:table-cell office:value-type="float" office:value="0.963" calcext:value-type="float">
            <text:p>0.963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2962962962963" calcext:value-type="float">
            <text:p>0.9629629629629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6:26:44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495714941758396" calcext:value-type="float">
            <text:p>0.0049571494175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6:26:44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0.884" calcext:value-type="float">
            <text:p>0.884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84173692288776" calcext:value-type="float">
            <text:p>0.8841736922887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6:26:44 EDT</text:p>
          </table:table-cell>
          <table:table-cell office:value-type="float" office:value="0" calcext:value-type="float">
            <text:p>0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072" calcext:value-type="float">
            <text:p>0.07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617356528468369 0.07164995168200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6:26:44 EDT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6:26:46 EDT</text:p>
          </table:table-cell>
          <table:table-cell office:value-type="float" office:value="1.783" calcext:value-type="float">
            <text:p>1.783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85" calcext:value-type="float">
            <text:p>0.08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664541821484085 0.08543724857558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6:26:46 EDT</text:p>
          </table:table-cell>
          <table:table-cell office:value-type="float" office:value="0.365" calcext:value-type="float">
            <text:p>0.365</text:p>
          </table:table-cell>
          <table:table-cell office:value-type="float" office:value="0.889" calcext:value-type="float">
            <text:p>0.889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6:26:47 EDT</text:p>
          </table:table-cell>
          <table:table-cell office:value-type="float" office:value="0.397" calcext:value-type="float">
            <text:p>0.397</text:p>
          </table:table-cell>
          <table:table-cell office:value-type="float" office:value="0.009" calcext:value-type="float">
            <text:p>0.009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922928330251283" calcext:value-type="float">
            <text:p>0.0092292833025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6:26:47 EDT</text:p>
          </table:table-cell>
          <table:table-cell office:value-type="float" office:value="0.175" calcext:value-type="float">
            <text:p>0.175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21343054449155" calcext:value-type="float">
            <text:p>0.5213430544491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6:26:4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37" calcext:value-type="float">
            <text:p>0.03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189786158980448 0.03743718250307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6:33:42 EDT</text:p>
          </table:table-cell>
          <table:table-cell office:value-type="float" office:value="415.677" calcext:value-type="float">
            <text:p>415.6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6:40:43 EDT</text:p>
          </table:table-cell>
          <table:table-cell office:value-type="float" office:value="420.192" calcext:value-type="float">
            <text:p>420.192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57" calcext:value-type="float">
            <text:p>0.05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486189229335877 0.05711444320910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6:47:20 EDT</text:p>
          </table:table-cell>
          <table:table-cell office:value-type="float" office:value="397.268" calcext:value-type="float">
            <text:p>397.268</text:p>
          </table:table-cell>
          <table:table-cell office:value-type="float" office:value="0.695" calcext:value-type="float">
            <text:p>0.695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95156695156695" calcext:value-type="float">
            <text:p>0.6951566951566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6:47:20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9" calcext:value-type="float">
            <text:p>0.029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87317340216068" calcext:value-type="float">
            <text:p>0.0287317340216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6:47:20 EDT</text:p>
          </table:table-cell>
          <table:table-cell office:value-type="float" office:value="0.003" calcext:value-type="float">
            <text:p>0.003</text:p>
          </table:table-cell>
          <table:table-cell office:value-type="float" office:value="0.884" calcext:value-type="float">
            <text:p>0.884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84214625909428" calcext:value-type="float">
            <text:p>0.8842146259094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6:47:20 EDT</text:p>
          </table:table-cell>
          <table:table-cell office:value-type="float" office:value="0" calcext:value-type="float">
            <text:p>0</text:p>
          </table:table-cell>
          <table:table-cell office:value-type="float" office:value="-0.358" calcext:value-type="float">
            <text:p>-0.358</text:p>
          </table:table-cell>
          <table:table-cell office:value-type="float" office:value="0.415" calcext:value-type="float">
            <text:p>0.41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5795866819347 0.4154221362366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6:47:22 EDT</text:p>
          </table:table-cell>
          <table:table-cell office:value-type="float" office:value="2.321" calcext:value-type="float">
            <text:p>2.3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6:47:23 EDT</text:p>
          </table:table-cell>
          <table:table-cell office:value-type="float" office:value="1.224" calcext:value-type="float">
            <text:p>1.224</text:p>
          </table:table-cell>
          <table:table-cell office:value-type="float" office:value="-0.385" calcext:value-type="float">
            <text:p>-0.385</text:p>
          </table:table-cell>
          <table:table-cell office:value-type="float" office:value="0.376" calcext:value-type="float">
            <text:p>0.37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85045106753387 0.3759010534886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6:47:2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877" calcext:value-type="float">
            <text:p>0.877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77492877492878" calcext:value-type="float">
            <text:p>0.8774928774928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6:47:26 EDT</text:p>
          </table:table-cell>
          <table:table-cell office:value-type="float" office:value="2.425" calcext:value-type="float">
            <text:p>2.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6:47:29 EDT</text:p>
          </table:table-cell>
          <table:table-cell office:value-type="float" office:value="2.662" calcext:value-type="float">
            <text:p>2.662</text:p>
          </table:table-cell>
          <table:table-cell office:value-type="float" office:value="0.963" calcext:value-type="float">
            <text:p>0.963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2962962962963" calcext:value-type="float">
            <text:p>0.9629629629629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6:47:32 EDT</text:p>
          </table:table-cell>
          <table:table-cell office:value-type="float" office:value="3.059" calcext:value-type="float">
            <text:p>3.059</text:p>
          </table:table-cell>
          <table:table-cell office:value-type="float" office:value="0.103" calcext:value-type="float">
            <text:p>0.103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02564102564103" calcext:value-type="float">
            <text:p>0.1025641025641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6:48:03 EDT</text:p>
          </table:table-cell>
          <table:table-cell office:value-type="float" office:value="31.717" calcext:value-type="float">
            <text:p>31.717</text:p>
          </table:table-cell>
          <table:table-cell office:value-type="float" office:value="-0.62" calcext:value-type="float">
            <text:p>-0.62</text:p>
          </table:table-cell>
          <table:table-cell office:value-type="float" office:value="0.678" calcext:value-type="float">
            <text:p>0.67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20309896955152 0.6777733649983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6:48:04 EDT</text:p>
          </table:table-cell>
          <table:table-cell office:value-type="float" office:value="0.46" calcext:value-type="float">
            <text:p>0.46</text:p>
          </table:table-cell>
          <table:table-cell office:value-type="float" office:value="0.963" calcext:value-type="float">
            <text:p>0.963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2962962962963" calcext:value-type="float">
            <text:p>0.9629629629629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6:48:04 EDT</text:p>
          </table:table-cell>
          <table:table-cell office:value-type="float" office:value="0.384" calcext:value-type="float">
            <text:p>0.384</text:p>
          </table:table-cell>
          <table:table-cell office:value-type="float" office:value="0.07" calcext:value-type="float">
            <text:p>0.07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695667516103269" calcext:value-type="float">
            <text:p>0.0695667516103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6:48:04 EDT</text:p>
          </table:table-cell>
          <table:table-cell office:value-type="float" office:value="0.145" calcext:value-type="float">
            <text:p>0.145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21594333974999" calcext:value-type="float">
            <text:p>0.5215943339749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6:48:0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43" calcext:value-type="float">
            <text:p>-0.143</text:p>
          </table:table-cell>
          <table:table-cell office:value-type="float" office:value="0.282" calcext:value-type="float">
            <text:p>0.28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43181749391082 0.2823152526117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6:52:09 EDT</text:p>
          </table:table-cell>
          <table:table-cell office:value-type="float" office:value="244.773" calcext:value-type="float">
            <text:p>244.7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6:52:28 EDT</text:p>
          </table:table-cell>
          <table:table-cell office:value-type="float" office:value="19.367" calcext:value-type="float">
            <text:p>19.367</text:p>
          </table:table-cell>
          <table:table-cell office:value-type="float" office:value="-0.495" calcext:value-type="float">
            <text:p>-0.495</text:p>
          </table:table-cell>
          <table:table-cell office:value-type="float" office:value="0.618" calcext:value-type="float">
            <text:p>0.61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95246417429765 0.6177743182646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6:52:2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818" calcext:value-type="float">
            <text:p>0.818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17663817663818" calcext:value-type="float">
            <text:p>0.8176638176638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6:53:06 EDT</text:p>
          </table:table-cell>
          <table:table-cell office:value-type="float" office:value="37.978" calcext:value-type="float">
            <text:p>37.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6:53:46 EDT</text:p>
          </table:table-cell>
          <table:table-cell office:value-type="float" office:value="39.184" calcext:value-type="float">
            <text:p>39.184</text:p>
          </table:table-cell>
          <table:table-cell office:value-type="float" office:value="0.536" calcext:value-type="float">
            <text:p>0.536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35612535612536" calcext:value-type="float">
            <text:p>0.5356125356125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6:54:24 EDT</text:p>
          </table:table-cell>
          <table:table-cell office:value-type="float" office:value="37.848" calcext:value-type="float">
            <text:p>37.848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7:02:03 EDT</text:p>
          </table:table-cell>
          <table:table-cell office:value-type="float" office:value="459.537" calcext:value-type="float">
            <text:p>459.537</text:p>
          </table:table-cell>
          <table:table-cell office:value-type="float" office:value="-0.26" calcext:value-type="float">
            <text:p>-0.26</text:p>
          </table:table-cell>
          <table:table-cell office:value-type="float" office:value="0.41" calcext:value-type="float">
            <text:p>0.4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596240624396 0.4099165763060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iBCRD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7:02:04 EDT</text:p>
          </table:table-cell>
          <table:table-cell office:value-type="float" office:value="0.51" calcext:value-type="float">
            <text:p>0.51</text:p>
          </table:table-cell>
          <table:table-cell office:value-type="float" office:value="0.963" calcext:value-type="float">
            <text:p>0.963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2962962962963" calcext:value-type="float">
            <text:p>0.9629629629629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7:02:04 EDT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939071928854388" calcext:value-type="float">
            <text:p>0.0093907192885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7:02:04 EDT</text:p>
          </table:table-cell>
          <table:table-cell office:value-type="float" office:value="0" calcext:value-type="float">
            <text:p>0</text:p>
          </table:table-cell>
          <table:table-cell office:value-type="float" office:value="0.776" calcext:value-type="float">
            <text:p>0.776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75660909036785" calcext:value-type="float">
            <text:p>0.7756609090367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7:02:04 EDT</text:p>
          </table:table-cell>
          <table:table-cell office:value-type="float" office:value="0" calcext:value-type="float">
            <text:p>0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74" calcext:value-type="float">
            <text:p>0.07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556168333696914 0.07439827194677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7:02:07 EDT</text:p>
          </table:table-cell>
          <table:table-cell office:value-type="float" office:value="3.553" calcext:value-type="float">
            <text:p>3.5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7:02:08 EDT</text:p>
          </table:table-cell>
          <table:table-cell office:value-type="float" office:value="0.984" calcext:value-type="float">
            <text:p>0.984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67" calcext:value-type="float">
            <text:p>0.06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658802564208503 0.06676759846895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7:02:08 EDT</text:p>
          </table:table-cell>
          <table:table-cell office:value-type="float" office:value="0" calcext:value-type="float">
            <text:p>0</text:p>
          </table:table-cell>
          <table:table-cell office:value-type="float" office:value="0.764" calcext:value-type="float">
            <text:p>0.764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63532763532764" calcext:value-type="float">
            <text:p>0.7635327635327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7:02:10 EDT</text:p>
          </table:table-cell>
          <table:table-cell office:value-type="float" office:value="1.858" calcext:value-type="float">
            <text:p>1.8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7:02:11 EDT</text:p>
          </table:table-cell>
          <table:table-cell office:value-type="float" office:value="0.375" calcext:value-type="float">
            <text:p>0.375</text:p>
          </table:table-cell>
          <table:table-cell office:value-type="float" office:value="0.798" calcext:value-type="float">
            <text:p>0.798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7720797720798" calcext:value-type="float">
            <text:p>0.7977207977207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7:02:11 EDT</text:p>
          </table:table-cell>
          <table:table-cell office:value-type="float" office:value="0.348" calcext:value-type="float">
            <text:p>0.348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7:02:11 EDT</text:p>
          </table:table-cell>
          <table:table-cell office:value-type="float" office:value="0.389" calcext:value-type="float">
            <text:p>0.389</text:p>
          </table:table-cell>
          <table:table-cell office:value-type="float" office:value="0.798" calcext:value-type="float">
            <text:p>0.798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7720797720798" calcext:value-type="float">
            <text:p>0.7977207977207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7:02:11 EDT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7:02:11 E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7:02:11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56" calcext:value-type="float">
            <text:p>0.05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560890015551683 0.05608900155516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7:02:14 EDT</text:p>
          </table:table-cell>
          <table:table-cell office:value-type="float" office:value="2.524" calcext:value-type="float">
            <text:p>2.5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7:02:15 EDT</text:p>
          </table:table-cell>
          <table:table-cell office:value-type="float" office:value="0.541" calcext:value-type="float">
            <text:p>0.5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7:02:15 EDT</text:p>
          </table:table-cell>
          <table:table-cell office:value-type="float" office:value="0.606" calcext:value-type="float">
            <text:p>0.606</text:p>
          </table:table-cell>
          <table:table-cell office:value-type="float" office:value="0.046" calcext:value-type="float">
            <text:p>0.046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455840455840456" calcext:value-type="float">
            <text:p>0.0455840455840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7:02:23 EDT</text:p>
          </table:table-cell>
          <table:table-cell office:value-type="float" office:value="8.236" calcext:value-type="float">
            <text:p>8.236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72" calcext:value-type="float">
            <text:p>0.07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782324140051641 0.07221453600476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7:02:24 EDT</text:p>
          </table:table-cell>
          <table:table-cell office:value-type="float" office:value="0.422" calcext:value-type="float">
            <text:p>0.422</text:p>
          </table:table-cell>
          <table:table-cell office:value-type="float" office:value="0.798" calcext:value-type="float">
            <text:p>0.798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7720797720798" calcext:value-type="float">
            <text:p>0.7977207977207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7:02:24 EDT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82325532280608" calcext:value-type="float">
            <text:p>0.0182325532280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7:02:24 EDT</text:p>
          </table:table-cell>
          <table:table-cell office:value-type="float" office:value="0" calcext:value-type="float">
            <text:p>0</text:p>
          </table:table-cell>
          <table:table-cell office:value-type="float" office:value="0.914" calcext:value-type="float">
            <text:p>0.914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14272804375477" calcext:value-type="float">
            <text:p>0.9142728043754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7:02:24 EDT</text:p>
          </table:table-cell>
          <table:table-cell office:value-type="float" office:value="0" calcext:value-type="float">
            <text:p>0</text:p>
          </table:table-cell>
          <table:table-cell office:value-type="float" office:value="-0.314" calcext:value-type="float">
            <text:p>-0.314</text:p>
          </table:table-cell>
          <table:table-cell office:value-type="float" office:value="0.35" calcext:value-type="float">
            <text:p>0.3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13722174157333 0.3501872806134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7:02:29 EDT</text:p>
          </table:table-cell>
          <table:table-cell office:value-type="float" office:value="5.496" calcext:value-type="float">
            <text:p>5.4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7:02:32 EDT</text:p>
          </table:table-cell>
          <table:table-cell office:value-type="float" office:value="2.447" calcext:value-type="float">
            <text:p>2.447</text:p>
          </table:table-cell>
          <table:table-cell office:value-type="float" office:value="-0.327" calcext:value-type="float">
            <text:p>-0.327</text:p>
          </table:table-cell>
          <table:table-cell office:value-type="float" office:value="0.334" calcext:value-type="float">
            <text:p>0.33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27207658428147 0.3338563518405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7:02:32 EDT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4017094017094" calcext:value-type="float">
            <text:p>0.940170940170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7:02:38 EDT</text:p>
          </table:table-cell>
          <table:table-cell office:value-type="float" office:value="6.06" calcext:value-type="float">
            <text:p>6.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7:02:41 EDT</text:p>
          </table:table-cell>
          <table:table-cell office:value-type="float" office:value="2.925" calcext:value-type="float">
            <text:p>2.925</text:p>
          </table:table-cell>
          <table:table-cell office:value-type="float" office:value="0.895" calcext:value-type="float">
            <text:p>0.895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94586894586895" calcext:value-type="float">
            <text:p>0.8945868945868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7:04:04 EDT</text:p>
          </table:table-cell>
          <table:table-cell office:value-type="float" office:value="83.474" calcext:value-type="float">
            <text:p>83.474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1641791044776" calcext:value-type="float">
            <text:p>0.4716417910447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7:04:14 EDT</text:p>
          </table:table-cell>
          <table:table-cell office:value-type="float" office:value="9.495" calcext:value-type="float">
            <text:p>9.495</text:p>
          </table:table-cell>
          <table:table-cell office:value-type="float" office:value="-0.26" calcext:value-type="float">
            <text:p>-0.26</text:p>
          </table:table-cell>
          <table:table-cell office:value-type="float" office:value="0.297" calcext:value-type="float">
            <text:p>0.29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60352635810839 0.2968177422669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7:04:14 EDT</text:p>
          </table:table-cell>
          <table:table-cell office:value-type="float" office:value="0.287" calcext:value-type="float">
            <text:p>0.287</text:p>
          </table:table-cell>
          <table:table-cell office:value-type="float" office:value="0.798" calcext:value-type="float">
            <text:p>0.798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7720797720798" calcext:value-type="float">
            <text:p>0.7977207977207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7:04:15 EDT</text:p>
          </table:table-cell>
          <table:table-cell office:value-type="float" office:value="0.737" calcext:value-type="float">
            <text:p>0.737</text:p>
          </table:table-cell>
          <table:table-cell office:value-type="float" office:value="-0.118" calcext:value-type="float">
            <text:p>-0.118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18382150983211" calcext:value-type="float">
            <text:p>-0.1183821509832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7:04:15 EDT</text:p>
          </table:table-cell>
          <table:table-cell office:value-type="float" office:value="0" calcext:value-type="float">
            <text:p>0</text:p>
          </table:table-cell>
          <table:table-cell office:value-type="float" office:value="0.377" calcext:value-type="float">
            <text:p>0.377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7717777001984" calcext:value-type="float">
            <text:p>0.377177770019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7:04:15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381" calcext:value-type="float">
            <text:p>-0.381</text:p>
          </table:table-cell>
          <table:table-cell office:value-type="float" office:value="0.144" calcext:value-type="float">
            <text:p>0.14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81118620739674 0.1443543187732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7:08:39 EDT</text:p>
          </table:table-cell>
          <table:table-cell office:value-type="float" office:value="264.579" calcext:value-type="float">
            <text:p>264.5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7:10:31 EDT</text:p>
          </table:table-cell>
          <table:table-cell office:value-type="float" office:value="112.006" calcext:value-type="float">
            <text:p>112.006</text:p>
          </table:table-cell>
          <table:table-cell office:value-type="float" office:value="-0.636" calcext:value-type="float">
            <text:p>-0.636</text:p>
          </table:table-cell>
          <table:table-cell office:value-type="float" office:value="0.245" calcext:value-type="float">
            <text:p>0.24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35971546750102 0.2454089973593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7:10:31 EDT</text:p>
          </table:table-cell>
          <table:table-cell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21082621082621" calcext:value-type="float">
            <text:p>0.6210826210826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7:14:52 EDT</text:p>
          </table:table-cell>
          <table:table-cell office:value-type="float" office:value="260.747" calcext:value-type="float">
            <text:p>260.7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7:19:10 EDT</text:p>
          </table:table-cell>
          <table:table-cell office:value-type="float" office:value="257.812" calcext:value-type="float">
            <text:p>257.812</text:p>
          </table:table-cell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07122507122507" calcext:value-type="float">
            <text:p>0.5071225071225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7:26:14 EDT</text:p>
          </table:table-cell>
          <table:table-cell office:value-type="float" office:value="424.078" calcext:value-type="float">
            <text:p>424.078</text:p>
          </table:table-cell>
          <table:table-cell office:value-type="float" office:value="0.242" calcext:value-type="float">
            <text:p>0.242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2424242424242" calcext:value-type="float">
            <text:p>0.2424242424242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7:42:26 EDT</text:p>
          </table:table-cell>
          <table:table-cell office:value-type="float" office:value="972.179" calcext:value-type="float">
            <text:p>972.179</text:p>
          </table:table-cell>
          <table:table-cell office:value-type="float" office:value="-0.343" calcext:value-type="float">
            <text:p>-0.343</text:p>
          </table:table-cell>
          <table:table-cell office:value-type="float" office:value="0.098" calcext:value-type="float">
            <text:p>0.09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42727109918272 0.09787825593368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7:42:27 EDT</text:p>
          </table:table-cell>
          <table:table-cell office:value-type="float" office:value="0.685" calcext:value-type="float">
            <text:p>0.685</text:p>
          </table:table-cell>
          <table:table-cell office:value-type="float" office:value="0.798" calcext:value-type="float">
            <text:p>0.798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7720797720798" calcext:value-type="float">
            <text:p>0.7977207977207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7:42:27 EDT</text:p>
          </table:table-cell>
          <table:table-cell office:value-type="float" office:value="0.007" calcext:value-type="float">
            <text:p>0.007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19651671628252" calcext:value-type="float">
            <text:p>0.2196516716282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7:42:27 EDT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59911076615904" calcext:value-type="float">
            <text:p>0.1599110766159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7:42:2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526" calcext:value-type="float">
            <text:p>0.52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66798659905617 0.5259832092470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7:42:35 EDT</text:p>
          </table:table-cell>
          <table:table-cell office:value-type="float" office:value="7.701" calcext:value-type="float">
            <text:p>7.7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7:42:38 EDT</text:p>
          </table:table-cell>
          <table:table-cell office:value-type="float" office:value="2.861" calcext:value-type="float">
            <text:p>2.861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598" calcext:value-type="float">
            <text:p>0.59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583841341031488 0.5984359607970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7:42:3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165" calcext:value-type="float">
            <text:p>0.165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65242165242165" calcext:value-type="float">
            <text:p>0.1652421652421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7:42:44 EDT</text:p>
          </table:table-cell>
          <table:table-cell office:value-type="float" office:value="6.251" calcext:value-type="float">
            <text:p>6.2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7:42:47 EDT</text:p>
          </table:table-cell>
          <table:table-cell office:value-type="float" office:value="3.089" calcext:value-type="float">
            <text:p>3.089</text:p>
          </table:table-cell>
          <table:table-cell office:value-type="float" office:value="0.205" calcext:value-type="float">
            <text:p>0.205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05128205128205" calcext:value-type="float">
            <text:p>0.205128205128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17:43:00 EDT</text:p>
          </table:table-cell>
          <table:table-cell office:value-type="float" office:value="13.626" calcext:value-type="float">
            <text:p>13.626</text:p>
          </table:table-cell>
          <table:table-cell office:value-type="float" office:value="0.118" calcext:value-type="float">
            <text:p>0.118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17647058823529" calcext:value-type="float">
            <text:p>0.1176470588235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17:43:37 EDT</text:p>
          </table:table-cell>
          <table:table-cell office:value-type="float" office:value="36.719" calcext:value-type="float">
            <text:p>36.719</text:p>
          </table:table-cell>
          <table:table-cell office:value-type="float" office:value="-0.521" calcext:value-type="float">
            <text:p>-0.521</text:p>
          </table:table-cell>
          <table:table-cell office:value-type="float" office:value="0.131" calcext:value-type="float">
            <text:p>0.13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206722841024 0.1308287432286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17:43:38 EDT</text:p>
          </table:table-cell>
          <table:table-cell office:value-type="float" office:value="0.522" calcext:value-type="float">
            <text:p>0.522</text:p>
          </table:table-cell>
          <table:table-cell office:value-type="float" office:value="0.798" calcext:value-type="float">
            <text:p>0.798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7720797720798" calcext:value-type="float">
            <text:p>0.7977207977207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17:43:39 EDT</text:p>
          </table:table-cell>
          <table:table-cell office:value-type="float" office:value="1.693" calcext:value-type="float">
            <text:p>1.693</text:p>
          </table:table-cell>
          <table:table-cell office:value-type="float" office:value="-0.038" calcext:value-type="float">
            <text:p>-0.038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379729881858717" calcext:value-type="float">
            <text:p>-0.0379729881858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17:43:3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715" calcext:value-type="float">
            <text:p>0.715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15090469992764" calcext:value-type="float">
            <text:p>0.7150904699927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17:43:39 EDT</text:p>
          </table:table-cell>
          <table:table-cell office:value-type="float" office:value="0" calcext:value-type="float">
            <text:p>0</text:p>
          </table:table-cell>
          <table:table-cell office:value-type="float" office:value="-0.242" calcext:value-type="float">
            <text:p>-0.242</text:p>
          </table:table-cell>
          <table:table-cell office:value-type="float" office:value="0.166" calcext:value-type="float">
            <text:p>0.16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41863318769155 0.1659173423974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17:59:07 EDT</text:p>
          </table:table-cell>
          <table:table-cell office:value-type="float" office:value="927.729" calcext:value-type="float">
            <text:p>927.7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18:38:31 EDT</text:p>
          </table:table-cell>
          <table:table-cell office:value-type="float" office:value="2041.428" calcext:value-type="float">
            <text:p>2041.428</text:p>
          </table:table-cell>
          <table:table-cell office:value-type="float" office:value="-0.247" calcext:value-type="float">
            <text:p>-0.247</text:p>
          </table:table-cell>
          <table:table-cell office:value-type="float" office:value="0.798" calcext:value-type="float">
            <text:p>0.79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47331199270947 0.7983430193315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18:38:31 EDT</text:p>
          </table:table-cell>
          <table:table-cell office:value-type="float" office:value="0.071" calcext:value-type="float">
            <text:p>0.071</text:p>
          </table:table-cell>
          <table:table-cell office:value-type="float" office:value="0.692" calcext:value-type="float">
            <text:p>0.692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92307692307692" calcext:value-type="float">
            <text:p>0.6923076923076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7 19:00:22 EDT</text:p>
          </table:table-cell>
          <table:table-cell office:value-type="float" office:value="1310.649" calcext:value-type="float">
            <text:p>1310.6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7 19:20:51 EDT</text:p>
          </table:table-cell>
          <table:table-cell office:value-type="float" office:value="1229.204" calcext:value-type="float">
            <text:p>1229.204</text:p>
          </table:table-cell>
          <table:table-cell office:value-type="float" office:value="0.49" calcext:value-type="float">
            <text:p>0.49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9002849002849" calcext:value-type="float">
            <text:p>0.490028490028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7 20:07:02 EDT</text:p>
          </table:table-cell>
          <table:table-cell office:value-type="float" office:value="2770.99" calcext:value-type="float">
            <text:p>2770.99</text:p>
          </table:table-cell>
          <table:table-cell office:value-type="float" office:value="0.973" calcext:value-type="float">
            <text:p>0.973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72972972972973" calcext:value-type="float">
            <text:p>0.9729729729729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7 23:02:57 EDT</text:p>
          </table:table-cell>
          <table:table-cell office:value-type="float" office:value="10555.161" calcext:value-type="float">
            <text:p>10555.161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44" calcext:value-type="float">
            <text:p>0.4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27873596719556 0.4404722680673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7 23:02:57 EDT</text:p>
          </table:table-cell>
          <table:table-cell office:value-type="float" office:value="0.347" calcext:value-type="float">
            <text:p>0.347</text:p>
          </table:table-cell>
          <table:table-cell office:value-type="float" office:value="0.883" calcext:value-type="float">
            <text:p>0.883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83190883190883" calcext:value-type="float">
            <text:p>0.8831908831908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23:02:5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9" calcext:value-type="float">
            <text:p>-0.009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0870355131770181" calcext:value-type="float">
            <text:p>-0.0087035513177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23:02:57 EDT</text:p>
          </table:table-cell>
          <table:table-cell office:value-type="float" office:value="0.139" calcext:value-type="float">
            <text:p>0.139</text:p>
          </table:table-cell>
          <table:table-cell office:value-type="float" office:value="0.786" calcext:value-type="float">
            <text:p>0.786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85977482423959" calcext:value-type="float">
            <text:p>0.7859774824239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23:02:57 EDT</text:p>
          </table:table-cell>
          <table:table-cell office:value-type="float" office:value="0" calcext:value-type="float">
            <text:p>0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54" calcext:value-type="float">
            <text:p>0.05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715259329821012 0.05411883034669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23:02:58 EDT</text:p>
          </table:table-cell>
          <table:table-cell office:value-type="float" office:value="0.455" calcext:value-type="float">
            <text:p>0.4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23:03:00 EDT</text:p>
          </table:table-cell>
          <table:table-cell office:value-type="float" office:value="1.997" calcext:value-type="float">
            <text:p>1.997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62" calcext:value-type="float">
            <text:p>0.06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645344090066793 0.06151175374006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7 23:03:00 EDT</text:p>
          </table:table-cell>
          <table:table-cell office:value-type="float" office:value="0.416" calcext:value-type="float">
            <text:p>0.416</text:p>
          </table:table-cell>
          <table:table-cell office:value-type="float" office:value="0.855" calcext:value-type="float">
            <text:p>0.855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54700854700855" calcext:value-type="float">
            <text:p>0.8547008547008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7 23:03:04 EDT</text:p>
          </table:table-cell>
          <table:table-cell office:value-type="float" office:value="3.248" calcext:value-type="float">
            <text:p>3.248</text:p>
          </table:table-cell>
          <table:table-cell office:value-type="float" office:value="-0.001" calcext:value-type="float">
            <text:p>-0.001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0136360003385261" calcext:value-type="float">
            <text:p>-0.0013636000338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7 23:03:07 EDT</text:p>
          </table:table-cell>
          <table:table-cell office:value-type="float" office:value="3.398" calcext:value-type="float">
            <text:p>3.398</text:p>
          </table:table-cell>
          <table:table-cell office:value-type="float" office:value="0.966" calcext:value-type="float">
            <text:p>0.966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5540954126893" calcext:value-type="float">
            <text:p>0.9655409541268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7 23:03:07 EDT</text:p>
          </table:table-cell>
          <table:table-cell office:value-type="float" office:value="0" calcext:value-type="float">
            <text:p>0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61" calcext:value-type="float">
            <text:p>0.06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632274341224877 0.06050023405478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7 23:22:12 EDT</text:p>
          </table:table-cell>
          <table:table-cell office:value-type="float" office:value="1145.435" calcext:value-type="float">
            <text:p>1145.4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7 23:42:20 EDT</text:p>
          </table:table-cell>
          <table:table-cell office:value-type="float" office:value="1207.254" calcext:value-type="float">
            <text:p>1207.254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04" calcext:value-type="float">
            <text:p>0.0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88684929962976 0.03971404050008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0:01:43 EDT</text:p>
          </table:table-cell>
          <table:table-cell office:value-type="float" office:value="1163.765" calcext:value-type="float">
            <text:p>1163.765</text:p>
          </table:table-cell>
          <table:table-cell office:value-type="float" office:value="0.957" calcext:value-type="float">
            <text:p>0.957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57264957264957" calcext:value-type="float">
            <text:p>0.9572649572649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0:01:43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52" calcext:value-type="float">
            <text:p>-0.052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519029638319382" calcext:value-type="float">
            <text:p>-0.0519029638319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0:01:44 EDT</text:p>
          </table:table-cell>
          <table:table-cell office:value-type="float" office:value="0.092" calcext:value-type="float">
            <text:p>0.092</text:p>
          </table:table-cell>
          <table:table-cell office:value-type="float" office:value="0.786" calcext:value-type="float">
            <text:p>0.786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86482297322769" calcext:value-type="float">
            <text:p>0.7864822973227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0:01:4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427" calcext:value-type="float">
            <text:p>-0.427</text:p>
          </table:table-cell>
          <table:table-cell office:value-type="float" office:value="0.324" calcext:value-type="float">
            <text:p>0.32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27447251495717 0.3236413238318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0:01:46 EDT</text:p>
          </table:table-cell>
          <table:table-cell office:value-type="float" office:value="2.386" calcext:value-type="float">
            <text:p>2.3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0:01:47 EDT</text:p>
          </table:table-cell>
          <table:table-cell office:value-type="float" office:value="1.409" calcext:value-type="float">
            <text:p>1.409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351" calcext:value-type="float">
            <text:p>0.35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90891324090268 0.3506935983114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0:01:47 EDT</text:p>
          </table:table-cell>
          <table:table-cell office:value-type="float" office:value="0" calcext:value-type="float">
            <text:p>0</text:p>
          </table:table-cell>
          <table:table-cell office:value-type="float" office:value="0.761" calcext:value-type="float">
            <text:p>0.761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60683760683761" calcext:value-type="float">
            <text:p>0.7606837606837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8 00:01:50 EDT</text:p>
          </table:table-cell>
          <table:table-cell office:value-type="float" office:value="2.958" calcext:value-type="float">
            <text:p>2.9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8 00:01:54 EDT</text:p>
          </table:table-cell>
          <table:table-cell office:value-type="float" office:value="3.355" calcext:value-type="float">
            <text:p>3.355</text:p>
          </table:table-cell>
          <table:table-cell office:value-type="float" office:value="0.883" calcext:value-type="float">
            <text:p>0.883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83190883190883" calcext:value-type="float">
            <text:p>0.8831908831908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8 00:01:57 EDT</text:p>
          </table:table-cell>
          <table:table-cell office:value-type="float" office:value="3.64" calcext:value-type="float">
            <text:p>3.64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0:02:48 EDT</text:p>
          </table:table-cell>
          <table:table-cell office:value-type="float" office:value="50.955" calcext:value-type="float">
            <text:p>50.955</text:p>
          </table:table-cell>
          <table:table-cell office:value-type="float" office:value="-0.663" calcext:value-type="float">
            <text:p>-0.663</text:p>
          </table:table-cell>
          <table:table-cell office:value-type="float" office:value="0.455" calcext:value-type="float">
            <text:p>0.45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62538447571408 0.4553184460484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0:02:49 EDT</text:p>
          </table:table-cell>
          <table:table-cell office:value-type="float" office:value="0.539" calcext:value-type="float">
            <text:p>0.539</text:p>
          </table:table-cell>
          <table:table-cell office:value-type="float" office:value="0.883" calcext:value-type="float">
            <text:p>0.883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83190883190883" calcext:value-type="float">
            <text:p>0.8831908831908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0:02:53 EDT</text:p>
          </table:table-cell>
          <table:table-cell office:value-type="float" office:value="3.837" calcext:value-type="float">
            <text:p>3.837</text:p>
          </table:table-cell>
          <table:table-cell office:value-type="float" office:value="-0.01" calcext:value-type="float">
            <text:p>-0.01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101163271978089" calcext:value-type="float">
            <text:p>-0.0101163271978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0:02:56 EDT</text:p>
          </table:table-cell>
          <table:table-cell office:value-type="float" office:value="3.299" calcext:value-type="float">
            <text:p>3.299</text:p>
          </table:table-cell>
          <table:table-cell office:value-type="float" office:value="0.942" calcext:value-type="float">
            <text:p>0.942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4218872552727" calcext:value-type="float">
            <text:p>0.942188725527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0:02:56 EDT</text:p>
          </table:table-cell>
          <table:table-cell office:value-type="float" office:value="0" calcext:value-type="float">
            <text:p>0</text:p>
          </table:table-cell>
          <table:table-cell office:value-type="float" office:value="-0.284" calcext:value-type="float">
            <text:p>-0.284</text:p>
          </table:table-cell>
          <table:table-cell office:value-type="float" office:value="0.263" calcext:value-type="float">
            <text:p>0.26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83528564177155 0.2632959097815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0:16:44 EDT</text:p>
          </table:table-cell>
          <table:table-cell office:value-type="float" office:value="827.929" calcext:value-type="float">
            <text:p>827.9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0:24:46 EDT</text:p>
          </table:table-cell>
          <table:table-cell office:value-type="float" office:value="482.077" calcext:value-type="float">
            <text:p>482.077</text:p>
          </table:table-cell>
          <table:table-cell office:value-type="float" office:value="-0.479" calcext:value-type="float">
            <text:p>-0.479</text:p>
          </table:table-cell>
          <table:table-cell office:value-type="float" office:value="0.684" calcext:value-type="float">
            <text:p>0.68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79285350434848 0.684311788692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0:24:4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77" calcext:value-type="float">
            <text:p>0.977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77207977207977" calcext:value-type="float">
            <text:p>0.9772079772079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8 00:43:41 EDT</text:p>
          </table:table-cell>
          <table:table-cell office:value-type="float" office:value="1134.984" calcext:value-type="float">
            <text:p>1134.9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8 00:58:45 EDT</text:p>
          </table:table-cell>
          <table:table-cell office:value-type="float" office:value="903.599" calcext:value-type="float">
            <text:p>903.599</text:p>
          </table:table-cell>
          <table:table-cell office:value-type="float" office:value="0.952" calcext:value-type="float">
            <text:p>0.952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51566951566952" calcext:value-type="float">
            <text:p>0.9515669515669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8 01:12:50 EDT</text:p>
          </table:table-cell>
          <table:table-cell office:value-type="float" office:value="845.774" calcext:value-type="float">
            <text:p>845.774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3:47:24 EDT</text:p>
          </table:table-cell>
          <table:table-cell office:value-type="float" office:value="9273.997" calcext:value-type="float">
            <text:p>9273.997</text:p>
          </table:table-cell>
          <table:table-cell office:value-type="float" office:value="-0.369" calcext:value-type="float">
            <text:p>-0.369</text:p>
          </table:table-cell>
          <table:table-cell office:value-type="float" office:value="0.391" calcext:value-type="float">
            <text:p>0.39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68639230879304 0.3914293249255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fron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3:47:25 EDT</text:p>
          </table:table-cell>
          <table:table-cell office:value-type="float" office:value="0.485" calcext:value-type="float">
            <text:p>0.485</text:p>
          </table:table-cell>
          <table:table-cell office:value-type="float" office:value="0.883" calcext:value-type="float">
            <text:p>0.883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83190883190883" calcext:value-type="float">
            <text:p>0.8831908831908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3:47:3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19" calcext:value-type="float">
            <text:p>-0.019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191920805511148" calcext:value-type="float">
            <text:p>-0.0191920805511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3:47:33 EDT</text:p>
          </table:table-cell>
          <table:table-cell office:value-type="float" office:value="0.018" calcext:value-type="float">
            <text:p>0.018</text:p>
          </table:table-cell>
          <table:table-cell office:value-type="float" office:value="0.566" calcext:value-type="float">
            <text:p>0.566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65542674842306" calcext:value-type="float">
            <text:p>0.5655426748423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3:47:33 EDT</text:p>
          </table:table-cell>
          <table:table-cell office:value-type="float" office:value="0" calcext:value-type="float">
            <text:p>0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047" calcext:value-type="float">
            <text:p>0.04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5051053220953 0.04666689211872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3:47:37 EDT</text:p>
          </table:table-cell>
          <table:table-cell office:value-type="float" office:value="3.541" calcext:value-type="float">
            <text:p>3.5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3:47:38 EDT</text:p>
          </table:table-cell>
          <table:table-cell office:value-type="float" office:value="1.669" calcext:value-type="float">
            <text:p>1.669</text:p>
          </table:table-cell>
          <table:table-cell office:value-type="float" office:value="-0.08" calcext:value-type="float">
            <text:p>-0.08</text:p>
          </table:table-cell>
          <table:table-cell office:value-type="float" office:value="0.048" calcext:value-type="float">
            <text:p>0.04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03762340797189 0.04819022072125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3:47:38 EDT</text:p>
          </table:table-cell>
          <table:table-cell office:value-type="float" office:value="0" calcext:value-type="float">
            <text:p>0</text:p>
          </table:table-cell>
          <table:table-cell office:value-type="float" office:value="0.567" calcext:value-type="float">
            <text:p>0.567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66951566951567" calcext:value-type="float">
            <text:p>0.5669515669515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8 03:47:40 EDT</text:p>
          </table:table-cell>
          <table:table-cell office:value-type="float" office:value="1.841" calcext:value-type="float">
            <text:p>1.8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8 03:47:40 EDT</text:p>
          </table:table-cell>
          <table:table-cell office:value-type="float" office:value="0.286" calcext:value-type="float">
            <text:p>0.286</text:p>
          </table:table-cell>
          <table:table-cell office:value-type="float" office:value="0.416" calcext:value-type="float">
            <text:p>0.416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15954415954416" calcext:value-type="float">
            <text:p>0.4159544159544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8 03:47:41 EDT</text:p>
          </table:table-cell>
          <table:table-cell office:value-type="float" office:value="0.322" calcext:value-type="float">
            <text:p>0.322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3:47:41 EDT</text:p>
          </table:table-cell>
          <table:table-cell office:value-type="float" office:value="0.374" calcext:value-type="float">
            <text:p>0.374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1025641025641" calcext:value-type="float">
            <text:p>0.41025641025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3:47:41 EDT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14" calcext:value-type="float">
            <text:p>-0.014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140126552143019" calcext:value-type="float">
            <text:p>-0.0140126552143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3:47:41 EDT</text:p>
          </table:table-cell>
          <table:table-cell office:value-type="float" office:value="0.025" calcext:value-type="float">
            <text:p>0.025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83456759820408" calcext:value-type="float">
            <text:p>0.5834567598204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3:47:41 EDT</text:p>
          </table:table-cell>
          <table:table-cell office:value-type="float" office:value="0" calcext:value-type="float">
            <text:p>0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36" calcext:value-type="float">
            <text:p>0.03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640986876544792 0.03607337722587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8 03:47:43 EDT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8 03:47:44 EDT</text:p>
          </table:table-cell>
          <table:table-cell office:value-type="float" office:value="0.476" calcext:value-type="float">
            <text:p>0.47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1025641025641" calcext:value-type="float">
            <text:p>0.41025641025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8 03:47:44 EDT</text:p>
          </table:table-cell>
          <table:table-cell office:value-type="float" office:value="0.514" calcext:value-type="float">
            <text:p>0.514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3:47:51 EDT</text:p>
          </table:table-cell>
          <table:table-cell office:value-type="float" office:value="6.976" calcext:value-type="float">
            <text:p>6.976</text:p>
          </table:table-cell>
          <table:table-cell office:value-type="float" office:value="-0.221" calcext:value-type="float">
            <text:p>-0.221</text:p>
          </table:table-cell>
          <table:table-cell office:value-type="float" office:value="-0.106" calcext:value-type="float">
            <text:p>-0.106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21176844011499 -0.1057071097756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3:47:52 EDT</text:p>
          </table:table-cell>
          <table:table-cell office:value-type="float" office:value="0.363" calcext:value-type="float">
            <text:p>0.363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1025641025641" calcext:value-type="float">
            <text:p>0.41025641025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3:47:52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31" calcext:value-type="float">
            <text:p>-0.031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306416445388441" calcext:value-type="float">
            <text:p>-0.0306416445388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3:47:52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6" calcext:value-type="float">
            <text:p>0.036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36259937106879" calcext:value-type="float">
            <text:p>0.0362599371068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3:47:52 EDT</text:p>
          </table:table-cell>
          <table:table-cell office:value-type="float" office:value="0" calcext:value-type="float">
            <text:p>0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02" calcext:value-type="float">
            <text:p>-0.002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593219243062329 -0.001961364771455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3:47:52 EDT</text:p>
          </table:table-cell>
          <table:table-cell office:value-type="float" office:value="0.329" calcext:value-type="float">
            <text:p>0.3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3:47:54 EDT</text:p>
          </table:table-cell>
          <table:table-cell office:value-type="float" office:value="1.867" calcext:value-type="float">
            <text:p>1.867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04" calcext:value-type="float">
            <text:p>-0.004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585117540924322 -0.004399369325898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3:47:54 EDT</text:p>
          </table:table-cell>
          <table:table-cell office:value-type="float" office:value="0.163" calcext:value-type="float">
            <text:p>0.163</text:p>
          </table:table-cell>
          <table:table-cell office:value-type="float" office:value="0.017" calcext:value-type="float">
            <text:p>0.017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70940170940171" calcext:value-type="float">
            <text:p>0.0170940170940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8 03:47:58 EDT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8 03:47:58 EDT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8" calcext:value-type="float">
            <text:p>0.228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27920227920228" calcext:value-type="float">
            <text:p>0.2279202279202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8 03:48:01 EDT</text:p>
          </table:table-cell>
          <table:table-cell office:value-type="float" office:value="2.797" calcext:value-type="float">
            <text:p>2.797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3:48:01 EDT</text:p>
          </table:table-cell>
          <table:table-cell office:value-type="float" office:value="0.363" calcext:value-type="float">
            <text:p>0.363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1025641025641" calcext:value-type="float">
            <text:p>0.41025641025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3:48:01 EDT</text:p>
          </table:table-cell>
          <table:table-cell office:value-type="float" office:value="0.08" calcext:value-type="float">
            <text:p>0.08</text:p>
          </table:table-cell>
          <table:table-cell office:value-type="float" office:value="-0.023" calcext:value-type="float">
            <text:p>-0.023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233080506106571" calcext:value-type="float">
            <text:p>-0.0233080506106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3:48:01 EDT</text:p>
          </table:table-cell>
          <table:table-cell office:value-type="float" office:value="0.051" calcext:value-type="float">
            <text:p>0.051</text:p>
          </table:table-cell>
          <table:table-cell office:value-type="float" office:value="0.104" calcext:value-type="float">
            <text:p>0.104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04039793926646" calcext:value-type="float">
            <text:p>0.1040397939266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3:48:01 EDT</text:p>
          </table:table-cell>
          <table:table-cell office:value-type="float" office:value="0" calcext:value-type="float">
            <text:p>0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005" calcext:value-type="float">
            <text:p>0.00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514106602905489 0.004794559069234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8 03:48:05 EDT</text:p>
          </table:table-cell>
          <table:table-cell office:value-type="float" office:value="3.086" calcext:value-type="float">
            <text:p>3.0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 0 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8 03:48:05 EDT</text:p>
          </table:table-cell>
          <table:table-cell office:value-type="float" office:value="0.338" calcext:value-type="float">
            <text:p>0.338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64672364672365" calcext:value-type="float">
            <text:p>0.3646723646723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8 03:48:05 EDT</text:p>
          </table:table-cell>
          <table:table-cell office:value-type="float" office:value="0.41" calcext:value-type="float">
            <text:p>0.41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3:48:14 EDT</text:p>
          </table:table-cell>
          <table:table-cell office:value-type="float" office:value="8.647" calcext:value-type="float">
            <text:p>8.647</text:p>
          </table:table-cell>
          <table:table-cell office:value-type="float" office:value="-0.542" calcext:value-type="float">
            <text:p>-0.542</text:p>
          </table:table-cell>
          <table:table-cell office:value-type="float" office:value="0.189" calcext:value-type="float">
            <text:p>0.18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42166027652322 0.1889520309063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3:48:14 EDT</text:p>
          </table:table-cell>
          <table:table-cell office:value-type="float" office:value="0.403" calcext:value-type="float">
            <text:p>0.403</text:p>
          </table:table-cell>
          <table:table-cell office:value-type="float" office:value="0.057" calcext:value-type="float">
            <text:p>0.057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56980056980057" calcext:value-type="float">
            <text:p>0.0569800569800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3:48:14 EDT</text:p>
          </table:table-cell>
          <table:table-cell office:value-type="float" office:value="0.112" calcext:value-type="float">
            <text:p>0.112</text:p>
          </table:table-cell>
          <table:table-cell office:value-type="float" office:value="-0.023" calcext:value-type="float">
            <text:p>-0.023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233080506106571" calcext:value-type="float">
            <text:p>-0.0233080506106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3:48:15 EDT</text:p>
          </table:table-cell>
          <table:table-cell office:value-type="float" office:value="0.025" calcext:value-type="float">
            <text:p>0.025</text:p>
          </table:table-cell>
          <table:table-cell office:value-type="float" office:value="0.104" calcext:value-type="float">
            <text:p>0.104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04039793926646" calcext:value-type="float">
            <text:p>0.1040397939266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3:48:15 EDT</text:p>
          </table:table-cell>
          <table:table-cell office:value-type="float" office:value="0" calcext:value-type="float">
            <text:p>0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005" calcext:value-type="float">
            <text:p>0.00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514106602905489 0.004794559069234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3:49:13 EDT</text:p>
          </table:table-cell>
          <table:table-cell office:value-type="float" office:value="58.403" calcext:value-type="float">
            <text:p>58.4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3:50:24 EDT</text:p>
          </table:table-cell>
          <table:table-cell office:value-type="float" office:value="70.949" calcext:value-type="float">
            <text:p>70.949</text:p>
          </table:table-cell>
          <table:table-cell office:value-type="float" office:value="-0.049" calcext:value-type="float">
            <text:p>-0.049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490116187626018 -4.31537979093493e-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3:51:21 EDT</text:p>
          </table:table-cell>
          <table:table-cell office:value-type="float" office:value="57.373" calcext:value-type="float">
            <text:p>57.373</text:p>
          </table:table-cell>
          <table:table-cell office:value-type="float" office:value="0.097" calcext:value-type="float">
            <text:p>0.097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968660968660969" calcext:value-type="float">
            <text:p>0.0968660968660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8 03:51:52 EDT</text:p>
          </table:table-cell>
          <table:table-cell office:value-type="float" office:value="30.892" calcext:value-type="float">
            <text:p>30.8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8 03:52:21 EDT</text:p>
          </table:table-cell>
          <table:table-cell office:value-type="float" office:value="29.075" calcext:value-type="float">
            <text:p>29.075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1965811965812" calcext:value-type="float">
            <text:p>0.119658119658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8 03:52:52 EDT</text:p>
          </table:table-cell>
          <table:table-cell office:value-type="float" office:value="31.037" calcext:value-type="float">
            <text:p>31.037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632911392405063" calcext:value-type="float">
            <text:p>0.0063291139240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3:55:20 EDT</text:p>
          </table:table-cell>
          <table:table-cell office:value-type="float" office:value="147.806" calcext:value-type="float">
            <text:p>147.806</text:p>
          </table:table-cell>
          <table:table-cell office:value-type="float" office:value="-0.047" calcext:value-type="float">
            <text:p>-0.047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46892504112551 0.0002764028912367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3:55:20 EDT</text:p>
          </table:table-cell>
          <table:table-cell office:value-type="float" office:value="0.276" calcext:value-type="float">
            <text:p>0.27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1025641025641" calcext:value-type="float">
            <text:p>0.41025641025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3:55:20 EDT</text:p>
          </table:table-cell>
          <table:table-cell office:value-type="float" office:value="0.09" calcext:value-type="float">
            <text:p>0.09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131776122034156" calcext:value-type="float">
            <text:p>0.0013177612203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3:55:20 EDT</text:p>
          </table:table-cell>
          <table:table-cell office:value-type="float" office:value="0" calcext:value-type="float">
            <text:p>0</text:p>
          </table:table-cell>
          <table:table-cell office:value-type="float" office:value="0.903" calcext:value-type="float">
            <text:p>0.903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03192559906817" calcext:value-type="float">
            <text:p>0.9031925599068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3:55:2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3" calcext:value-type="float">
            <text:p>0.02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199169515524231 0.02255247399310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3:55:25 EDT</text:p>
          </table:table-cell>
          <table:table-cell office:value-type="float" office:value="4.415" calcext:value-type="float">
            <text:p>4.4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8 03:55:32 EDT</text:p>
          </table:table-cell>
          <table:table-cell office:value-type="float" office:value="7.329" calcext:value-type="float">
            <text:p>7.329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185" calcext:value-type="float">
            <text:p>0.18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918570908078 0.1852972973542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8 03:55:37 EDT</text:p>
          </table:table-cell>
          <table:table-cell office:value-type="float" office:value="4.798" calcext:value-type="float">
            <text:p>4.798</text:p>
          </table:table-cell>
          <table:table-cell office:value-type="float" office:value="0.969" calcext:value-type="float">
            <text:p>0.969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8660968660969" calcext:value-type="float">
            <text:p>0.9686609686609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8 03:55:46 EDT</text:p>
          </table:table-cell>
          <table:table-cell office:value-type="float" office:value="8.597" calcext:value-type="float">
            <text:p>8.5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08 03:55:52 EDT</text:p>
          </table:table-cell>
          <table:table-cell office:value-type="float" office:value="6.397" calcext:value-type="float">
            <text:p>6.397</text:p>
          </table:table-cell>
          <table:table-cell office:value-type="float" office:value="0.963" calcext:value-type="float">
            <text:p>0.963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2962962962963" calcext:value-type="float">
            <text:p>0.9629629629629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08 03:55:57 EDT</text:p>
          </table:table-cell>
          <table:table-cell office:value-type="float" office:value="5.187" calcext:value-type="float">
            <text:p>5.187</text:p>
          </table:table-cell>
          <table:table-cell office:value-type="float" office:value="0.451" calcext:value-type="float">
            <text:p>0.451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51388888888889" calcext:value-type="float">
            <text:p>0.4513888888888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08 03:56:22 EDT</text:p>
          </table:table-cell>
          <table:table-cell office:value-type="float" office:value="24.935" calcext:value-type="float">
            <text:p>24.935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19" calcext:value-type="float">
            <text:p>0.01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165029715059036 0.01913849394658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3:56:22 EDT</text:p>
          </table:table-cell>
          <table:table-cell office:value-type="float" office:value="0.27" calcext:value-type="float">
            <text:p>0.27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1025641025641" calcext:value-type="float">
            <text:p>0.41025641025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UnivKKGEE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3:56:22 EDT</text:p>
          </table:table-cell>
          <table:table-cell office:value-type="float" office:value="0.014" calcext:value-type="float">
            <text:p>0.014</text:p>
          </table:table-cell>
          <table:table-cell office:value-type="float" office:value="-0.17" calcext:value-type="float">
            <text:p>-0.17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70017806888983" calcext:value-type="float">
            <text:p>-0.1700178068889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UnivKKGEE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3:56:23 EDT</text:p>
          </table:table-cell>
          <table:table-cell office:value-type="float" office:value="0.091" calcext:value-type="float">
            <text:p>0.091</text:p>
          </table:table-cell>
          <table:table-cell office:value-type="float" office:value="0.064" calcext:value-type="float">
            <text:p>0.064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640453353144198" calcext:value-type="float">
            <text:p>0.064045335314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UnivKKGEE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3:56:23 EDT</text:p>
          </table:table-cell>
          <table:table-cell office:value-type="float" office:value="0" calcext:value-type="float">
            <text:p>0</text:p>
          </table:table-cell>
          <table:table-cell office:value-type="float" office:value="-0.35" calcext:value-type="float">
            <text:p>-0.35</text:p>
          </table:table-cell>
          <table:table-cell office:value-type="float" office:value="0.01" calcext:value-type="float">
            <text:p>0.0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49960153677803 0.009924539899837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UnivKKGEE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3:56:23 EDT</text:p>
          </table:table-cell>
          <table:table-cell office:value-type="float" office:value="0.333" calcext:value-type="float">
            <text:p>0.333</text:p>
          </table:table-cell>
          <table:table-cell office:value-type="float" office:value="0.877" calcext:value-type="float">
            <text:p>0.877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77492877492878" calcext:value-type="float">
            <text:p>0.8774928774928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GEE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3:56:23 EDT</text:p>
          </table:table-cell>
          <table:table-cell office:value-type="float" office:value="0.075" calcext:value-type="float">
            <text:p>0.075</text:p>
          </table:table-cell>
          <table:table-cell office:value-type="float" office:value="-0.216" calcext:value-type="float">
            <text:p>-0.216</text:p>
          </table:table-cell>
          <table:table-cell table:number-columns-repeated="3"/>
          <table:table-cell table:number-columns-repeated="2"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215950096849648" calcext:value-type="float">
            <text:p>-0.2159500968496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GEE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3:56:23 EDT</text:p>
          </table:table-cell>
          <table:table-cell office:value-type="float" office:value="0.096" calcext:value-type="float">
            <text:p>0.096</text:p>
          </table:table-cell>
          <table:table-cell office:value-type="float" office:value="0.042" calcext:value-type="float">
            <text:p>0.042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419405583274215" calcext:value-type="float">
            <text:p>0.0419405583274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GEE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3:56:2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424" calcext:value-type="float">
            <text:p>-0.424</text:p>
          </table:table-cell>
          <table:table-cell office:value-type="float" office:value="-0.008" calcext:value-type="float">
            <text:p>-0.008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24028578547639 -0.007871615151656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GEE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3:56:24 EDT</text:p>
          </table:table-cell>
          <table:table-cell office:value-type="float" office:value="0.442" calcext:value-type="float">
            <text:p>0.442</text:p>
          </table:table-cell>
          <table:table-cell office:value-type="float" office:value="0.826" calcext:value-type="float">
            <text:p>0.826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26210826210826" calcext:value-type="float">
            <text:p>0.8262108262108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UnivKKGLMM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3:56:24 EDT</text:p>
          </table:table-cell>
          <table:table-cell office:value-type="float" office:value="0.24" calcext:value-type="float">
            <text:p>0.24</text:p>
          </table:table-cell>
          <table:table-cell office:value-type="float" office:value="-0.116" calcext:value-type="float">
            <text:p>-0.116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16183822890154" calcext:value-type="float">
            <text:p>-0.116183822890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UnivKKGLMM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3:56:24 EDT</text:p>
          </table:table-cell>
          <table:table-cell office:value-type="float" office:value="0.017" calcext:value-type="float">
            <text:p>0.017</text:p>
          </table:table-cell>
          <table:table-cell office:value-type="float" office:value="0.774" calcext:value-type="float">
            <text:p>0.774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7423907893963" calcext:value-type="float">
            <text:p>0.774239078939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UnivKKGLMM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3:56:24 EDT</text:p>
          </table:table-cell>
          <table:table-cell office:value-type="float" office:value="0" calcext:value-type="float">
            <text:p>0</text:p>
          </table:table-cell>
          <table:table-cell office:value-type="float" office:value="-0.91" calcext:value-type="float">
            <text:p>-0.91</text:p>
          </table:table-cell>
          <table:table-cell office:value-type="float" office:value="0.678" calcext:value-type="float">
            <text:p>0.67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91007766563021 0.6777100198499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UnivKKGLMM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3:56:25 EDT</text:p>
          </table:table-cell>
          <table:table-cell office:value-type="float" office:value="0.408" calcext:value-type="float">
            <text:p>0.408</text:p>
          </table:table-cell>
          <table:table-cell office:value-type="float" office:value="0.957" calcext:value-type="float">
            <text:p>0.957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57264957264957" calcext:value-type="float">
            <text:p>0.9572649572649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GLMM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3:56:25 EDT</text:p>
          </table:table-cell>
          <table:table-cell office:value-type="float" office:value="0.806" calcext:value-type="float">
            <text:p>0.806</text:p>
          </table:table-cell>
          <table:table-cell office:value-type="float" office:value="-0.21" calcext:value-type="float">
            <text:p>-0.21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210345268763336" calcext:value-type="float">
            <text:p>-0.2103452687633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GLMM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3:56:25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684" calcext:value-type="float">
            <text:p>0.684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84334167314739" calcext:value-type="float">
            <text:p>0.6843341673147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GLMM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3:56:25 EDT</text:p>
          </table:table-cell>
          <table:table-cell office:value-type="float" office:value="0" calcext:value-type="float">
            <text:p>0</text:p>
          </table:table-cell>
          <table:table-cell office:value-type="float" office:value="-1.224" calcext:value-type="float">
            <text:p>-1.224</text:p>
          </table:table-cell>
          <table:table-cell office:value-type="float" office:value="0.804" calcext:value-type="float">
            <text:p>0.80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2243979886093 0.8037074510826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GLMM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08 03:56:26 EDT</text:p>
          </table:table-cell>
          <table:table-cell office:value-type="float" office:value="0.959" calcext:value-type="float">
            <text:p>0.959</text:p>
          </table:table-cell>
          <table:table-cell office:value-type="float" office:value="0.838" calcext:value-type="float">
            <text:p>0.838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37606837606838" calcext:value-type="float">
            <text:p>0.8376068376068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08 03:56:27 EDT</text:p>
          </table:table-cell>
          <table:table-cell office:value-type="float" office:value="0.096" calcext:value-type="float">
            <text:p>0.096</text:p>
          </table:table-cell>
          <table:table-cell office:value-type="float" office:value="-0.015" calcext:value-type="float">
            <text:p>-0.015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153767321428725" calcext:value-type="float">
            <text:p>-0.0153767321428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08 03:56:27 EDT</text:p>
          </table:table-cell>
          <table:table-cell office:value-type="float" office:value="0" calcext:value-type="float">
            <text:p>0</text:p>
          </table:table-cell>
          <table:table-cell office:value-type="float" office:value="0.922" calcext:value-type="float">
            <text:p>0.922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21778989180495" calcext:value-type="float">
            <text:p>0.9217789891804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08 03:56:27 EDT</text:p>
          </table:table-cell>
          <table:table-cell office:value-type="float" office:value="0" calcext:value-type="float">
            <text:p>0</text:p>
          </table:table-cell>
          <table:table-cell office:value-type="float" office:value="-0.322" calcext:value-type="float">
            <text:p>-0.322</text:p>
          </table:table-cell>
          <table:table-cell office:value-type="float" office:value="0.292" calcext:value-type="float">
            <text:p>0.29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2230106737598 0.2915476030902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08 03:56:42 EDT</text:p>
          </table:table-cell>
          <table:table-cell office:value-type="float" office:value="15.343" calcext:value-type="float">
            <text:p>15.343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854700854700855 0.00854700854700855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09 23:52:44 EDT</text:p>
          </table:table-cell>
          <table:table-cell office:value-type="float" office:value="13.48" calcext:value-type="float">
            <text:p>13.48</text:p>
          </table:table-cell>
          <table:table-cell office:value-type="float" office:value="-0.751" calcext:value-type="float">
            <text:p>-0.751</text:p>
          </table:table-cell>
          <table:table-cell office:value-type="float" office:value="0.853" calcext:value-type="float">
            <text:p>0.85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51413393898884 0.8533401489151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09 23:53:00 EDT</text:p>
          </table:table-cell>
          <table:table-cell office:value-type="float" office:value="15.095" calcext:value-type="float">
            <text:p>15.095</text:p>
          </table:table-cell>
          <table:table-cell office:value-type="float" office:value="0.684" calcext:value-type="float">
            <text:p>0.684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84057971014493" calcext:value-type="float">
            <text:p>0.6840579710144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09 23:53:30 EDT</text:p>
          </table:table-cell>
          <table:table-cell office:value-type="float" office:value="30.48" calcext:value-type="float">
            <text:p>30.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09:05:26 EDT</text:p>
          </table:table-cell>
          <table:table-cell office:value-type="float" office:value="41.878" calcext:value-type="float">
            <text:p>41.878</text:p>
          </table:table-cell>
          <table:table-cell office:value-type="float" office:value="0.769" calcext:value-type="float">
            <text:p>0.769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69230769230769" calcext:value-type="float">
            <text:p>0.7692307692307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09:06:09 EDT</text:p>
          </table:table-cell>
          <table:table-cell office:value-type="float" office:value="43.42" calcext:value-type="float">
            <text:p>43.42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06:10 EDT</text:p>
          </table:table-cell>
          <table:table-cell office:value-type="float" office:value="0.768" calcext:value-type="float">
            <text:p>0.768</text:p>
          </table:table-cell>
          <table:table-cell office:value-type="float" office:value="0.986" calcext:value-type="float">
            <text:p>0.986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85754985754986" calcext:value-type="float">
            <text:p>0.9857549857549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06:10 EDT</text:p>
          </table:table-cell>
          <table:table-cell office:value-type="float" office:value="0.217" calcext:value-type="float">
            <text:p>0.217</text:p>
          </table:table-cell>
          <table:table-cell office:value-type="float" office:value="-0.001" calcext:value-type="float">
            <text:p>-0.001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0147665957143746" calcext:value-type="float">
            <text:p>-0.0014766595714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06:11 EDT</text:p>
          </table:table-cell>
          <table:table-cell office:value-type="float" office:value="0.147" calcext:value-type="float">
            <text:p>0.147</text:p>
          </table:table-cell>
          <table:table-cell office:value-type="float" office:value="0.998" calcext:value-type="float">
            <text:p>0.998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97601512638196" calcext:value-type="float">
            <text:p>0.9976015126381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06:11 EDT</text:p>
          </table:table-cell>
          <table:table-cell office:value-type="float" office:value="0" calcext:value-type="float">
            <text:p>0</text:p>
          </table:table-cell>
          <table:table-cell office:value-type="float" office:value="-0.964" calcext:value-type="float">
            <text:p>-0.964</text:p>
          </table:table-cell>
          <table:table-cell office:value-type="float" office:value="0.961" calcext:value-type="float">
            <text:p>0.96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964264172082168 0.9613108529392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06:42 EDT</text:p>
          </table:table-cell>
          <table:table-cell office:value-type="float" office:value="31.253" calcext:value-type="float">
            <text:p>31.2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9:07:12 EDT</text:p>
          </table:table-cell>
          <table:table-cell office:value-type="float" office:value="29.781" calcext:value-type="float">
            <text:p>29.781</text:p>
          </table:table-cell>
          <table:table-cell office:value-type="float" office:value="-0.717" calcext:value-type="float">
            <text:p>-0.717</text:p>
          </table:table-cell>
          <table:table-cell office:value-type="float" office:value="0.319" calcext:value-type="float">
            <text:p>0.31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16722459184652 0.3186760041830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9:07:39 EDT</text:p>
          </table:table-cell>
          <table:table-cell office:value-type="float" office:value="27.198" calcext:value-type="float">
            <text:p>27.198</text:p>
          </table:table-cell>
          <table:table-cell office:value-type="float" office:value="0.986" calcext:value-type="float">
            <text:p>0.986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85754985754986" calcext:value-type="float">
            <text:p>0.9857549857549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09:08:49 EDT</text:p>
          </table:table-cell>
          <table:table-cell office:value-type="float" office:value="70.162" calcext:value-type="float">
            <text:p>70.1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09:09:57 EDT</text:p>
          </table:table-cell>
          <table:table-cell office:value-type="float" office:value="67.923" calcext:value-type="float">
            <text:p>67.923</text:p>
          </table:table-cell>
          <table:table-cell office:value-type="float" office:value="0.758" calcext:value-type="float">
            <text:p>0.758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57834757834758" calcext:value-type="float">
            <text:p>0.7578347578347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09:11:08 EDT</text:p>
          </table:table-cell>
          <table:table-cell office:value-type="float" office:value="71.212" calcext:value-type="float">
            <text:p>71.212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11:09 EDT</text:p>
          </table:table-cell>
          <table:table-cell office:value-type="float" office:value="0.531" calcext:value-type="float">
            <text:p>0.531</text:p>
          </table:table-cell>
          <table:table-cell office:value-type="float" office:value="0.94" calcext:value-type="float">
            <text:p>0.94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4017094017094" calcext:value-type="float">
            <text:p>0.940170940170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11:09 EDT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2" calcext:value-type="float">
            <text:p>-0.02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200172438420385" calcext:value-type="float">
            <text:p>-0.0200172438420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11:09 EDT</text:p>
          </table:table-cell>
          <table:table-cell office:value-type="float" office:value="0.026" calcext:value-type="float">
            <text:p>0.026</text:p>
          </table:table-cell>
          <table:table-cell office:value-type="float" office:value="0.908" calcext:value-type="float">
            <text:p>0.908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0798080510611" calcext:value-type="float">
            <text:p>0.907980805106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11:09 EDT</text:p>
          </table:table-cell>
          <table:table-cell office:value-type="float" office:value="0" calcext:value-type="float">
            <text:p>0</text:p>
          </table:table-cell>
          <table:table-cell office:value-type="float" office:value="-0.359" calcext:value-type="float">
            <text:p>-0.359</text:p>
          </table:table-cell>
          <table:table-cell office:value-type="float" office:value="0.319" calcext:value-type="float">
            <text:p>0.31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59445371898245 0.3194108842141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11:10 EDT</text:p>
          </table:table-cell>
          <table:table-cell office:value-type="float" office:value="1.087" calcext:value-type="float">
            <text:p>1.0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9:11:12 EDT</text:p>
          </table:table-cell>
          <table:table-cell office:value-type="float" office:value="1.971" calcext:value-type="float">
            <text:p>1.971</text:p>
          </table:table-cell>
          <table:table-cell office:value-type="float" office:value="-0.26" calcext:value-type="float">
            <text:p>-0.26</text:p>
          </table:table-cell>
          <table:table-cell office:value-type="float" office:value="0.252" calcext:value-type="float">
            <text:p>0.25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60175980416277 0.2515925561982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9:11:14 EDT</text:p>
          </table:table-cell>
          <table:table-cell office:value-type="float" office:value="1.96" calcext:value-type="float">
            <text:p>1.96</text:p>
          </table:table-cell>
          <table:table-cell office:value-type="float" office:value="0.985" calcext:value-type="float">
            <text:p>0.985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84885384298535" calcext:value-type="float">
            <text:p>0.9848853842985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09:11:18 EDT</text:p>
          </table:table-cell>
          <table:table-cell office:value-type="float" office:value="4.299" calcext:value-type="float">
            <text:p>4.2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09:11:19 EDT</text:p>
          </table:table-cell>
          <table:table-cell office:value-type="float" office:value="1.343" calcext:value-type="float">
            <text:p>1.343</text:p>
          </table:table-cell>
          <table:table-cell office:value-type="float" office:value="0.866" calcext:value-type="float">
            <text:p>0.866</text:p>
          </table:table-cell>
          <table:table-cell table:number-columns-repeated="3"/>
          <table:table-cell office:value-type="float" office:value="390" calcext:value-type="float">
            <text:p>3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66096866096866" calcext:value-type="float">
            <text:p>0.8660968660968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09:11:35 EDT</text:p>
          </table:table-cell>
          <table:table-cell office:value-type="float" office:value="15.464" calcext:value-type="float">
            <text:p>15.464</text:p>
          </table:table-cell>
          <table:table-cell office:value-type="float" office:value="0.437" calcext:value-type="float">
            <text:p>0.437</text:p>
          </table:table-cell>
          <table:table-cell table:number-columns-repeated="3"/>
          <table:table-cell office:value-type="float" office:value="391" calcext:value-type="float">
            <text:p>3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36923076923077" calcext:value-type="float">
            <text:p>0.4369230769230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09:11:42 EDT</text:p>
          </table:table-cell>
          <table:table-cell office:value-type="float" office:value="7.429" calcext:value-type="float">
            <text:p>7.429</text:p>
          </table:table-cell>
          <table:table-cell office:value-type="float" office:value="-0.305" calcext:value-type="float">
            <text:p>-0.305</text:p>
          </table:table-cell>
          <table:table-cell office:value-type="float" office:value="0.265" calcext:value-type="float">
            <text:p>0.26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04874308539265 0.264839820855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11:43 EDT</text:p>
          </table:table-cell>
          <table:table-cell office:value-type="float" office:value="0.381" calcext:value-type="float">
            <text:p>0.381</text:p>
          </table:table-cell>
          <table:table-cell office:value-type="float" office:value="0.735" calcext:value-type="float">
            <text:p>0.735</text:p>
          </table:table-cell>
          <table:table-cell table:number-columns-repeated="3"/>
          <table:table-cell office:value-type="float" office:value="393" calcext:value-type="float">
            <text:p>3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35042735042735" calcext:value-type="float">
            <text:p>0.7350427350427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11:43 EDT</text:p>
          </table:table-cell>
          <table:table-cell office:value-type="float" office:value="0.44" calcext:value-type="float">
            <text:p>0.44</text:p>
          </table:table-cell>
          <table:table-cell office:value-type="float" office:value="0.012" calcext:value-type="float">
            <text:p>0.012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20428608426956" calcext:value-type="float">
            <text:p>0.0120428608426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11:43 EDT</text:p>
          </table:table-cell>
          <table:table-cell office:value-type="float" office:value="0" calcext:value-type="float">
            <text:p>0</text:p>
          </table:table-cell>
          <table:table-cell office:value-type="float" office:value="0.917" calcext:value-type="float">
            <text:p>0.917</text:p>
          </table:table-cell>
          <table:table-cell table:number-columns-repeated="3"/>
          <table:table-cell office:value-type="float" office:value="395" calcext:value-type="float">
            <text:p>3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17341904372024" calcext:value-type="float">
            <text:p>0.9173419043720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11:4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215" calcext:value-type="float">
            <text:p>-0.215</text:p>
          </table:table-cell>
          <table:table-cell office:value-type="float" office:value="0.239" calcext:value-type="float">
            <text:p>0.23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15390079901908 0.2394758015872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14:23 EDT</text:p>
          </table:table-cell>
          <table:table-cell office:value-type="float" office:value="160.292" calcext:value-type="float">
            <text:p>160.2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97" calcext:value-type="float">
            <text:p>3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9:15:43 EDT</text:p>
          </table:table-cell>
          <table:table-cell office:value-type="float" office:value="79.796" calcext:value-type="float">
            <text:p>79.796</text:p>
          </table:table-cell>
          <table:table-cell office:value-type="float" office:value="-0.395" calcext:value-type="float">
            <text:p>-0.395</text:p>
          </table:table-cell>
          <table:table-cell office:value-type="float" office:value="0.505" calcext:value-type="float">
            <text:p>0.50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94990646384842 0.5050865084177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9:17:14 EDT</text:p>
          </table:table-cell>
          <table:table-cell office:value-type="float" office:value="90.581" calcext:value-type="float">
            <text:p>90.581</text:p>
          </table:table-cell>
          <table:table-cell office:value-type="float" office:value="0.895" calcext:value-type="float">
            <text:p>0.895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94812416370098" calcext:value-type="float">
            <text:p>0.8948124163700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09:20:33 EDT</text:p>
          </table:table-cell>
          <table:table-cell office:value-type="float" office:value="199.258" calcext:value-type="float">
            <text:p>199.2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09:24:03 EDT</text:p>
          </table:table-cell>
          <table:table-cell office:value-type="float" office:value="209.917" calcext:value-type="float">
            <text:p>209.917</text:p>
          </table:table-cell>
          <table:table-cell office:value-type="float" office:value="0.98" calcext:value-type="float">
            <text:p>0.98</text:p>
          </table:table-cell>
          <table:table-cell table:number-columns-repeated="3"/>
          <table:table-cell office:value-type="float" office:value="401" calcext:value-type="float">
            <text:p>4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8005698005698" calcext:value-type="float">
            <text:p>0.980056980056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09:28:39 EDT</text:p>
          </table:table-cell>
          <table:table-cell office:value-type="float" office:value="276.125" calcext:value-type="float">
            <text:p>276.125</text:p>
          </table:table-cell>
          <table:table-cell office:value-type="float" office:value="0.59" calcext:value-type="float">
            <text:p>0.59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89970501474926" calcext:value-type="float">
            <text:p>0.5899705014749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09:36:58 EDT</text:p>
          </table:table-cell>
          <table:table-cell office:value-type="float" office:value="499.058" calcext:value-type="float">
            <text:p>499.058</text:p>
          </table:table-cell>
          <table:table-cell office:value-type="float" office:value="-0.198" calcext:value-type="float">
            <text:p>-0.198</text:p>
          </table:table-cell>
          <table:table-cell office:value-type="float" office:value="0.178" calcext:value-type="float">
            <text:p>0.17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97931241964317 0.177574574743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14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36:59 EDT</text:p>
          </table:table-cell>
          <table:table-cell office:value-type="float" office:value="0.61" calcext:value-type="float">
            <text:p>0.61</text:p>
          </table:table-cell>
          <table:table-cell office:value-type="float" office:value="0.735" calcext:value-type="float">
            <text:p>0.735</text:p>
          </table:table-cell>
          <table:table-cell table:number-columns-repeated="3"/>
          <table:table-cell office:value-type="float" office:value="404" calcext:value-type="float">
            <text:p>4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35042735042735" calcext:value-type="float">
            <text:p>0.7350427350427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37:12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7" calcext:value-type="float">
            <text:p>0.017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73350585847575" calcext:value-type="float">
            <text:p>0.0173350585847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37:13 EDT</text:p>
          </table:table-cell>
          <table:table-cell office:value-type="float" office:value="0.032" calcext:value-type="float">
            <text:p>0.032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  <table:table-cell office:value-type="float" office:value="406" calcext:value-type="float">
            <text:p>4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9071727951709" calcext:value-type="float">
            <text:p>0.590717279517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37:13 EDT</text:p>
          </table:table-cell>
          <table:table-cell office:value-type="float" office:value="0" calcext:value-type="float">
            <text:p>0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081" calcext:value-type="float">
            <text:p>0.08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462413408796589 0.08091145804917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37:13 EDT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08" calcext:value-type="float">
            <text:p>4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9:37:15 EDT</text:p>
          </table:table-cell>
          <table:table-cell office:value-type="float" office:value="1.999" calcext:value-type="float">
            <text:p>1.999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62" calcext:value-type="float">
            <text:p>0.06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28900371390536 0.06157478177792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9:37:17 EDT</text:p>
          </table:table-cell>
          <table:table-cell office:value-type="float" office:value="2.071" calcext:value-type="float">
            <text:p>2.071</text:p>
          </table:table-cell>
          <table:table-cell office:value-type="float" office:value="0.386" calcext:value-type="float">
            <text:p>0.386</text:p>
          </table:table-cell>
          <table:table-cell table:number-columns-repeated="3"/>
          <table:table-cell office:value-type="float" office:value="410" calcext:value-type="float">
            <text:p>4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8595754801271" calcext:value-type="float">
            <text:p>0.385957548012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09:37:21 EDT</text:p>
          </table:table-cell>
          <table:table-cell office:value-type="float" office:value="4.468" calcext:value-type="float">
            <text:p>4.4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11" calcext:value-type="float">
            <text:p>4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09:37:22 EDT</text:p>
          </table:table-cell>
          <table:table-cell office:value-type="float" office:value="0.541" calcext:value-type="float">
            <text:p>0.541</text:p>
          </table:table-cell>
          <table:table-cell office:value-type="float" office:value="0.387" calcext:value-type="float">
            <text:p>0.387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87464387464387" calcext:value-type="float">
            <text:p>0.3874643874643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09:37:22 EDT</text:p>
          </table:table-cell>
          <table:table-cell office:value-type="float" office:value="0.512" calcext:value-type="float">
            <text:p>0.512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37:23 EDT</text:p>
          </table:table-cell>
          <table:table-cell office:value-type="float" office:value="0.575" calcext:value-type="float">
            <text:p>0.575</text:p>
          </table:table-cell>
          <table:table-cell office:value-type="float" office:value="0.387" calcext:value-type="float">
            <text:p>0.387</text:p>
          </table:table-cell>
          <table:table-cell table:number-columns-repeated="3"/>
          <table:table-cell office:value-type="float" office:value="414" calcext:value-type="float">
            <text:p>4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87464387464387" calcext:value-type="float">
            <text:p>0.3874643874643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37:23 EDT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8" calcext:value-type="float">
            <text:p>0.018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77249037669219" calcext:value-type="float">
            <text:p>0.0177249037669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37:23 EDT</text:p>
          </table:table-cell>
          <table:table-cell office:value-type="float" office:value="0.087" calcext:value-type="float">
            <text:p>0.087</text:p>
          </table:table-cell>
          <table:table-cell office:value-type="float" office:value="0.51" calcext:value-type="float">
            <text:p>0.51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09929237202521" calcext:value-type="float">
            <text:p>0.5099292372025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37:23 EDT</text:p>
          </table:table-cell>
          <table:table-cell office:value-type="float" office:value="0" calcext:value-type="float">
            <text:p>0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7" calcext:value-type="float">
            <text:p>0.0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349957650292045 0.07044557256304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09:37:28 EDT</text:p>
          </table:table-cell>
          <table:table-cell office:value-type="float" office:value="5.427" calcext:value-type="float">
            <text:p>5.4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18" calcext:value-type="float">
            <text:p>4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09:37:29 EDT</text:p>
          </table:table-cell>
          <table:table-cell office:value-type="float" office:value="0.719" calcext:value-type="float">
            <text:p>0.719</text:p>
          </table:table-cell>
          <table:table-cell office:value-type="float" office:value="0.274" calcext:value-type="float">
            <text:p>0.274</text:p>
          </table:table-cell>
          <table:table-cell table:number-columns-repeated="3"/>
          <table:table-cell office:value-type="float" office:value="419" calcext:value-type="float">
            <text:p>4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73504273504274" calcext:value-type="float">
            <text:p>0.2735042735042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09:37:30 EDT</text:p>
          </table:table-cell>
          <table:table-cell office:value-type="float" office:value="0.698" calcext:value-type="float">
            <text:p>0.698</text:p>
          </table:table-cell>
          <table:table-cell office:value-type="float" office:value="0.142" calcext:value-type="float">
            <text:p>0.142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42450142450142" calcext:value-type="float">
            <text:p>0.1424501424501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09:37:40 EDT</text:p>
          </table:table-cell>
          <table:table-cell office:value-type="float" office:value="10.165" calcext:value-type="float">
            <text:p>10.1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216" calcext:value-type="float">
            <text:p>0.216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963914544467802 0.215944749352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42:21 EDT</text:p>
          </table:table-cell>
          <table:table-cell office:value-type="float" office:value="0.619" calcext:value-type="float">
            <text:p>0.619</text:p>
          </table:table-cell>
          <table:table-cell office:value-type="float" office:value="0.148" calcext:value-type="float">
            <text:p>0.148</text:p>
          </table:table-cell>
          <table:table-cell table:number-columns-repeated="3"/>
          <table:table-cell office:value-type="float" office:value="422" calcext:value-type="float">
            <text:p>4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48148148148148" calcext:value-type="float">
            <text:p>0.1481481481481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42:21 EDT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353785883802621" calcext:value-type="float">
            <text:p>0.0035378588380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42:21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825" calcext:value-type="float">
            <text:p>0.825</text:p>
          </table:table-cell>
          <table:table-cell table:number-columns-repeated="3"/>
          <table:table-cell office:value-type="float" office:value="424" calcext:value-type="float">
            <text:p>4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24575394425111" calcext:value-type="float">
            <text:p>0.8245753944251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42:21 EDT</text:p>
          </table:table-cell>
          <table:table-cell office:value-type="float" office:value="0" calcext:value-type="float">
            <text:p>0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35" calcext:value-type="float">
            <text:p>0.03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277440516200495 0.0348197692961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42:21 EDT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9:42:23 EDT</text:p>
          </table:table-cell>
          <table:table-cell office:value-type="float" office:value="2.252" calcext:value-type="float">
            <text:p>2.252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38" calcext:value-type="float">
            <text:p>0.03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312103771433393 0.03821580394273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9:42:26 EDT</text:p>
          </table:table-cell>
          <table:table-cell office:value-type="float" office:value="2.449" calcext:value-type="float">
            <text:p>2.449</text:p>
          </table:table-cell>
          <table:table-cell office:value-type="float" office:value="0.963" calcext:value-type="float">
            <text:p>0.963</text:p>
          </table:table-cell>
          <table:table-cell table:number-columns-repeated="3"/>
          <table:table-cell office:value-type="float" office:value="428" calcext:value-type="float">
            <text:p>4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2796873808892" calcext:value-type="float">
            <text:p>0.9627968738088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09:42:30 EDT</text:p>
          </table:table-cell>
          <table:table-cell office:value-type="float" office:value="4.078" calcext:value-type="float">
            <text:p>4.0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29" calcext:value-type="float">
            <text:p>4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09:42:30 EDT</text:p>
          </table:table-cell>
          <table:table-cell office:value-type="float" office:value="0.521" calcext:value-type="float">
            <text:p>0.521</text:p>
          </table:table-cell>
          <table:table-cell office:value-type="float" office:value="0.843" calcext:value-type="float">
            <text:p>0.843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43304843304843" calcext:value-type="float">
            <text:p>0.8433048433048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09:42:36 EDT</text:p>
          </table:table-cell>
          <table:table-cell office:value-type="float" office:value="5.269" calcext:value-type="float">
            <text:p>5.269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431" calcext:value-type="float">
            <text:p>4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42:36 EDT</text:p>
          </table:table-cell>
          <table:table-cell office:value-type="float" office:value="0.463" calcext:value-type="float">
            <text:p>0.463</text:p>
          </table:table-cell>
          <table:table-cell office:value-type="float" office:value="0.148" calcext:value-type="float">
            <text:p>0.148</text:p>
          </table:table-cell>
          <table:table-cell table:number-columns-repeated="3"/>
          <table:table-cell office:value-type="float" office:value="432" calcext:value-type="float">
            <text:p>4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48148148148148" calcext:value-type="float">
            <text:p>0.1481481481481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42:36 EDT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110792460373365" calcext:value-type="float">
            <text:p>0.0011079246037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42:36 EDT</text:p>
          </table:table-cell>
          <table:table-cell office:value-type="float" office:value="0.052" calcext:value-type="float">
            <text:p>0.052</text:p>
          </table:table-cell>
          <table:table-cell office:value-type="float" office:value="0.945" calcext:value-type="float">
            <text:p>0.945</text:p>
          </table:table-cell>
          <table:table-cell table:number-columns-repeated="3"/>
          <table:table-cell office:value-type="float" office:value="434" calcext:value-type="float">
            <text:p>4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45024015900765" calcext:value-type="float">
            <text:p>0.9450240159007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42:36 EDT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3" calcext:value-type="float">
            <text:p>0.03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303827000232414 0.03259854923070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09:42:42 EDT</text:p>
          </table:table-cell>
          <table:table-cell office:value-type="float" office:value="5.564" calcext:value-type="float">
            <text:p>5.5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 0 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09:42:43 EDT</text:p>
          </table:table-cell>
          <table:table-cell office:value-type="float" office:value="0.656" calcext:value-type="float">
            <text:p>0.656</text:p>
          </table:table-cell>
          <table:table-cell office:value-type="float" office:value="0.217" calcext:value-type="float">
            <text:p>0.217</text:p>
          </table:table-cell>
          <table:table-cell table:number-columns-repeated="3"/>
          <table:table-cell office:value-type="float" office:value="437" calcext:value-type="float">
            <text:p>4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16524216524217" calcext:value-type="float">
            <text:p>0.2165242165242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09:42:43 EDT</text:p>
          </table:table-cell>
          <table:table-cell office:value-type="float" office:value="0.666" calcext:value-type="float">
            <text:p>0.666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float" office:value="438" calcext:value-type="float">
            <text:p>4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1965811965812" calcext:value-type="float">
            <text:p>0.119658119658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09:42:54 EDT</text:p>
          </table:table-cell>
          <table:table-cell office:value-type="float" office:value="11.14" calcext:value-type="float">
            <text:p>11.14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649" calcext:value-type="float">
            <text:p>0.64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4424478441373 0.6485881738633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42:55 EDT</text:p>
          </table:table-cell>
          <table:table-cell office:value-type="float" office:value="0.334" calcext:value-type="float">
            <text:p>0.334</text:p>
          </table:table-cell>
          <table:table-cell office:value-type="float" office:value="0.011" calcext:value-type="float">
            <text:p>0.011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13960113960114" calcext:value-type="float">
            <text:p>0.0113960113960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42:55 EDT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110792460373365" calcext:value-type="float">
            <text:p>0.0011079246037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42:55 EDT</text:p>
          </table:table-cell>
          <table:table-cell office:value-type="float" office:value="0.024" calcext:value-type="float">
            <text:p>0.024</text:p>
          </table:table-cell>
          <table:table-cell office:value-type="float" office:value="0.945" calcext:value-type="float">
            <text:p>0.945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45024015900765" calcext:value-type="float">
            <text:p>0.9450240159007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42:55 EDT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3" calcext:value-type="float">
            <text:p>0.03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303827000232414 0.03259854923070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43:11 EDT</text:p>
          </table:table-cell>
          <table:table-cell office:value-type="float" office:value="16.493" calcext:value-type="float">
            <text:p>16.4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44" calcext:value-type="float">
            <text:p>4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9:43:36 EDT</text:p>
          </table:table-cell>
          <table:table-cell office:value-type="float" office:value="24.918" calcext:value-type="float">
            <text:p>24.918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36" calcext:value-type="float">
            <text:p>0.03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405438637339551 0.03586828623538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9:44:01 EDT</text:p>
          </table:table-cell>
          <table:table-cell office:value-type="float" office:value="24.618" calcext:value-type="float">
            <text:p>24.618</text:p>
          </table:table-cell>
          <table:table-cell office:value-type="float" office:value="0.941" calcext:value-type="float">
            <text:p>0.941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40793900624395" calcext:value-type="float">
            <text:p>0.9407939006243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09:44:23 EDT</text:p>
          </table:table-cell>
          <table:table-cell office:value-type="float" office:value="21.922" calcext:value-type="float">
            <text:p>21.9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09:44:42 EDT</text:p>
          </table:table-cell>
          <table:table-cell office:value-type="float" office:value="19.085" calcext:value-type="float">
            <text:p>19.085</text:p>
          </table:table-cell>
          <table:table-cell office:value-type="float" office:value="0.969" calcext:value-type="float">
            <text:p>0.969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8660968660969" calcext:value-type="float">
            <text:p>0.9686609686609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09:44:58 EDT</text:p>
          </table:table-cell>
          <table:table-cell office:value-type="float" office:value="15.709" calcext:value-type="float">
            <text:p>15.709</text:p>
          </table:table-cell>
          <table:table-cell office:value-type="float" office:value="0.189" calcext:value-type="float">
            <text:p>0.189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88925081433225" calcext:value-type="float">
            <text:p>0.1889250814332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09:46:13 EDT</text:p>
          </table:table-cell>
          <table:table-cell office:value-type="float" office:value="75.648" calcext:value-type="float">
            <text:p>75.648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28" calcext:value-type="float">
            <text:p>0.02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253198406721689 0.02753568987963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46:14 EDT</text:p>
          </table:table-cell>
          <table:table-cell office:value-type="float" office:value="0.342" calcext:value-type="float">
            <text:p>0.342</text:p>
          </table:table-cell>
          <table:table-cell office:value-type="float" office:value="0.148" calcext:value-type="float">
            <text:p>0.148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48148148148148" calcext:value-type="float">
            <text:p>0.1481481481481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46:14 EDT</text:p>
          </table:table-cell>
          <table:table-cell office:value-type="float" office:value="0.113" calcext:value-type="float">
            <text:p>0.113</text:p>
          </table:table-cell>
          <table:table-cell office:value-type="float" office:value="-0.014" calcext:value-type="float">
            <text:p>-0.014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137955540348408" calcext:value-type="float">
            <text:p>-0.0137955540348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46:1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4" calcext:value-type="float">
            <text:p>0.204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03975376203453" calcext:value-type="float">
            <text:p>0.2039753762034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46:1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07" calcext:value-type="float">
            <text:p>0.00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350807975758529 0.00748968950617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46:22 EDT</text:p>
          </table:table-cell>
          <table:table-cell office:value-type="float" office:value="7.908" calcext:value-type="float">
            <text:p>7.9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9:46:32 EDT</text:p>
          </table:table-cell>
          <table:table-cell office:value-type="float" office:value="10.307" calcext:value-type="float">
            <text:p>10.307</text:p>
          </table:table-cell>
          <table:table-cell office:value-type="float" office:value="-0.107" calcext:value-type="float">
            <text:p>-0.107</text:p>
          </table:table-cell>
          <table:table-cell office:value-type="float" office:value="0.027" calcext:value-type="float">
            <text:p>0.02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06605647577053 0.02682681785884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9:46:42 EDT</text:p>
          </table:table-cell>
          <table:table-cell office:value-type="float" office:value="10.293" calcext:value-type="float">
            <text:p>10.293</text:p>
          </table:table-cell>
          <table:table-cell office:value-type="float" office:value="0.185" calcext:value-type="float">
            <text:p>0.185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84979256726229" calcext:value-type="float">
            <text:p>0.1849792567262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09:46:54 EDT</text:p>
          </table:table-cell>
          <table:table-cell office:value-type="float" office:value="11.995" calcext:value-type="float">
            <text:p>11.9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09:47:02 EDT</text:p>
          </table:table-cell>
          <table:table-cell office:value-type="float" office:value="7.783" calcext:value-type="float">
            <text:p>7.783</text:p>
          </table:table-cell>
          <table:table-cell office:value-type="float" office:value="0.348" calcext:value-type="float">
            <text:p>0.348</text:p>
          </table:table-cell>
          <table:table-cell table:number-columns-repeated="3"/>
          <table:table-cell office:value-type="float" office:value="459" calcext:value-type="float">
            <text:p>4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47578347578348" calcext:value-type="float">
            <text:p>0.3475783475783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09:47:17 EDT</text:p>
          </table:table-cell>
          <table:table-cell office:value-type="float" office:value="15.307" calcext:value-type="float">
            <text:p>15.307</text:p>
          </table:table-cell>
          <table:table-cell office:value-type="float" office:value="0.028" calcext:value-type="float">
            <text:p>0.028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75862068965517" calcext:value-type="float">
            <text:p>0.0275862068965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09:48:05 EDT</text:p>
          </table:table-cell>
          <table:table-cell office:value-type="float" office:value="47.752" calcext:value-type="float">
            <text:p>47.752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04" calcext:value-type="float">
            <text:p>0.00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311975682751417 0.004421049430698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48:05 EDT</text:p>
          </table:table-cell>
          <table:table-cell office:value-type="float" office:value="0.367" calcext:value-type="float">
            <text:p>0.367</text:p>
          </table:table-cell>
          <table:table-cell office:value-type="float" office:value="0.148" calcext:value-type="float">
            <text:p>0.148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48148148148148" calcext:value-type="float">
            <text:p>0.1481481481481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UnivKKGEE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48:05 EDT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8" calcext:value-type="float">
            <text:p>0.058</text:p>
          </table:table-cell>
          <table:table-cell table:number-columns-repeated="3"/>
          <table:table-cell office:value-type="float" office:value="463" calcext:value-type="float">
            <text:p>4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579863158970496" calcext:value-type="float">
            <text:p>0.057986315897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UnivKKGEE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48:06 EDT</text:p>
          </table:table-cell>
          <table:table-cell office:value-type="float" office:value="0.143" calcext:value-type="float">
            <text:p>0.143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21661273519612" calcext:value-type="float">
            <text:p>0.5216612735196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UnivKKGEE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48:0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19" calcext:value-type="float">
            <text:p>-0.119</text:p>
          </table:table-cell>
          <table:table-cell office:value-type="float" office:value="0.235" calcext:value-type="float">
            <text:p>0.23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19375496222563 0.2353481280166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UnivKKGEE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48:06 EDT</text:p>
          </table:table-cell>
          <table:table-cell office:value-type="float" office:value="0.389" calcext:value-type="float">
            <text:p>0.389</text:p>
          </table:table-cell>
          <table:table-cell office:value-type="float" office:value="0.877" calcext:value-type="float">
            <text:p>0.877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77492877492878" calcext:value-type="float">
            <text:p>0.8774928774928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GEE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48:06 EDT</text:p>
          </table:table-cell>
          <table:table-cell office:value-type="float" office:value="0.108" calcext:value-type="float">
            <text:p>0.108</text:p>
          </table:table-cell>
          <table:table-cell office:value-type="float" office:value="-0.002" calcext:value-type="float">
            <text:p>-0.002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0231150353808997" calcext:value-type="float">
            <text:p>-0.002311503538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GEE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48:06 EDT</text:p>
          </table:table-cell>
          <table:table-cell office:value-type="float" office:value="0.113" calcext:value-type="float">
            <text:p>0.113</text:p>
          </table:table-cell>
          <table:table-cell office:value-type="float" office:value="0.982" calcext:value-type="float">
            <text:p>0.982</text:p>
          </table:table-cell>
          <table:table-cell table:number-columns-repeated="3"/>
          <table:table-cell office:value-type="float" office:value="468" calcext:value-type="float">
            <text:p>4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82224181804304" calcext:value-type="float">
            <text:p>0.9822241818043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GEE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48:06 EDT</text:p>
          </table:table-cell>
          <table:table-cell office:value-type="float" office:value="0" calcext:value-type="float">
            <text:p>0</text:p>
          </table:table-cell>
          <table:table-cell office:value-type="float" office:value="-0.206" calcext:value-type="float">
            <text:p>-0.206</text:p>
          </table:table-cell>
          <table:table-cell office:value-type="float" office:value="0.201" calcext:value-type="float">
            <text:p>0.20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05648865187087 0.2010258581109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GEE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48:07 EDT</text:p>
          </table:table-cell>
          <table:table-cell office:value-type="float" office:value="0.454" calcext:value-type="float">
            <text:p>0.454</text:p>
          </table:table-cell>
          <table:table-cell office:value-type="float" office:value="0.94" calcext:value-type="float">
            <text:p>0.94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4017094017094" calcext:value-type="float">
            <text:p>0.940170940170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UnivKKGLMM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48:07 EDT</text:p>
          </table:table-cell>
          <table:table-cell office:value-type="float" office:value="0.247" calcext:value-type="float">
            <text:p>0.247</text:p>
          </table:table-cell>
          <table:table-cell office:value-type="float" office:value="0.195" calcext:value-type="float">
            <text:p>0.195</text:p>
          </table:table-cell>
          <table:table-cell table:number-columns-repeated="3"/>
          <table:table-cell office:value-type="float" office:value="471" calcext:value-type="float">
            <text:p>4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95253022956841" calcext:value-type="float">
            <text:p>0.1952530229568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UnivKKGLMM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48:07 EDT</text:p>
          </table:table-cell>
          <table:table-cell office:value-type="float" office:value="0.02" calcext:value-type="float">
            <text:p>0.02</text:p>
          </table:table-cell>
          <table:table-cell office:value-type="float" office:value="0.615" calcext:value-type="float">
            <text:p>0.615</text:p>
          </table:table-cell>
          <table:table-cell table:number-columns-repeated="3"/>
          <table:table-cell office:value-type="float" office:value="472" calcext:value-type="float">
            <text:p>4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15352664012015" calcext:value-type="float">
            <text:p>0.6153526640120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UnivKKGLMM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48:0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66" calcext:value-type="float">
            <text:p>-0.566</text:p>
          </table:table-cell>
          <table:table-cell office:value-type="float" office:value="0.957" calcext:value-type="float">
            <text:p>0.95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66396252535646 0.9569022984493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UnivKKGLMM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48:08 EDT</text:p>
          </table:table-cell>
          <table:table-cell office:value-type="float" office:value="0.554" calcext:value-type="float">
            <text:p>0.554</text:p>
          </table:table-cell>
          <table:table-cell office:value-type="float" office:value="0.741" calcext:value-type="float">
            <text:p>0.741</text:p>
          </table:table-cell>
          <table:table-cell table:number-columns-repeated="3"/>
          <table:table-cell office:value-type="float" office:value="474" calcext:value-type="float">
            <text:p>4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40740740740741" calcext:value-type="float">
            <text:p>0.7407407407407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GLMM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48:09 EDT</text:p>
          </table:table-cell>
          <table:table-cell office:value-type="float" office:value="1.004" calcext:value-type="float">
            <text:p>1.004</text:p>
          </table:table-cell>
          <table:table-cell office:value-type="float" office:value="-0.022" calcext:value-type="float">
            <text:p>-0.022</text:p>
          </table:table-cell>
          <table:table-cell table:number-columns-repeated="3"/>
          <table:table-cell office:value-type="float" office:value="475" calcext:value-type="float">
            <text:p>4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222501386999682" calcext:value-type="float">
            <text:p>-0.0222501386999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GLMM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48:09 EDT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.965</text:p>
          </table:table-cell>
          <table:table-cell table:number-columns-repeated="3"/>
          <table:table-cell office:value-type="float" office:value="476" calcext:value-type="float">
            <text:p>4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4793084764173" calcext:value-type="float">
            <text:p>0.964793084764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GLMM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48:0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1.01" calcext:value-type="float">
            <text:p>-1.01</text:p>
          </table:table-cell>
          <table:table-cell office:value-type="float" office:value="0.966" calcext:value-type="float">
            <text:p>0.96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01023865214342 0.9657383747434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GLMM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48:10 EDT</text:p>
          </table:table-cell>
          <table:table-cell office:value-type="float" office:value="1.109" calcext:value-type="float">
            <text:p>1.109</text:p>
          </table:table-cell>
          <table:table-cell office:value-type="float" office:value="0.946" calcext:value-type="float">
            <text:p>0.946</text:p>
          </table:table-cell>
          <table:table-cell table:number-columns-repeated="3"/>
          <table:table-cell office:value-type="float" office:value="478" calcext:value-type="float">
            <text:p>4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45868945868946" calcext:value-type="float">
            <text:p>0.9458689458689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48:10 EDT</text:p>
          </table:table-cell>
          <table:table-cell office:value-type="float" office:value="0.074" calcext:value-type="float">
            <text:p>0.074</text:p>
          </table:table-cell>
          <table:table-cell office:value-type="float" office:value="-0.037" calcext:value-type="float">
            <text:p>-0.037</text:p>
          </table:table-cell>
          <table:table-cell table:number-columns-repeated="3"/>
          <table:table-cell office:value-type="float" office:value="479" calcext:value-type="float">
            <text:p>4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367005958872891" calcext:value-type="float">
            <text:p>-0.0367005958872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48:10 EDT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12888000693808" calcext:value-type="float">
            <text:p>0.7128880006938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48:10 EDT</text:p>
          </table:table-cell>
          <table:table-cell office:value-type="float" office:value="0" calcext:value-type="float">
            <text:p>0</text:p>
          </table:table-cell>
          <table:table-cell office:value-type="float" office:value="-0.232" calcext:value-type="float">
            <text:p>-0.232</text:p>
          </table:table-cell>
          <table:table-cell office:value-type="float" office:value="0.159" calcext:value-type="float">
            <text:p>0.15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32178088544964 0.1587768967703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48:23 EDT</text:p>
          </table:table-cell>
          <table:table-cell office:value-type="float" office:value="12.984" calcext:value-type="float">
            <text:p>12.9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82" calcext:value-type="float">
            <text:p>4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9:48:35 EDT</text:p>
          </table:table-cell>
          <table:table-cell office:value-type="float" office:value="12.686" calcext:value-type="float">
            <text:p>12.686</text:p>
          </table:table-cell>
          <table:table-cell office:value-type="float" office:value="-0.624" calcext:value-type="float">
            <text:p>-0.624</text:p>
          </table:table-cell>
          <table:table-cell office:value-type="float" office:value="0.15" calcext:value-type="float">
            <text:p>0.1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24363972012754 0.1500660181447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9:48:48 EDT</text:p>
          </table:table-cell>
          <table:table-cell office:value-type="float" office:value="12.861" calcext:value-type="float">
            <text:p>12.861</text:p>
          </table:table-cell>
          <table:table-cell office:value-type="float" office:value="0.564" calcext:value-type="float">
            <text:p>0.564</text:p>
          </table:table-cell>
          <table:table-cell table:number-columns-repeated="3"/>
          <table:table-cell office:value-type="float" office:value="484" calcext:value-type="float">
            <text:p>4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64102564102564" calcext:value-type="float">
            <text:p>0.5641025641025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09:49:14 EDT</text:p>
          </table:table-cell>
          <table:table-cell office:value-type="float" office:value="25.941" calcext:value-type="float">
            <text:p>25.9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09:49:44 EDT</text:p>
          </table:table-cell>
          <table:table-cell office:value-type="float" office:value="29.564" calcext:value-type="float">
            <text:p>29.56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38746438746439" calcext:value-type="float">
            <text:p>0.4387464387464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09:50:12 EDT</text:p>
          </table:table-cell>
          <table:table-cell office:value-type="float" office:value="28.458" calcext:value-type="float">
            <text:p>28.458</text:p>
          </table:table-cell>
          <table:table-cell office:value-type="float" office:value="0.028" calcext:value-type="float">
            <text:p>0.028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84900284900285" calcext:value-type="float">
            <text:p>0.0284900284900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50:13 EDT</text:p>
          </table:table-cell>
          <table:table-cell office:value-type="float" office:value="0.493" calcext:value-type="float">
            <text:p>0.493</text:p>
          </table:table-cell>
          <table:table-cell office:value-type="float" office:value="0.952" calcext:value-type="float">
            <text:p>0.952</text:p>
          </table:table-cell>
          <table:table-cell table:number-columns-repeated="3"/>
          <table:table-cell office:value-type="float" office:value="488" calcext:value-type="float">
            <text:p>4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51566951566952" calcext:value-type="float">
            <text:p>0.9515669515669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50:13 EDT</text:p>
          </table:table-cell>
          <table:table-cell office:value-type="float" office:value="0.107" calcext:value-type="float">
            <text:p>0.107</text:p>
          </table:table-cell>
          <table:table-cell office:value-type="float" office:value="-0.048" calcext:value-type="float">
            <text:p>-0.048</text:p>
          </table:table-cell>
          <table:table-cell table:number-columns-repeated="3"/>
          <table:table-cell office:value-type="float" office:value="489" calcext:value-type="float">
            <text:p>4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476566075964102" calcext:value-type="float">
            <text:p>-0.04765660759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50:13 EDT</text:p>
          </table:table-cell>
          <table:table-cell office:value-type="float" office:value="0.076" calcext:value-type="float">
            <text:p>0.076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490" calcext:value-type="float">
            <text:p>4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00188008925141" calcext:value-type="float">
            <text:p>0.8001880089251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50:13 EDT</text:p>
          </table:table-cell>
          <table:table-cell office:value-type="float" office:value="0" calcext:value-type="float">
            <text:p>0</text:p>
          </table:table-cell>
          <table:table-cell office:value-type="float" office:value="-0.417" calcext:value-type="float">
            <text:p>-0.417</text:p>
          </table:table-cell>
          <table:table-cell office:value-type="float" office:value="0.321" calcext:value-type="float">
            <text:p>0.32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16695861794029 0.3213826466012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50:35 EDT</text:p>
          </table:table-cell>
          <table:table-cell office:value-type="float" office:value="22.214" calcext:value-type="float">
            <text:p>22.2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9:50:57 EDT</text:p>
          </table:table-cell>
          <table:table-cell office:value-type="float" office:value="22.133" calcext:value-type="float">
            <text:p>22.133</text:p>
          </table:table-cell>
          <table:table-cell office:value-type="float" office:value="-0.344" calcext:value-type="float">
            <text:p>-0.344</text:p>
          </table:table-cell>
          <table:table-cell office:value-type="float" office:value="0.064" calcext:value-type="float">
            <text:p>0.06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43979651894987 0.06362758397623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9:51:19 EDT</text:p>
          </table:table-cell>
          <table:table-cell office:value-type="float" office:value="22.029" calcext:value-type="float">
            <text:p>22.029</text:p>
          </table:table-cell>
          <table:table-cell office:value-type="float" office:value="0.444" calcext:value-type="float">
            <text:p>0.444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44444444444444" calcext:value-type="float">
            <text:p>0.4444444444444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09:52:12 EDT</text:p>
          </table:table-cell>
          <table:table-cell office:value-type="float" office:value="52.608" calcext:value-type="float">
            <text:p>52.6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09:53:05 EDT</text:p>
          </table:table-cell>
          <table:table-cell office:value-type="float" office:value="52.772" calcext:value-type="float">
            <text:p>52.772</text:p>
          </table:table-cell>
          <table:table-cell office:value-type="float" office:value="0.422" calcext:value-type="float">
            <text:p>0.422</text:p>
          </table:table-cell>
          <table:table-cell table:number-columns-repeated="3"/>
          <table:table-cell office:value-type="float" office:value="496" calcext:value-type="float">
            <text:p>4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21652421652422" calcext:value-type="float">
            <text:p>0.4216524216524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09:53:56 EDT</text:p>
          </table:table-cell>
          <table:table-cell office:value-type="float" office:value="51.73" calcext:value-type="float">
            <text:p>51.73</text:p>
          </table:table-cell>
          <table:table-cell office:value-type="float" office:value="0.011" calcext:value-type="float">
            <text:p>0.011</text:p>
          </table:table-cell>
          <table:table-cell table:number-columns-repeated="3"/>
          <table:table-cell office:value-type="float" office:value="497" calcext:value-type="float">
            <text:p>4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13960113960114" calcext:value-type="float">
            <text:p>0.0113960113960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53:57 EDT</text:p>
          </table:table-cell>
          <table:table-cell office:value-type="float" office:value="0.643" calcext:value-type="float">
            <text:p>0.643</text:p>
          </table:table-cell>
          <table:table-cell office:value-type="float" office:value="0.969" calcext:value-type="float">
            <text:p>0.969</text:p>
          </table:table-cell>
          <table:table-cell table:number-columns-repeated="3"/>
          <table:table-cell office:value-type="float" office:value="498" calcext:value-type="float">
            <text:p>4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8660968660969" calcext:value-type="float">
            <text:p>0.9686609686609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53:57 EDT</text:p>
          </table:table-cell>
          <table:table-cell office:value-type="float" office:value="0.004" calcext:value-type="float">
            <text:p>0.004</text:p>
          </table:table-cell>
          <table:table-cell office:value-type="float" office:value="0.171" calcext:value-type="float">
            <text:p>0.171</text:p>
          </table:table-cell>
          <table:table-cell table:number-columns-repeated="3"/>
          <table:table-cell office:value-type="float" office:value="499" calcext:value-type="float">
            <text:p>4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71352501792132" calcext:value-type="float">
            <text:p>0.171352501792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53:57 EDT</text:p>
          </table:table-cell>
          <table:table-cell office:value-type="float" office:value="0.054" calcext:value-type="float">
            <text:p>0.054</text:p>
          </table:table-cell>
          <table:table-cell office:value-type="float" office:value="0.325" calcext:value-type="float">
            <text:p>0.32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24861640479798" calcext:value-type="float">
            <text:p>0.3248616404797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53:57 EDT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  <table:table-cell office:value-type="float" office:value="0.512" calcext:value-type="float">
            <text:p>0.51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69774076071596 0.512479079655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53:58 EDT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9:54:01 EDT</text:p>
          </table:table-cell>
          <table:table-cell office:value-type="float" office:value="2.674" calcext:value-type="float">
            <text:p>2.674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4" calcext:value-type="float">
            <text:p>0.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705451058993732 0.4002626784002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9:54:04 EDT</text:p>
          </table:table-cell>
          <table:table-cell office:value-type="float" office:value="2.67" calcext:value-type="float">
            <text:p>2.67</text:p>
          </table:table-cell>
          <table:table-cell office:value-type="float" office:value="0.149" calcext:value-type="float">
            <text:p>0.149</text:p>
          </table:table-cell>
          <table:table-cell table:number-columns-repeated="3"/>
          <table:table-cell office:value-type="float" office:value="504" calcext:value-type="float">
            <text:p>5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48538486044423" calcext:value-type="float">
            <text:p>0.1485384860444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09:54:10 EDT</text:p>
          </table:table-cell>
          <table:table-cell office:value-type="float" office:value="6.281" calcext:value-type="float">
            <text:p>6.2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09:54:11 EDT</text:p>
          </table:table-cell>
          <table:table-cell office:value-type="float" office:value="1.289" calcext:value-type="float">
            <text:p>1.289</text:p>
          </table:table-cell>
          <table:table-cell office:value-type="float" office:value="0.165" calcext:value-type="float">
            <text:p>0.165</text:p>
          </table:table-cell>
          <table:table-cell table:number-columns-repeated="3"/>
          <table:table-cell office:value-type="float" office:value="506" calcext:value-type="float">
            <text:p>5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65242165242165" calcext:value-type="float">
            <text:p>0.1652421652421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09:54:23 EDT</text:p>
          </table:table-cell>
          <table:table-cell office:value-type="float" office:value="11.562" calcext:value-type="float">
            <text:p>11.562</text:p>
          </table:table-cell>
          <table:table-cell office:value-type="float" office:value="0.089" calcext:value-type="float">
            <text:p>0.089</text:p>
          </table:table-cell>
          <table:table-cell table:number-columns-repeated="3"/>
          <table:table-cell office:value-type="float" office:value="507" calcext:value-type="float">
            <text:p>5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892857142857143" calcext:value-type="float">
            <text:p>0.0892857142857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09:54:29 EDT</text:p>
          </table:table-cell>
          <table:table-cell office:value-type="float" office:value="6.154" calcext:value-type="float">
            <text:p>6.154</text:p>
          </table:table-cell>
          <table:table-cell office:value-type="float" office:value="-0.115" calcext:value-type="float">
            <text:p>-0.115</text:p>
          </table:table-cell>
          <table:table-cell office:value-type="float" office:value="0.458" calcext:value-type="float">
            <text:p>0.45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14929946873829 0.4576349504580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09:54:29 EDT</text:p>
          </table:table-cell>
          <table:table-cell office:value-type="float" office:value="0.388" calcext:value-type="float">
            <text:p>0.388</text:p>
          </table:table-cell>
          <table:table-cell office:value-type="float" office:value="0.148" calcext:value-type="float">
            <text:p>0.148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48148148148148" calcext:value-type="float">
            <text:p>0.1481481481481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09:54:30 EDT</text:p>
          </table:table-cell>
          <table:table-cell office:value-type="float" office:value="0.469" calcext:value-type="float">
            <text:p>0.469</text:p>
          </table:table-cell>
          <table:table-cell office:value-type="float" office:value="0.019" calcext:value-type="float">
            <text:p>0.019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87270069761781" calcext:value-type="float">
            <text:p>0.0187270069761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09:54:30 EDT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59023734968404" calcext:value-type="float">
            <text:p>0.8590237349684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09:54:30 EDT</text:p>
          </table:table-cell>
          <table:table-cell office:value-type="float" office:value="0" calcext:value-type="float">
            <text:p>0</text:p>
          </table:table-cell>
          <table:table-cell office:value-type="float" office:value="-0.188" calcext:value-type="float">
            <text:p>-0.188</text:p>
          </table:table-cell>
          <table:table-cell office:value-type="float" office:value="0.225" calcext:value-type="float">
            <text:p>0.22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87921282697092 0.2253752966494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09:57:15 EDT</text:p>
          </table:table-cell>
          <table:table-cell office:value-type="float" office:value="165.306" calcext:value-type="float">
            <text:p>165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09:58:24 EDT</text:p>
          </table:table-cell>
          <table:table-cell office:value-type="float" office:value="68.893" calcext:value-type="float">
            <text:p>68.893</text:p>
          </table:table-cell>
          <table:table-cell office:value-type="float" office:value="-0.545" calcext:value-type="float">
            <text:p>-0.545</text:p>
          </table:table-cell>
          <table:table-cell office:value-type="float" office:value="0.3" calcext:value-type="float">
            <text:p>0.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44818238027948 0.299595335853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09:59:33 EDT</text:p>
          </table:table-cell>
          <table:table-cell office:value-type="float" office:value="68.952" calcext:value-type="float">
            <text:p>68.952</text:p>
          </table:table-cell>
          <table:table-cell office:value-type="float" office:value="0.502" calcext:value-type="float">
            <text:p>0.502</text:p>
          </table:table-cell>
          <table:table-cell table:number-columns-repeated="3"/>
          <table:table-cell office:value-type="float" office:value="515" calcext:value-type="float">
            <text:p>5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02422060740765" calcext:value-type="float">
            <text:p>0.5024220607407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0:02:20 EDT</text:p>
          </table:table-cell>
          <table:table-cell office:value-type="float" office:value="167.144" calcext:value-type="float">
            <text:p>167.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16" calcext:value-type="float">
            <text:p>5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0:05:01 EDT</text:p>
          </table:table-cell>
          <table:table-cell office:value-type="float" office:value="161.006" calcext:value-type="float">
            <text:p>161.006</text:p>
          </table:table-cell>
          <table:table-cell office:value-type="float" office:value="0.826" calcext:value-type="float">
            <text:p>0.826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26210826210826" calcext:value-type="float">
            <text:p>0.8262108262108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0:07:34 EDT</text:p>
          </table:table-cell>
          <table:table-cell office:value-type="float" office:value="152.672" calcext:value-type="float">
            <text:p>152.672</text:p>
          </table:table-cell>
          <table:table-cell office:value-type="float" office:value="0.719" calcext:value-type="float">
            <text:p>0.719</text:p>
          </table:table-cell>
          <table:table-cell table:number-columns-repeated="3"/>
          <table:table-cell office:value-type="float" office:value="518" calcext:value-type="float">
            <text:p>5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18840579710145" calcext:value-type="float">
            <text:p>0.7188405797101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0:14:58 EDT</text:p>
          </table:table-cell>
          <table:table-cell office:value-type="float" office:value="444.285" calcext:value-type="float">
            <text:p>444.285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195" calcext:value-type="float">
            <text:p>0.19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1683974682847 0.1952261698413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0:14:58 EDT</text:p>
          </table:table-cell>
          <table:table-cell office:value-type="float" office:value="0.411" calcext:value-type="float">
            <text:p>0.411</text:p>
          </table:table-cell>
          <table:table-cell office:value-type="float" office:value="0.148" calcext:value-type="float">
            <text:p>0.148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48148148148148" calcext:value-type="float">
            <text:p>0.1481481481481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0:15:01 EDT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table:number-columns-repeated="3"/>
          <table:table-cell office:value-type="float" office:value="521" calcext:value-type="float">
            <text:p>5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350597939926947" calcext:value-type="float">
            <text:p>0.0350597939926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0:15:01 EDT</text:p>
          </table:table-cell>
          <table:table-cell office:value-type="float" office:value="0.022" calcext:value-type="float">
            <text:p>0.022</text:p>
          </table:table-cell>
          <table:table-cell office:value-type="float" office:value="0.312" calcext:value-type="float">
            <text:p>0.312</text:p>
          </table:table-cell>
          <table:table-cell table:number-columns-repeated="3"/>
          <table:table-cell office:value-type="float" office:value="522" calcext:value-type="float">
            <text:p>5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2461234705205" calcext:value-type="float">
            <text:p>0.312461234705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0:15:01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103" calcext:value-type="float">
            <text:p>0.10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333038740683419 0.1034234620537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0:15:01 EDT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24" calcext:value-type="float">
            <text:p>5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0:15:03 EDT</text:p>
          </table:table-cell>
          <table:table-cell office:value-type="float" office:value="1.629" calcext:value-type="float">
            <text:p>1.629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1" calcext:value-type="float">
            <text:p>0.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349596084580766 0.09950050894359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0:15:04 EDT</text:p>
          </table:table-cell>
          <table:table-cell office:value-type="float" office:value="1.69" calcext:value-type="float">
            <text:p>1.69</text:p>
          </table:table-cell>
          <table:table-cell office:value-type="float" office:value="0.371" calcext:value-type="float">
            <text:p>0.371</text:p>
          </table:table-cell>
          <table:table-cell table:number-columns-repeated="3"/>
          <table:table-cell office:value-type="float" office:value="526" calcext:value-type="float">
            <text:p>5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71081577768306" calcext:value-type="float">
            <text:p>0.3710815777683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0:15:08 EDT</text:p>
          </table:table-cell>
          <table:table-cell office:value-type="float" office:value="3.579" calcext:value-type="float">
            <text:p>3.5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0:15:09 EDT</text:p>
          </table:table-cell>
          <table:table-cell office:value-type="float" office:value="0.575" calcext:value-type="float">
            <text:p>0.575</text:p>
          </table:table-cell>
          <table:table-cell office:value-type="float" office:value="0.296" calcext:value-type="float">
            <text:p>0.296</text:p>
          </table:table-cell>
          <table:table-cell table:number-columns-repeated="3"/>
          <table:table-cell office:value-type="float" office:value="528" calcext:value-type="float">
            <text:p>5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96296296296296" calcext:value-type="float">
            <text:p>0.2962962962962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0:15:09 EDT</text:p>
          </table:table-cell>
          <table:table-cell office:value-type="float" office:value="0.39" calcext:value-type="float">
            <text:p>0.39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529" calcext:value-type="float">
            <text:p>5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0:15:10 EDT</text:p>
          </table:table-cell>
          <table:table-cell office:value-type="float" office:value="0.576" calcext:value-type="float">
            <text:p>0.576</text:p>
          </table:table-cell>
          <table:table-cell office:value-type="float" office:value="0.291" calcext:value-type="float">
            <text:p>0.291</text:p>
          </table:table-cell>
          <table:table-cell table:number-columns-repeated="3"/>
          <table:table-cell office:value-type="float" office:value="530" calcext:value-type="float">
            <text:p>5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90598290598291" calcext:value-type="float">
            <text:p>0.2905982905982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0:15:10 EDT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9" calcext:value-type="float">
            <text:p>0.049</text:p>
          </table:table-cell>
          <table:table-cell table:number-columns-repeated="3"/>
          <table:table-cell office:value-type="float" office:value="531" calcext:value-type="float">
            <text:p>5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492229296881749" calcext:value-type="float">
            <text:p>0.0492229296881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0:15:10 EDT</text:p>
          </table:table-cell>
          <table:table-cell office:value-type="float" office:value="0.06" calcext:value-type="float">
            <text:p>0.06</text:p>
          </table:table-cell>
          <table:table-cell office:value-type="float" office:value="0.072" calcext:value-type="float">
            <text:p>0.072</text:p>
          </table:table-cell>
          <table:table-cell table:number-columns-repeated="3"/>
          <table:table-cell office:value-type="float" office:value="532" calcext:value-type="float">
            <text:p>5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17966917788791" calcext:value-type="float">
            <text:p>0.0717966917788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0:15:10 EDT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103" calcext:value-type="float">
            <text:p>0.10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0436232616699178 0.1028081855433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0:15:14 EDT</text:p>
          </table:table-cell>
          <table:table-cell office:value-type="float" office:value="3.959" calcext:value-type="float">
            <text:p>3.9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34" calcext:value-type="float">
            <text:p>5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0:15:14 EDT</text:p>
          </table:table-cell>
          <table:table-cell office:value-type="float" office:value="0.753" calcext:value-type="float">
            <text:p>0.753</text:p>
          </table:table-cell>
          <table:table-cell office:value-type="float" office:value="0.057" calcext:value-type="float">
            <text:p>0.057</text:p>
          </table:table-cell>
          <table:table-cell table:number-columns-repeated="3"/>
          <table:table-cell office:value-type="float" office:value="535" calcext:value-type="float">
            <text:p>5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56980056980057" calcext:value-type="float">
            <text:p>0.0569800569800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0:15:15 EDT</text:p>
          </table:table-cell>
          <table:table-cell office:value-type="float" office:value="0.658" calcext:value-type="float">
            <text:p>0.658</text:p>
          </table:table-cell>
          <table:table-cell office:value-type="float" office:value="0.929" calcext:value-type="float">
            <text:p>0.929</text:p>
          </table:table-cell>
          <table:table-cell table:number-columns-repeated="3"/>
          <table:table-cell office:value-type="float" office:value="536" calcext:value-type="float">
            <text:p>5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28774928774929" calcext:value-type="float">
            <text:p>0.9287749287749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0:15:25 EDT</text:p>
          </table:table-cell>
          <table:table-cell office:value-type="float" office:value="9.768" calcext:value-type="float">
            <text:p>9.768</text:p>
          </table:table-cell>
          <table:table-cell office:value-type="float" office:value="0.337" calcext:value-type="float">
            <text:p>0.337</text:p>
          </table:table-cell>
          <table:table-cell office:value-type="float" office:value="0.549" calcext:value-type="float">
            <text:p>0.549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336733969724137 0.5491941046002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0:15:25 EDT</text:p>
          </table:table-cell>
          <table:table-cell office:value-type="float" office:value="0.424" calcext:value-type="float">
            <text:p>0.424</text:p>
          </table:table-cell>
          <table:table-cell office:value-type="float" office:value="0.291" calcext:value-type="float">
            <text:p>0.291</text:p>
          </table:table-cell>
          <table:table-cell table:number-columns-repeated="3"/>
          <table:table-cell office:value-type="float" office:value="538" calcext:value-type="float">
            <text:p>5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90598290598291" calcext:value-type="float">
            <text:p>0.2905982905982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0:15:25 EDT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5" calcext:value-type="float">
            <text:p>0.035</text:p>
          </table:table-cell>
          <table:table-cell table:number-columns-repeated="3"/>
          <table:table-cell office:value-type="float" office:value="539" calcext:value-type="float">
            <text:p>5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350597939926946" calcext:value-type="float">
            <text:p>0.0350597939926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0:15:25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314" calcext:value-type="float">
            <text:p>0.314</text:p>
          </table:table-cell>
          <table:table-cell table:number-columns-repeated="3"/>
          <table:table-cell office:value-type="float" office:value="540" calcext:value-type="float">
            <text:p>5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730615125369" calcext:value-type="float">
            <text:p>0.3137306151253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0:15:25 EDT</text:p>
          </table:table-cell>
          <table:table-cell office:value-type="float" office:value="0" calcext:value-type="float">
            <text:p>0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103" calcext:value-type="float">
            <text:p>0.10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331496887647373 0.1032692767501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0:15:25 EDT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42" calcext:value-type="float">
            <text:p>5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0:15:28 EDT</text:p>
          </table:table-cell>
          <table:table-cell office:value-type="float" office:value="2.375" calcext:value-type="float">
            <text:p>2.375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104" calcext:value-type="float">
            <text:p>0.10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309596120575172 0.103509990241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0:15:30 EDT</text:p>
          </table:table-cell>
          <table:table-cell office:value-type="float" office:value="2.489" calcext:value-type="float">
            <text:p>2.489</text:p>
          </table:table-cell>
          <table:table-cell office:value-type="float" office:value="0.355" calcext:value-type="float">
            <text:p>0.355</text:p>
          </table:table-cell>
          <table:table-cell table:number-columns-repeated="3"/>
          <table:table-cell office:value-type="float" office:value="544" calcext:value-type="float">
            <text:p>5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4639067897181" calcext:value-type="float">
            <text:p>0.35463906789718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0:15:36 EDT</text:p>
          </table:table-cell>
          <table:table-cell office:value-type="float" office:value="5.305" calcext:value-type="float">
            <text:p>5.3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0:15:36 EDT</text:p>
          </table:table-cell>
          <table:table-cell office:value-type="float" office:value="0.516" calcext:value-type="float">
            <text:p>0.516</text:p>
          </table:table-cell>
          <table:table-cell office:value-type="float" office:value="0.296" calcext:value-type="float">
            <text:p>0.296</text:p>
          </table:table-cell>
          <table:table-cell table:number-columns-repeated="3"/>
          <table:table-cell office:value-type="float" office:value="546" calcext:value-type="float">
            <text:p>5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96296296296296" calcext:value-type="float">
            <text:p>0.2962962962962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0:15:41 EDT</text:p>
          </table:table-cell>
          <table:table-cell office:value-type="float" office:value="4.57" calcext:value-type="float">
            <text:p>4.57</text:p>
          </table:table-cell>
          <table:table-cell office:value-type="float" office:value="0.479" calcext:value-type="float">
            <text:p>0.479</text:p>
          </table:table-cell>
          <table:table-cell table:number-columns-repeated="3"/>
          <table:table-cell office:value-type="float" office:value="547" calcext:value-type="float">
            <text:p>5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8632478632479" calcext:value-type="float">
            <text:p>0.4786324786324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Compound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0:15:41 EDT</text:p>
          </table:table-cell>
          <table:table-cell office:value-type="float" office:value="0.433" calcext:value-type="float">
            <text:p>0.433</text:p>
          </table:table-cell>
          <table:table-cell office:value-type="float" office:value="0.291" calcext:value-type="float">
            <text:p>0.291</text:p>
          </table:table-cell>
          <table:table-cell table:number-columns-repeated="3"/>
          <table:table-cell office:value-type="float" office:value="548" calcext:value-type="float">
            <text:p>5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90598290598291" calcext:value-type="float">
            <text:p>0.2905982905982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0:15:41 EDT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9" calcext:value-type="float">
            <text:p>0.049</text:p>
          </table:table-cell>
          <table:table-cell table:number-columns-repeated="3"/>
          <table:table-cell office:value-type="float" office:value="549" calcext:value-type="float">
            <text:p>5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492343403938435" calcext:value-type="float">
            <text:p>0.0492343403938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0:15:41 EDT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1730862609075" calcext:value-type="float">
            <text:p>0.0717308626090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0:15:41 EDT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103" calcext:value-type="float">
            <text:p>0.10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0435091546132315 0.102819596249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0:15:46 EDT</text:p>
          </table:table-cell>
          <table:table-cell office:value-type="float" office:value="5.125" calcext:value-type="float">
            <text:p>5.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 0 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0:15:47 EDT</text:p>
          </table:table-cell>
          <table:table-cell office:value-type="float" office:value="0.558" calcext:value-type="float">
            <text:p>0.558</text:p>
          </table:table-cell>
          <table:table-cell office:value-type="float" office:value="0.074" calcext:value-type="float">
            <text:p>0.074</text:p>
          </table:table-cell>
          <table:table-cell table:number-columns-repeated="3"/>
          <table:table-cell office:value-type="float" office:value="553" calcext:value-type="float">
            <text:p>5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40740740740741" calcext:value-type="float">
            <text:p>0.0740740740740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0:15:47 EDT</text:p>
          </table:table-cell>
          <table:table-cell office:value-type="float" office:value="0.494" calcext:value-type="float">
            <text:p>0.494</text:p>
          </table:table-cell>
          <table:table-cell office:value-type="float" office:value="0.752" calcext:value-type="float">
            <text:p>0.752</text:p>
          </table:table-cell>
          <table:table-cell table:number-columns-repeated="3"/>
          <table:table-cell office:value-type="float" office:value="554" calcext:value-type="float">
            <text:p>5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52136752136752" calcext:value-type="float">
            <text:p>0.7521367521367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0:15:57 EDT</text:p>
          </table:table-cell>
          <table:table-cell office:value-type="float" office:value="9.358" calcext:value-type="float">
            <text:p>9.358</text:p>
          </table:table-cell>
          <table:table-cell office:value-type="float" office:value="-0.131" calcext:value-type="float">
            <text:p>-0.131</text:p>
          </table:table-cell>
          <table:table-cell office:value-type="float" office:value="1.194" calcext:value-type="float">
            <text:p>1.19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30646316882983 1.194445643582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0:15:57 EDT</text:p>
          </table:table-cell>
          <table:table-cell office:value-type="float" office:value="0.533" calcext:value-type="float">
            <text:p>0.533</text:p>
          </table:table-cell>
          <table:table-cell office:value-type="float" office:value="0.074" calcext:value-type="float">
            <text:p>0.074</text:p>
          </table:table-cell>
          <table:table-cell table:number-columns-repeated="3"/>
          <table:table-cell office:value-type="float" office:value="556" calcext:value-type="float">
            <text:p>5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40740740740741" calcext:value-type="float">
            <text:p>0.0740740740740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0:15:57 EDT</text:p>
          </table:table-cell>
          <table:table-cell office:value-type="float" office:value="0.03" calcext:value-type="float">
            <text:p>0.03</text:p>
          </table:table-cell>
          <table:table-cell office:value-type="float" office:value="0.049" calcext:value-type="float">
            <text:p>0.049</text:p>
          </table:table-cell>
          <table:table-cell table:number-columns-repeated="3"/>
          <table:table-cell office:value-type="float" office:value="557" calcext:value-type="float">
            <text:p>5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492343403938435" calcext:value-type="float">
            <text:p>0.0492343403938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0:15:57 EDT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table:number-columns-repeated="3"/>
          <table:table-cell office:value-type="float" office:value="558" calcext:value-type="float">
            <text:p>5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1730862609075" calcext:value-type="float">
            <text:p>0.0717308626090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0:15:57 EDT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103" calcext:value-type="float">
            <text:p>0.10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0435091546132315 0.102819596249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0:16:08 EDT</text:p>
          </table:table-cell>
          <table:table-cell office:value-type="float" office:value="10.657" calcext:value-type="float">
            <text:p>10.6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0:16:23 EDT</text:p>
          </table:table-cell>
          <table:table-cell office:value-type="float" office:value="14.713" calcext:value-type="float">
            <text:p>14.71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109" calcext:value-type="float">
            <text:p>0.10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00772755596635856 0.10860612056678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0:16:38 EDT</text:p>
          </table:table-cell>
          <table:table-cell office:value-type="float" office:value="15.454" calcext:value-type="float">
            <text:p>15.454</text:p>
          </table:table-cell>
          <table:table-cell office:value-type="float" office:value="0.103" calcext:value-type="float">
            <text:p>0.103</text:p>
          </table:table-cell>
          <table:table-cell table:number-columns-repeated="3"/>
          <table:table-cell office:value-type="float" office:value="562" calcext:value-type="float">
            <text:p>5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03351808006234" calcext:value-type="float">
            <text:p>0.1033518080062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0:16:51 EDT</text:p>
          </table:table-cell>
          <table:table-cell office:value-type="float" office:value="12.846" calcext:value-type="float">
            <text:p>12.8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63" calcext:value-type="float">
            <text:p>5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0:17:00 EDT</text:p>
          </table:table-cell>
          <table:table-cell office:value-type="float" office:value="9.368" calcext:value-type="float">
            <text:p>9.368</text:p>
          </table:table-cell>
          <table:table-cell office:value-type="float" office:value="0.057" calcext:value-type="float">
            <text:p>0.057</text:p>
          </table:table-cell>
          <table:table-cell table:number-columns-repeated="3"/>
          <table:table-cell office:value-type="float" office:value="564" calcext:value-type="float">
            <text:p>5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56980056980057" calcext:value-type="float">
            <text:p>0.0569800569800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0:17:08 EDT</text:p>
          </table:table-cell>
          <table:table-cell office:value-type="float" office:value="8.054" calcext:value-type="float">
            <text:p>8.054</text:p>
          </table:table-cell>
          <table:table-cell office:value-type="float" office:value="0.058" calcext:value-type="float">
            <text:p>0.058</text:p>
          </table:table-cell>
          <table:table-cell table:number-columns-repeated="3"/>
          <table:table-cell office:value-type="float" office:value="565" calcext:value-type="float">
            <text:p>5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578778135048231" calcext:value-type="float">
            <text:p>0.0578778135048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0:18:00 EDT</text:p>
          </table:table-cell>
          <table:table-cell office:value-type="float" office:value="51.684" calcext:value-type="float">
            <text:p>51.68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4" calcext:value-type="float">
            <text:p>0.094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426417607463678 0.09420450471305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Univ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0:18:01 EDT</text:p>
          </table:table-cell>
          <table:table-cell office:value-type="float" office:value="0.486" calcext:value-type="float">
            <text:p>0.486</text:p>
          </table:table-cell>
          <table:table-cell office:value-type="float" office:value="0.291" calcext:value-type="float">
            <text:p>0.291</text:p>
          </table:table-cell>
          <table:table-cell table:number-columns-repeated="3"/>
          <table:table-cell office:value-type="float" office:value="567" calcext:value-type="float">
            <text:p>5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90598290598291" calcext:value-type="float">
            <text:p>0.2905982905982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0:18:01 EDT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5" calcext:value-type="float">
            <text:p>0.035</text:p>
          </table:table-cell>
          <table:table-cell table:number-columns-repeated="3"/>
          <table:table-cell office:value-type="float" office:value="568" calcext:value-type="float">
            <text:p>5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346066713885605" calcext:value-type="float">
            <text:p>0.0346066713885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0:18:01 EDT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table:number-columns-repeated="3"/>
          <table:table-cell office:value-type="float" office:value="569" calcext:value-type="float">
            <text:p>5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07780447203468" calcext:value-type="float">
            <text:p>0.1077804472034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0:18:01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77" calcext:value-type="float">
            <text:p>0.07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075682588838356 0.07678160166095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0:18:33 EDT</text:p>
          </table:table-cell>
          <table:table-cell office:value-type="float" office:value="32.079" calcext:value-type="float">
            <text:p>32.0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71" calcext:value-type="float">
            <text:p>5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0:19:15 EDT</text:p>
          </table:table-cell>
          <table:table-cell office:value-type="float" office:value="42.627" calcext:value-type="float">
            <text:p>42.627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81" calcext:value-type="float">
            <text:p>0.08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166229280693586 0.08120250039485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0:19:52 EDT</text:p>
          </table:table-cell>
          <table:table-cell office:value-type="float" office:value="36.337" calcext:value-type="float">
            <text:p>36.337</text:p>
          </table:table-cell>
          <table:table-cell office:value-type="float" office:value="0.177" calcext:value-type="float">
            <text:p>0.177</text:p>
          </table:table-cell>
          <table:table-cell table:number-columns-repeated="3"/>
          <table:table-cell office:value-type="float" office:value="573" calcext:value-type="float">
            <text:p>5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76754788389793" calcext:value-type="float">
            <text:p>0.1767547883897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0:20:19 EDT</text:p>
          </table:table-cell>
          <table:table-cell office:value-type="float" office:value="26.823" calcext:value-type="float">
            <text:p>26.8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0:20:39 EDT</text:p>
          </table:table-cell>
          <table:table-cell office:value-type="float" office:value="20.623" calcext:value-type="float">
            <text:p>20.623</text:p>
          </table:table-cell>
          <table:table-cell office:value-type="float" office:value="0.148" calcext:value-type="float">
            <text:p>0.148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48148148148148" calcext:value-type="float">
            <text:p>0.1481481481481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0:20:53 EDT</text:p>
          </table:table-cell>
          <table:table-cell office:value-type="float" office:value="13.474" calcext:value-type="float">
            <text:p>13.474</text:p>
          </table:table-cell>
          <table:table-cell office:value-type="float" office:value="0.096" calcext:value-type="float">
            <text:p>0.096</text:p>
          </table:table-cell>
          <table:table-cell table:number-columns-repeated="3"/>
          <table:table-cell office:value-type="float" office:value="576" calcext:value-type="float">
            <text:p>5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962962962962963" calcext:value-type="float">
            <text:p>0.0962962962962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0:22:14 EDT</text:p>
          </table:table-cell>
          <table:table-cell office:value-type="float" office:value="81.568" calcext:value-type="float">
            <text:p>81.56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7" calcext:value-type="float">
            <text:p>0.0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00787645839802058 0.0700009886169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AllKKWilcoxRegrMulti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0:22:15 EDT</text:p>
          </table:table-cell>
          <table:table-cell office:value-type="float" office:value="0.367" calcext:value-type="float">
            <text:p>0.367</text:p>
          </table:table-cell>
          <table:table-cell office:value-type="float" office:value="0.291" calcext:value-type="float">
            <text:p>0.291</text:p>
          </table:table-cell>
          <table:table-cell table:number-columns-repeated="3"/>
          <table:table-cell office:value-type="float" office:value="578" calcext:value-type="float">
            <text:p>5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90598290598291" calcext:value-type="float">
            <text:p>0.2905982905982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UnivKKGEE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0:22:15 EDT</text:p>
          </table:table-cell>
          <table:table-cell office:value-type="float" office:value="0.008" calcext:value-type="float">
            <text:p>0.008</text:p>
          </table:table-cell>
          <table:table-cell office:value-type="float" office:value="0.206" calcext:value-type="float">
            <text:p>0.206</text:p>
          </table:table-cell>
          <table:table-cell table:number-columns-repeated="3"/>
          <table:table-cell office:value-type="float" office:value="579" calcext:value-type="float">
            <text:p>5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06028850727039" calcext:value-type="float">
            <text:p>0.2060288507270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UnivKKGEE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0:22:15 EDT</text:p>
          </table:table-cell>
          <table:table-cell office:value-type="float" office:value="0.02" calcext:value-type="float">
            <text:p>0.02</text:p>
          </table:table-cell>
          <table:table-cell office:value-type="float" office:value="0.313" calcext:value-type="float">
            <text:p>0.313</text:p>
          </table:table-cell>
          <table:table-cell table:number-columns-repeated="3"/>
          <table:table-cell office:value-type="float" office:value="580" calcext:value-type="float">
            <text:p>5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3053283303683" calcext:value-type="float">
            <text:p>0.3130532833036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UnivKKGEE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0:22:15 EDT</text:p>
          </table:table-cell>
          <table:table-cell office:value-type="float" office:value="0" calcext:value-type="float">
            <text:p>0</text:p>
          </table:table-cell>
          <table:table-cell office:value-type="float" office:value="-0.194" calcext:value-type="float">
            <text:p>-0.194</text:p>
          </table:table-cell>
          <table:table-cell office:value-type="float" office:value="0.606" calcext:value-type="float">
            <text:p>0.60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94243462380189 0.6063011638342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UnivKKGEE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0:22:15 EDT</text:p>
          </table:table-cell>
          <table:table-cell office:value-type="float" office:value="0.405" calcext:value-type="float">
            <text:p>0.405</text:p>
          </table:table-cell>
          <table:table-cell office:value-type="float" office:value="0.855" calcext:value-type="float">
            <text:p>0.855</text:p>
          </table:table-cell>
          <table:table-cell table:number-columns-repeated="3"/>
          <table:table-cell office:value-type="float" office:value="582" calcext:value-type="float">
            <text:p>5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54700854700855" calcext:value-type="float">
            <text:p>0.8547008547008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GEE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0:22:15 EDT</text:p>
          </table:table-cell>
          <table:table-cell office:value-type="float" office:value="0.017" calcext:value-type="float">
            <text:p>0.017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583" calcext:value-type="float">
            <text:p>5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7447604262165" calcext:value-type="float">
            <text:p>0.2374476042621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GEE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0:22:15 EDT</text:p>
          </table:table-cell>
          <table:table-cell office:value-type="float" office:value="0.023" calcext:value-type="float">
            <text:p>0.023</text:p>
          </table:table-cell>
          <table:table-cell office:value-type="float" office:value="0.116" calcext:value-type="float">
            <text:p>0.116</text:p>
          </table:table-cell>
          <table:table-cell table:number-columns-repeated="3"/>
          <table:table-cell office:value-type="float" office:value="584" calcext:value-type="float">
            <text:p>5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16018192349342" calcext:value-type="float">
            <text:p>0.1160181923493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GEE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0:22:15 EDT</text:p>
          </table:table-cell>
          <table:table-cell office:value-type="float" office:value="0" calcext:value-type="float">
            <text:p>0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534" calcext:value-type="float">
            <text:p>0.53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586561459527636 0.5335513544770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GEE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0:22:15 EDT</text:p>
          </table:table-cell>
          <table:table-cell office:value-type="float" office:value="0.401" calcext:value-type="float">
            <text:p>0.401</text:p>
          </table:table-cell>
          <table:table-cell office:value-type="float" office:value="0.826" calcext:value-type="float">
            <text:p>0.826</text:p>
          </table:table-cell>
          <table:table-cell table:number-columns-repeated="3"/>
          <table:table-cell office:value-type="float" office:value="586" calcext:value-type="float">
            <text:p>5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26210826210826" calcext:value-type="float">
            <text:p>0.8262108262108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UnivKKGLMM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0:22:16 EDT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6" calcext:value-type="float">
            <text:p>0.206</text:p>
          </table:table-cell>
          <table:table-cell table:number-columns-repeated="3"/>
          <table:table-cell office:value-type="float" office:value="587" calcext:value-type="float">
            <text:p>5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06028850727091" calcext:value-type="float">
            <text:p>0.2060288507270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UnivKKGLMM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0:22:16 EDT</text:p>
          </table:table-cell>
          <table:table-cell office:value-type="float" office:value="0" calcext:value-type="float">
            <text:p>0</text:p>
          </table:table-cell>
          <table:table-cell office:value-type="float" office:value="0.606" calcext:value-type="float">
            <text:p>0.606</text:p>
          </table:table-cell>
          <table:table-cell table:number-columns-repeated="3"/>
          <table:table-cell office:value-type="float" office:value="588" calcext:value-type="float">
            <text:p>5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05668767651259" calcext:value-type="float">
            <text:p>0.6056687676512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UnivKKGLMM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0:22:16 EDT</text:p>
          </table:table-cell>
          <table:table-cell office:value-type="float" office:value="0" calcext:value-type="float">
            <text:p>0</text:p>
          </table:table-cell>
          <table:table-cell office:value-type="float" office:value="-0.576" calcext:value-type="float">
            <text:p>-0.576</text:p>
          </table:table-cell>
          <table:table-cell office:value-type="float" office:value="0.988" calcext:value-type="float">
            <text:p>0.98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76144042389332 0.9882017438435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UnivKKGLMM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0:22:16 EDT</text:p>
          </table:table-cell>
          <table:table-cell office:value-type="float" office:value="0.716" calcext:value-type="float">
            <text:p>0.716</text:p>
          </table:table-cell>
          <table:table-cell office:value-type="float" office:value="0.855" calcext:value-type="float">
            <text:p>0.855</text:p>
          </table:table-cell>
          <table:table-cell table:number-columns-repeated="3"/>
          <table:table-cell office:value-type="float" office:value="590" calcext:value-type="float">
            <text:p>5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54700854700855" calcext:value-type="float">
            <text:p>0.8547008547008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GLMM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0:22:17 EDT</text:p>
          </table:table-cell>
          <table:table-cell office:value-type="float" office:value="0.531" calcext:value-type="float">
            <text:p>0.531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591" calcext:value-type="float">
            <text:p>5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37461334107503" calcext:value-type="float">
            <text:p>0.2374613341075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GLMM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0:22:1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609" calcext:value-type="float">
            <text:p>0.609</text:p>
          </table:table-cell>
          <table:table-cell table:number-columns-repeated="3"/>
          <table:table-cell office:value-type="float" office:value="592" calcext:value-type="float">
            <text:p>5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09253907122776" calcext:value-type="float">
            <text:p>0.6092539071227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GLMM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0:22:17 EDT</text:p>
          </table:table-cell>
          <table:table-cell office:value-type="float" office:value="0" calcext:value-type="float">
            <text:p>0</text:p>
          </table:table-cell>
          <table:table-cell office:value-type="float" office:value="-0.673" calcext:value-type="float">
            <text:p>-0.673</text:p>
          </table:table-cell>
          <table:table-cell office:value-type="float" office:value="1.148" calcext:value-type="float">
            <text:p>1.14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73085297019018 1.148007965234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GLMM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0:22:18 EDT</text:p>
          </table:table-cell>
          <table:table-cell office:value-type="float" office:value="0.577" calcext:value-type="float">
            <text:p>0.577</text:p>
          </table:table-cell>
          <table:table-cell office:value-type="float" office:value="0.826" calcext:value-type="float">
            <text:p>0.826</text:p>
          </table:table-cell>
          <table:table-cell table:number-columns-repeated="3"/>
          <table:table-cell office:value-type="float" office:value="594" calcext:value-type="float">
            <text:p>5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26210826210826" calcext:value-type="float">
            <text:p>0.8262108262108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0:22:18 EDT</text:p>
          </table:table-cell>
          <table:table-cell office:value-type="float" office:value="0.032" calcext:value-type="float">
            <text:p>0.032</text:p>
          </table:table-cell>
          <table:table-cell office:value-type="float" office:value="0.347" calcext:value-type="float">
            <text:p>0.347</text:p>
          </table:table-cell>
          <table:table-cell table:number-columns-repeated="3"/>
          <table:table-cell office:value-type="float" office:value="595" calcext:value-type="float">
            <text:p>5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46593404185351" calcext:value-type="float">
            <text:p>0.3465934041853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0:22:18 EDT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table:number-columns-repeated="3"/>
          <table:table-cell office:value-type="float" office:value="596" calcext:value-type="float">
            <text:p>5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75579580409011" calcext:value-type="float">
            <text:p>0.1755795804090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0:22:1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848" calcext:value-type="float">
            <text:p>0.84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493098476905 0.8481177931397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0:22:30 EDT</text:p>
          </table:table-cell>
          <table:table-cell office:value-type="float" office:value="11.97" calcext:value-type="float">
            <text:p>11.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98" calcext:value-type="float">
            <text:p>5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0:22:42 EDT</text:p>
          </table:table-cell>
          <table:table-cell office:value-type="float" office:value="12.101" calcext:value-type="float">
            <text:p>12.101</text:p>
          </table:table-cell>
          <table:table-cell office:value-type="float" office:value="-0.225" calcext:value-type="float">
            <text:p>-0.225</text:p>
          </table:table-cell>
          <table:table-cell office:value-type="float" office:value="0.906" calcext:value-type="float">
            <text:p>0.90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25323976486892 0.9056883927397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0:22:54 EDT</text:p>
          </table:table-cell>
          <table:table-cell office:value-type="float" office:value="11.932" calcext:value-type="float">
            <text:p>11.932</text:p>
          </table:table-cell>
          <table:table-cell office:value-type="float" office:value="0.291" calcext:value-type="float">
            <text:p>0.291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90598290598291" calcext:value-type="float">
            <text:p>0.2905982905982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0:23:13 EDT</text:p>
          </table:table-cell>
          <table:table-cell office:value-type="float" office:value="19.486" calcext:value-type="float">
            <text:p>19.4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0:23:34 EDT</text:p>
          </table:table-cell>
          <table:table-cell office:value-type="float" office:value="20.963" calcext:value-type="float">
            <text:p>20.963</text:p>
          </table:table-cell>
          <table:table-cell office:value-type="float" office:value="0.142" calcext:value-type="float">
            <text:p>0.142</text:p>
          </table:table-cell>
          <table:table-cell table:number-columns-repeated="3"/>
          <table:table-cell office:value-type="float" office:value="602" calcext:value-type="float">
            <text:p>6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42450142450142" calcext:value-type="float">
            <text:p>0.1424501424501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0:23:56 EDT</text:p>
          </table:table-cell>
          <table:table-cell office:value-type="float" office:value="21.878" calcext:value-type="float">
            <text:p>21.878</text:p>
          </table:table-cell>
          <table:table-cell office:value-type="float" office:value="0.553" calcext:value-type="float">
            <text:p>0.553</text:p>
          </table:table-cell>
          <table:table-cell table:number-columns-repeated="3"/>
          <table:table-cell office:value-type="float" office:value="603" calcext:value-type="float">
            <text:p>6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52706552706553" calcext:value-type="float">
            <text:p>0.5527065527065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QuantileRegrIVWC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0:23:57 EDT</text:p>
          </table:table-cell>
          <table:table-cell office:value-type="float" office:value="0.626" calcext:value-type="float">
            <text:p>0.626</text:p>
          </table:table-cell>
          <table:table-cell office:value-type="float" office:value="0.718" calcext:value-type="float">
            <text:p>0.718</text:p>
          </table:table-cell>
          <table:table-cell table:number-columns-repeated="3"/>
          <table:table-cell office:value-type="float" office:value="604" calcext:value-type="float">
            <text:p>6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17948717948718" calcext:value-type="float">
            <text:p>0.7179487179487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0:23:57 EDT</text:p>
          </table:table-cell>
          <table:table-cell office:value-type="float" office:value="0.04" calcext:value-type="float">
            <text:p>0.04</text:p>
          </table:table-cell>
          <table:table-cell office:value-type="float" office:value="0.347" calcext:value-type="float">
            <text:p>0.347</text:p>
          </table:table-cell>
          <table:table-cell table:number-columns-repeated="3"/>
          <table:table-cell office:value-type="float" office:value="605" calcext:value-type="float">
            <text:p>6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46593404185351" calcext:value-type="float">
            <text:p>0.3465934041853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0:23:57 EDT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table:number-columns-repeated="3"/>
          <table:table-cell office:value-type="float" office:value="606" calcext:value-type="float">
            <text:p>6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75579580409011" calcext:value-type="float">
            <text:p>0.1755795804090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0:23:5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848" calcext:value-type="float">
            <text:p>0.84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493098476905 0.8481177931397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0:24:10 EDT</text:p>
          </table:table-cell>
          <table:table-cell office:value-type="float" office:value="12.96" calcext:value-type="float">
            <text:p>12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08" calcext:value-type="float">
            <text:p>6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0:24:22 EDT</text:p>
          </table:table-cell>
          <table:table-cell office:value-type="float" office:value="12.537" calcext:value-type="float">
            <text:p>12.537</text:p>
          </table:table-cell>
          <table:table-cell office:value-type="float" office:value="-0.225" calcext:value-type="float">
            <text:p>-0.225</text:p>
          </table:table-cell>
          <table:table-cell office:value-type="float" office:value="0.934" calcext:value-type="float">
            <text:p>0.93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25323976486892 0.9342811108020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0:24:35 EDT</text:p>
          </table:table-cell>
          <table:table-cell office:value-type="float" office:value="12.805" calcext:value-type="float">
            <text:p>12.805</text:p>
          </table:table-cell>
          <table:table-cell office:value-type="float" office:value="0.194" calcext:value-type="float">
            <text:p>0.194</text:p>
          </table:table-cell>
          <table:table-cell table:number-columns-repeated="3"/>
          <table:table-cell office:value-type="float" office:value="610" calcext:value-type="float">
            <text:p>6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93732193732194" calcext:value-type="float">
            <text:p>0.1937321937321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0:24:57 EDT</text:p>
          </table:table-cell>
          <table:table-cell office:value-type="float" office:value="21.788" calcext:value-type="float">
            <text:p>21.7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0:25:19 EDT</text:p>
          </table:table-cell>
          <table:table-cell office:value-type="float" office:value="22.368" calcext:value-type="float">
            <text:p>22.368</text:p>
          </table:table-cell>
          <table:table-cell office:value-type="float" office:value="0.142" calcext:value-type="float">
            <text:p>0.142</text:p>
          </table:table-cell>
          <table:table-cell table:number-columns-repeated="3"/>
          <table:table-cell office:value-type="float" office:value="612" calcext:value-type="float">
            <text:p>6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42450142450142" calcext:value-type="float">
            <text:p>0.1424501424501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0:25:37 EDT</text:p>
          </table:table-cell>
          <table:table-cell office:value-type="float" office:value="18.308" calcext:value-type="float">
            <text:p>18.308</text:p>
          </table:table-cell>
          <table:table-cell office:value-type="float" office:value="0.553" calcext:value-type="float">
            <text:p>0.553</text:p>
          </table:table-cell>
          <table:table-cell table:number-columns-repeated="3"/>
          <table:table-cell office:value-type="float" office:value="613" calcext:value-type="float">
            <text:p>6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52706552706553" calcext:value-type="float">
            <text:p>0.5527065527065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KKQuantileRegrCombinedLikelihood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0:25:38 EDT</text:p>
          </table:table-cell>
          <table:table-cell office:value-type="float" office:value="0.413" calcext:value-type="float">
            <text:p>0.413</text:p>
          </table:table-cell>
          <table:table-cell office:value-type="float" office:value="0.718" calcext:value-type="float">
            <text:p>0.718</text:p>
          </table:table-cell>
          <table:table-cell table:number-columns-repeated="3"/>
          <table:table-cell office:value-type="float" office:value="614" calcext:value-type="float">
            <text:p>6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17948717948718" calcext:value-type="float">
            <text:p>0.7179487179487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0:25:38 EDT</text:p>
          </table:table-cell>
          <table:table-cell office:value-type="float" office:value="0.003" calcext:value-type="float">
            <text:p>0.003</text:p>
          </table:table-cell>
          <table:table-cell office:value-type="float" office:value="0.174" calcext:value-type="float">
            <text:p>0.174</text:p>
          </table:table-cell>
          <table:table-cell table:number-columns-repeated="3"/>
          <table:table-cell office:value-type="float" office:value="615" calcext:value-type="float">
            <text:p>6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74133364225453" calcext:value-type="float">
            <text:p>0.1741333642254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0:25:3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322" calcext:value-type="float">
            <text:p>0.322</text:p>
          </table:table-cell>
          <table:table-cell table:number-columns-repeated="3"/>
          <table:table-cell office:value-type="float" office:value="616" calcext:value-type="float">
            <text:p>6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21905714450127" calcext:value-type="float">
            <text:p>0.3219057144501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0:25:38 EDT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  <table:table-cell office:value-type="float" office:value="0.519" calcext:value-type="float">
            <text:p>0.51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70418016715915 0.5186847451668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0:25:39 EDT</text:p>
          </table:table-cell>
          <table:table-cell office:value-type="float" office:value="0.985" calcext:value-type="float">
            <text:p>0.9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18" calcext:value-type="float">
            <text:p>6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0:25:41 EDT</text:p>
          </table:table-cell>
          <table:table-cell office:value-type="float" office:value="2.369" calcext:value-type="float">
            <text:p>2.369</text:p>
          </table:table-cell>
          <table:table-cell office:value-type="float" office:value="-0.138" calcext:value-type="float">
            <text:p>-0.138</text:p>
          </table:table-cell>
          <table:table-cell office:value-type="float" office:value="0.486" calcext:value-type="float">
            <text:p>0.48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3837322412642 0.4864503442026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0:25:43 EDT</text:p>
          </table:table-cell>
          <table:table-cell office:value-type="float" office:value="2.168" calcext:value-type="float">
            <text:p>2.168</text:p>
          </table:table-cell>
          <table:table-cell office:value-type="float" office:value="0.212" calcext:value-type="float">
            <text:p>0.212</text:p>
          </table:table-cell>
          <table:table-cell table:number-columns-repeated="3"/>
          <table:table-cell office:value-type="float" office:value="620" calcext:value-type="float">
            <text:p>6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12314458702438" calcext:value-type="float">
            <text:p>0.2123144587024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0:25:49 EDT</text:p>
          </table:table-cell>
          <table:table-cell office:value-type="float" office:value="5.392" calcext:value-type="float">
            <text:p>5.3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0:25:50 EDT</text:p>
          </table:table-cell>
          <table:table-cell office:value-type="float" office:value="1.662" calcext:value-type="float">
            <text:p>1.662</text:p>
          </table:table-cell>
          <table:table-cell office:value-type="float" office:value="0.268" calcext:value-type="float">
            <text:p>0.268</text:p>
          </table:table-cell>
          <table:table-cell table:number-columns-repeated="3"/>
          <table:table-cell office:value-type="float" office:value="622" calcext:value-type="float">
            <text:p>6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67806267806268" calcext:value-type="float">
            <text:p>0.2678062678062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0:26:04 EDT</text:p>
          </table:table-cell>
          <table:table-cell office:value-type="float" office:value="13.726" calcext:value-type="float">
            <text:p>13.726</text:p>
          </table:table-cell>
          <table:table-cell office:value-type="float" office:value="0.128" calcext:value-type="float">
            <text:p>0.128</text:p>
          </table:table-cell>
          <table:table-cell table:number-columns-repeated="3"/>
          <table:table-cell office:value-type="float" office:value="623" calcext:value-type="float">
            <text:p>6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27659574468085" calcext:value-type="float">
            <text:p>0.1276595744680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0:26:11 EDT</text:p>
          </table:table-cell>
          <table:table-cell office:value-type="float" office:value="6.398" calcext:value-type="float">
            <text:p>6.398</text:p>
          </table:table-cell>
          <table:table-cell office:value-type="float" office:value="-0.115" calcext:value-type="float">
            <text:p>-0.115</text:p>
          </table:table-cell>
          <table:table-cell office:value-type="float" office:value="0.463" calcext:value-type="float">
            <text:p>0.46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15023269774355 0.4632899982252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0:26:11 EDT</text:p>
          </table:table-cell>
          <table:table-cell office:value-type="float" office:value="0.552" calcext:value-type="float">
            <text:p>0.552</text:p>
          </table:table-cell>
          <table:table-cell office:value-type="float" office:value="0.291" calcext:value-type="float">
            <text:p>0.291</text:p>
          </table:table-cell>
          <table:table-cell table:number-columns-repeated="3"/>
          <table:table-cell office:value-type="float" office:value="625" calcext:value-type="float">
            <text:p>6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90598290598291" calcext:value-type="float">
            <text:p>0.2905982905982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0:26:11 EDT</text:p>
          </table:table-cell>
          <table:table-cell office:value-type="float" office:value="0.042" calcext:value-type="float">
            <text:p>0.042</text:p>
          </table:table-cell>
          <table:table-cell office:value-type="float" office:value="0.27" calcext:value-type="float">
            <text:p>0.27</text:p>
          </table:table-cell>
          <table:table-cell table:number-columns-repeated="3"/>
          <table:table-cell office:value-type="float" office:value="626" calcext:value-type="float">
            <text:p>6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70313590897603" calcext:value-type="float">
            <text:p>0.2703135908976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0:26:11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627" calcext:value-type="float">
            <text:p>6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595997369609041" calcext:value-type="float">
            <text:p>0.0595997369609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0:26:11 EDT</text:p>
          </table:table-cell>
          <table:table-cell office:value-type="float" office:value="0" calcext:value-type="float">
            <text:p>0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552" calcext:value-type="float">
            <text:p>0.55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109375573948149 0.5515647391900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0:26:26 EDT</text:p>
          </table:table-cell>
          <table:table-cell office:value-type="float" office:value="14.487" calcext:value-type="float">
            <text:p>14.4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0:26:35 EDT</text:p>
          </table:table-cell>
          <table:table-cell office:value-type="float" office:value="9.6" calcext:value-type="float">
            <text:p>9.6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715" calcext:value-type="float">
            <text:p>0.71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265067326262248 0.7148930239247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0:26:45 EDT</text:p>
          </table:table-cell>
          <table:table-cell office:value-type="float" office:value="9.76" calcext:value-type="float">
            <text:p>9.76</text:p>
          </table:table-cell>
          <table:table-cell office:value-type="float" office:value="0.078" calcext:value-type="float">
            <text:p>0.078</text:p>
          </table:table-cell>
          <table:table-cell table:number-columns-repeated="3"/>
          <table:table-cell office:value-type="float" office:value="631" calcext:value-type="float">
            <text:p>6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83363245130352" calcext:value-type="float">
            <text:p>0.0783363245130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0:27:09 EDT</text:p>
          </table:table-cell>
          <table:table-cell office:value-type="float" office:value="23.56" calcext:value-type="float">
            <text:p>23.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32" calcext:value-type="float">
            <text:p>6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0:27:26 EDT</text:p>
          </table:table-cell>
          <table:table-cell office:value-type="float" office:value="17.575" calcext:value-type="float">
            <text:p>17.575</text:p>
          </table:table-cell>
          <table:table-cell office:value-type="float" office:value="0.148" calcext:value-type="float">
            <text:p>0.148</text:p>
          </table:table-cell>
          <table:table-cell table:number-columns-repeated="3"/>
          <table:table-cell office:value-type="float" office:value="633" calcext:value-type="float">
            <text:p>6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48148148148148" calcext:value-type="float">
            <text:p>0.1481481481481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0:28:26 EDT</text:p>
          </table:table-cell>
          <table:table-cell office:value-type="float" office:value="60.298" calcext:value-type="float">
            <text:p>60.298</text:p>
          </table:table-cell>
          <table:table-cell office:value-type="float" office:value="0.073" calcext:value-type="float">
            <text:p>0.073</text:p>
          </table:table-cell>
          <table:table-cell table:number-columns-repeated="3"/>
          <table:table-cell office:value-type="float" office:value="634" calcext:value-type="float">
            <text:p>6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27272727272727" calcext:value-type="float">
            <text:p>0.0727272727272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0:29:12 EDT</text:p>
          </table:table-cell>
          <table:table-cell office:value-type="float" office:value="45.617" calcext:value-type="float">
            <text:p>45.617</text:p>
          </table:table-cell>
          <table:table-cell office:value-type="float" office:value="0.034" calcext:value-type="float">
            <text:p>0.034</text:p>
          </table:table-cell>
          <table:table-cell office:value-type="float" office:value="0.506" calcext:value-type="float">
            <text:p>0.506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343000089895994 0.5063760991274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KK21stepwise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0:29:13 EDT</text:p>
          </table:table-cell>
          <table:table-cell office:value-type="float" office:value="0.588" calcext:value-type="float">
            <text:p>0.588</text:p>
          </table:table-cell>
          <table:table-cell office:value-type="float" office:value="0.291" calcext:value-type="float">
            <text:p>0.291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90598290598291" calcext:value-type="float">
            <text:p>0.2905982905982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0:29:13 ED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637" calcext:value-type="float">
            <text:p>6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993319525007311" calcext:value-type="float">
            <text:p>0.0099331952500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0:29:13 EDT</text:p>
          </table:table-cell>
          <table:table-cell office:value-type="float" office:value="0" calcext:value-type="float">
            <text:p>0</text:p>
          </table:table-cell>
          <table:table-cell office:value-type="float" office:value="0.771" calcext:value-type="float">
            <text:p>0.771</text:p>
          </table:table-cell>
          <table:table-cell table:number-columns-repeated="3"/>
          <table:table-cell office:value-type="float" office:value="638" calcext:value-type="float">
            <text:p>6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71469024989024" calcext:value-type="float">
            <text:p>0.7714690249890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0:29:13 EDT</text:p>
          </table:table-cell>
          <table:table-cell office:value-type="float" office:value="0" calcext:value-type="float">
            <text:p>0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077" calcext:value-type="float">
            <text:p>0.07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575333616223277 0.07739975212247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0:29:13 EDT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0:29:15 EDT</text:p>
          </table:table-cell>
          <table:table-cell office:value-type="float" office:value="1.892" calcext:value-type="float">
            <text:p>1.892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08" calcext:value-type="float">
            <text:p>0.0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580886055571009 0.08033683027993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0:29:17 EDT</text:p>
          </table:table-cell>
          <table:table-cell office:value-type="float" office:value="1.996" calcext:value-type="float">
            <text:p>1.996</text:p>
          </table:table-cell>
          <table:table-cell office:value-type="float" office:value="0.78" calcext:value-type="float">
            <text:p>0.78</text:p>
          </table:table-cell>
          <table:table-cell table:number-columns-repeated="3"/>
          <table:table-cell office:value-type="float" office:value="642" calcext:value-type="float">
            <text:p>6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80374654001945" calcext:value-type="float">
            <text:p>0.7803746540019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0:29:21 EDT</text:p>
          </table:table-cell>
          <table:table-cell office:value-type="float" office:value="4.074" calcext:value-type="float">
            <text:p>4.0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43" calcext:value-type="float">
            <text:p>6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0:29:22 EDT</text:p>
          </table:table-cell>
          <table:table-cell office:value-type="float" office:value="0.72" calcext:value-type="float">
            <text:p>0.72</text:p>
          </table:table-cell>
          <table:table-cell office:value-type="float" office:value="0.752" calcext:value-type="float">
            <text:p>0.752</text:p>
          </table:table-cell>
          <table:table-cell table:number-columns-repeated="3"/>
          <table:table-cell office:value-type="float" office:value="644" calcext:value-type="float">
            <text:p>6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52136752136752" calcext:value-type="float">
            <text:p>0.7521367521367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0:29:22 EDT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645" calcext:value-type="float">
            <text:p>6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0:29:23 EDT</text:p>
          </table:table-cell>
          <table:table-cell office:value-type="float" office:value="0.35" calcext:value-type="float">
            <text:p>0.35</text:p>
          </table:table-cell>
          <table:table-cell office:value-type="float" office:value="0.752" calcext:value-type="float">
            <text:p>0.752</text:p>
          </table:table-cell>
          <table:table-cell table:number-columns-repeated="3"/>
          <table:table-cell office:value-type="float" office:value="646" calcext:value-type="float">
            <text:p>6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52136752136752" calcext:value-type="float">
            <text:p>0.7521367521367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0:29:23 EDT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47" calcext:value-type="float">
            <text:p>6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0:29:2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48" calcext:value-type="float">
            <text:p>6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0:29:23 EDT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499349679446006 0.0499349679446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0:29:25 EDT</text:p>
          </table:table-cell>
          <table:table-cell office:value-type="float" office:value="2.466" calcext:value-type="float">
            <text:p>2.4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0:29:26 EDT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51" calcext:value-type="float">
            <text:p>6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0:29:27 EDT</text:p>
          </table:table-cell>
          <table:table-cell office:value-type="float" office:value="0.583" calcext:value-type="float">
            <text:p>0.583</text:p>
          </table:table-cell>
          <table:table-cell office:value-type="float" office:value="0.04" calcext:value-type="float">
            <text:p>0.04</text:p>
          </table:table-cell>
          <table:table-cell table:number-columns-repeated="3"/>
          <table:table-cell office:value-type="float" office:value="652" calcext:value-type="float">
            <text:p>6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398860398860399" calcext:value-type="float">
            <text:p>0.039886039886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0:29:34 EDT</text:p>
          </table:table-cell>
          <table:table-cell office:value-type="float" office:value="7.896" calcext:value-type="float">
            <text:p>7.896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069" calcext:value-type="float">
            <text:p>0.06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579142412925183 0.06949708955102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0:29:35 EDT</text:p>
          </table:table-cell>
          <table:table-cell office:value-type="float" office:value="0.334" calcext:value-type="float">
            <text:p>0.334</text:p>
          </table:table-cell>
          <table:table-cell office:value-type="float" office:value="0.752" calcext:value-type="float">
            <text:p>0.752</text:p>
          </table:table-cell>
          <table:table-cell table:number-columns-repeated="3"/>
          <table:table-cell office:value-type="float" office:value="654" calcext:value-type="float">
            <text:p>6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52136752136752" calcext:value-type="float">
            <text:p>0.7521367521367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0:29:35 EDT</text:p>
          </table:table-cell>
          <table:table-cell office:value-type="float" office:value="0.005" calcext:value-type="float">
            <text:p>0.005</text:p>
          </table:table-cell>
          <table:table-cell office:value-type="float" office:value="0.138" calcext:value-type="float">
            <text:p>0.138</text:p>
          </table:table-cell>
          <table:table-cell table:number-columns-repeated="3"/>
          <table:table-cell office:value-type="float" office:value="655" calcext:value-type="float">
            <text:p>6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38294540728533" calcext:value-type="float">
            <text:p>0.1382945407285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0:29:35 EDT</text:p>
          </table:table-cell>
          <table:table-cell office:value-type="float" office:value="0" calcext:value-type="float">
            <text:p>0</text:p>
          </table:table-cell>
          <table:table-cell office:value-type="float" office:value="0.432" calcext:value-type="float">
            <text:p>0.432</text:p>
          </table:table-cell>
          <table:table-cell table:number-columns-repeated="3"/>
          <table:table-cell office:value-type="float" office:value="656" calcext:value-type="float">
            <text:p>6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32318601322459" calcext:value-type="float">
            <text:p>0.4323186013224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0:29:35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207" calcext:value-type="float">
            <text:p>-0.207</text:p>
          </table:table-cell>
          <table:table-cell office:value-type="float" office:value="0.483" calcext:value-type="float">
            <text:p>0.48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06893803892241 0.4834828853493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0:29:36 EDT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0:29:38 EDT</text:p>
          </table:table-cell>
          <table:table-cell office:value-type="float" office:value="1.786" calcext:value-type="float">
            <text:p>1.786</text:p>
          </table:table-cell>
          <table:table-cell office:value-type="float" office:value="-0.188" calcext:value-type="float">
            <text:p>-0.188</text:p>
          </table:table-cell>
          <table:table-cell office:value-type="float" office:value="0.491" calcext:value-type="float">
            <text:p>0.49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87936610096409 0.4910728484495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0:29:39 EDT</text:p>
          </table:table-cell>
          <table:table-cell office:value-type="float" office:value="1.939" calcext:value-type="float">
            <text:p>1.939</text:p>
          </table:table-cell>
          <table:table-cell office:value-type="float" office:value="0.368" calcext:value-type="float">
            <text:p>0.368</text:p>
          </table:table-cell>
          <table:table-cell table:number-columns-repeated="3"/>
          <table:table-cell office:value-type="float" office:value="660" calcext:value-type="float">
            <text:p>6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68382746994175" calcext:value-type="float">
            <text:p>0.3683827469941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0:29:43 EDT</text:p>
          </table:table-cell>
          <table:table-cell office:value-type="float" office:value="4.001" calcext:value-type="float">
            <text:p>4.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61" calcext:value-type="float">
            <text:p>6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0:29:45 EDT</text:p>
          </table:table-cell>
          <table:table-cell office:value-type="float" office:value="1.458" calcext:value-type="float">
            <text:p>1.458</text:p>
          </table:table-cell>
          <table:table-cell office:value-type="float" office:value="0.393" calcext:value-type="float">
            <text:p>0.393</text:p>
          </table:table-cell>
          <table:table-cell table:number-columns-repeated="3"/>
          <table:table-cell office:value-type="float" office:value="662" calcext:value-type="float">
            <text:p>6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93162393162393" calcext:value-type="float">
            <text:p>0.3931623931623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0:30:06 EDT</text:p>
          </table:table-cell>
          <table:table-cell office:value-type="float" office:value="20.576" calcext:value-type="float">
            <text:p>20.576</text:p>
          </table:table-cell>
          <table:table-cell office:value-type="float" office:value="0.207" calcext:value-type="float">
            <text:p>0.207</text:p>
          </table:table-cell>
          <table:table-cell table:number-columns-repeated="3"/>
          <table:table-cell office:value-type="float" office:value="663" calcext:value-type="float">
            <text:p>6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07119741100324" calcext:value-type="float">
            <text:p>0.2071197411003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0:30:11 EDT</text:p>
          </table:table-cell>
          <table:table-cell office:value-type="float" office:value="5.933" calcext:value-type="float">
            <text:p>5.933</text:p>
          </table:table-cell>
          <table:table-cell office:value-type="float" office:value="-0.151" calcext:value-type="float">
            <text:p>-0.151</text:p>
          </table:table-cell>
          <table:table-cell office:value-type="float" office:value="0.428" calcext:value-type="float">
            <text:p>0.42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5139665014766 0.4279857316047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0:30:12 EDT</text:p>
          </table:table-cell>
          <table:table-cell office:value-type="float" office:value="0.45" calcext:value-type="float">
            <text:p>0.45</text:p>
          </table:table-cell>
          <table:table-cell office:value-type="float" office:value="0.752" calcext:value-type="float">
            <text:p>0.752</text:p>
          </table:table-cell>
          <table:table-cell table:number-columns-repeated="3"/>
          <table:table-cell office:value-type="float" office:value="665" calcext:value-type="float">
            <text:p>6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52136752136752" calcext:value-type="float">
            <text:p>0.7521367521367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0:30:12 EDT</text:p>
          </table:table-cell>
          <table:table-cell office:value-type="float" office:value="0.479" calcext:value-type="float">
            <text:p>0.479</text:p>
          </table:table-cell>
          <table:table-cell office:value-type="float" office:value="-0.093" calcext:value-type="float">
            <text:p>-0.093</text:p>
          </table:table-cell>
          <table:table-cell table:number-columns-repeated="3"/>
          <table:table-cell office:value-type="float" office:value="666" calcext:value-type="float">
            <text:p>6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925325204999244" calcext:value-type="float">
            <text:p>-0.0925325204999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0:30:12 EDT</text:p>
          </table:table-cell>
          <table:table-cell office:value-type="float" office:value="0" calcext:value-type="float">
            <text:p>0</text:p>
          </table:table-cell>
          <table:table-cell office:value-type="float" office:value="0.531" calcext:value-type="float">
            <text:p>0.531</text:p>
          </table:table-cell>
          <table:table-cell table:number-columns-repeated="3"/>
          <table:table-cell office:value-type="float" office:value="667" calcext:value-type="float">
            <text:p>6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30881423368594" calcext:value-type="float">
            <text:p>0.5308814233685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0:30:12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382" calcext:value-type="float">
            <text:p>-0.382</text:p>
          </table:table-cell>
          <table:table-cell office:value-type="float" office:value="0.197" calcext:value-type="float">
            <text:p>0.19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81940007866334 0.1968749668664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0:32:52 EDT</text:p>
          </table:table-cell>
          <table:table-cell office:value-type="float" office:value="159.763" calcext:value-type="float">
            <text:p>159.7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0:33:59 EDT</text:p>
          </table:table-cell>
          <table:table-cell office:value-type="float" office:value="66.327" calcext:value-type="float">
            <text:p>66.327</text:p>
          </table:table-cell>
          <table:table-cell office:value-type="float" office:value="-0.523" calcext:value-type="float">
            <text:p>-0.523</text:p>
          </table:table-cell>
          <table:table-cell office:value-type="float" office:value="0.217" calcext:value-type="float">
            <text:p>0.21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23232963272748 0.2167929264543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0:35:05 EDT</text:p>
          </table:table-cell>
          <table:table-cell office:value-type="float" office:value="66.664" calcext:value-type="float">
            <text:p>66.664</text:p>
          </table:table-cell>
          <table:table-cell office:value-type="float" office:value="0.209" calcext:value-type="float">
            <text:p>0.209</text:p>
          </table:table-cell>
          <table:table-cell table:number-columns-repeated="3"/>
          <table:table-cell office:value-type="float" office:value="671" calcext:value-type="float">
            <text:p>6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09197646175325" calcext:value-type="float">
            <text:p>0.2091976461753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0:37:43 EDT</text:p>
          </table:table-cell>
          <table:table-cell office:value-type="float" office:value="157.777" calcext:value-type="float">
            <text:p>157.7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0:40:18 EDT</text:p>
          </table:table-cell>
          <table:table-cell office:value-type="float" office:value="155.184" calcext:value-type="float">
            <text:p>155.184</text:p>
          </table:table-cell>
          <table:table-cell office:value-type="float" office:value="0.553" calcext:value-type="float">
            <text:p>0.553</text:p>
          </table:table-cell>
          <table:table-cell table:number-columns-repeated="3"/>
          <table:table-cell office:value-type="float" office:value="673" calcext:value-type="float">
            <text:p>6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52706552706553" calcext:value-type="float">
            <text:p>0.5527065527065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0:43:26 EDT</text:p>
          </table:table-cell>
          <table:table-cell office:value-type="float" office:value="188.301" calcext:value-type="float">
            <text:p>188.301</text:p>
          </table:table-cell>
          <table:table-cell office:value-type="float" office:value="0.261" calcext:value-type="float">
            <text:p>0.261</text:p>
          </table:table-cell>
          <table:table-cell table:number-columns-repeated="3"/>
          <table:table-cell office:value-type="float" office:value="674" calcext:value-type="float">
            <text:p>6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61127596439169" calcext:value-type="float">
            <text:p>0.2611275964391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0:50:15 EDT</text:p>
          </table:table-cell>
          <table:table-cell office:value-type="float" office:value="408.55" calcext:value-type="float">
            <text:p>408.55</text:p>
          </table:table-cell>
          <table:table-cell office:value-type="float" office:value="-0.349" calcext:value-type="float">
            <text:p>-0.349</text:p>
          </table:table-cell>
          <table:table-cell office:value-type="float" office:value="0.135" calcext:value-type="float">
            <text:p>0.13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49482094659122 0.1349295132089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0:50:15 EDT</text:p>
          </table:table-cell>
          <table:table-cell office:value-type="float" office:value="0.328" calcext:value-type="float">
            <text:p>0.328</text:p>
          </table:table-cell>
          <table:table-cell office:value-type="float" office:value="0.752" calcext:value-type="float">
            <text:p>0.752</text:p>
          </table:table-cell>
          <table:table-cell table:number-columns-repeated="3"/>
          <table:table-cell office:value-type="float" office:value="676" calcext:value-type="float">
            <text:p>6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52136752136752" calcext:value-type="float">
            <text:p>0.7521367521367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0:50:15 EDT</text:p>
          </table:table-cell>
          <table:table-cell office:value-type="float" office:value="0.003" calcext:value-type="float">
            <text:p>0.003</text:p>
          </table:table-cell>
          <table:table-cell office:value-type="float" office:value="-0.214" calcext:value-type="float">
            <text:p>-0.214</text:p>
          </table:table-cell>
          <table:table-cell table:number-columns-repeated="3"/>
          <table:table-cell office:value-type="float" office:value="677" calcext:value-type="float">
            <text:p>6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213797821544664" calcext:value-type="float">
            <text:p>-0.2137978215446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0:50:15 EDT</text:p>
          </table:table-cell>
          <table:table-cell office:value-type="float" office:value="0.041" calcext:value-type="float">
            <text:p>0.041</text:p>
          </table:table-cell>
          <table:table-cell office:value-type="float" office:value="0.184" calcext:value-type="float">
            <text:p>0.184</text:p>
          </table:table-cell>
          <table:table-cell table:number-columns-repeated="3"/>
          <table:table-cell office:value-type="float" office:value="678" calcext:value-type="float">
            <text:p>6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84471467056284" calcext:value-type="float">
            <text:p>0.1844714670562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0:50:15 EDT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  <table:table-cell office:value-type="float" office:value="0.102" calcext:value-type="float">
            <text:p>0.10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29548013371578 0.101952370282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0:50:17 EDT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0:50:18 EDT</text:p>
          </table:table-cell>
          <table:table-cell office:value-type="float" office:value="1.754" calcext:value-type="float">
            <text:p>1.754</text:p>
          </table:table-cell>
          <table:table-cell office:value-type="float" office:value="-0.502" calcext:value-type="float">
            <text:p>-0.502</text:p>
          </table:table-cell>
          <table:table-cell office:value-type="float" office:value="0.159" calcext:value-type="float">
            <text:p>0.15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01778794201904 0.1593033662413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0:50:20 EDT</text:p>
          </table:table-cell>
          <table:table-cell office:value-type="float" office:value="1.794" calcext:value-type="float">
            <text:p>1.794</text:p>
          </table:table-cell>
          <table:table-cell office:value-type="float" office:value="0.213" calcext:value-type="float">
            <text:p>0.213</text:p>
          </table:table-cell>
          <table:table-cell table:number-columns-repeated="3"/>
          <table:table-cell office:value-type="float" office:value="682" calcext:value-type="float">
            <text:p>6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13425436426276" calcext:value-type="float">
            <text:p>0.2134254364262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0:50:24 EDT</text:p>
          </table:table-cell>
          <table:table-cell office:value-type="float" office:value="4.113" calcext:value-type="float">
            <text:p>4.1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0:50:26 EDT</text:p>
          </table:table-cell>
          <table:table-cell office:value-type="float" office:value="1.427" calcext:value-type="float">
            <text:p>1.427</text:p>
          </table:table-cell>
          <table:table-cell office:value-type="float" office:value="0.177" calcext:value-type="float">
            <text:p>0.177</text:p>
          </table:table-cell>
          <table:table-cell table:number-columns-repeated="3"/>
          <table:table-cell office:value-type="float" office:value="684" calcext:value-type="float">
            <text:p>6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76638176638177" calcext:value-type="float">
            <text:p>0.1766381766381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0:50:32 EDT</text:p>
          </table:table-cell>
          <table:table-cell office:value-type="float" office:value="6.271" calcext:value-type="float">
            <text:p>6.271</text:p>
          </table:table-cell>
          <table:table-cell office:value-type="float" office:value="0.077" calcext:value-type="float">
            <text:p>0.077</text:p>
          </table:table-cell>
          <table:table-cell table:number-columns-repeated="3"/>
          <table:table-cell office:value-type="float" office:value="685" calcext:value-type="float">
            <text:p>6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0:50:48 EDT</text:p>
          </table:table-cell>
          <table:table-cell office:value-type="float" office:value="15.67" calcext:value-type="float">
            <text:p>15.67</text:p>
          </table:table-cell>
          <table:table-cell office:value-type="float" office:value="0.116" calcext:value-type="float">
            <text:p>0.116</text:p>
          </table:table-cell>
          <table:table-cell office:value-type="float" office:value="0.782" calcext:value-type="float">
            <text:p>0.782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115699535524769 0.7816734262610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0:50:48 EDT</text:p>
          </table:table-cell>
          <table:table-cell office:value-type="float" office:value="0.458" calcext:value-type="float">
            <text:p>0.458</text:p>
          </table:table-cell>
          <table:table-cell office:value-type="float" office:value="0.752" calcext:value-type="float">
            <text:p>0.752</text:p>
          </table:table-cell>
          <table:table-cell table:number-columns-repeated="3"/>
          <table:table-cell office:value-type="float" office:value="687" calcext:value-type="float">
            <text:p>6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52136752136752" calcext:value-type="float">
            <text:p>0.7521367521367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0:50:49 EDT</text:p>
          </table:table-cell>
          <table:table-cell office:value-type="float" office:value="0.933" calcext:value-type="float">
            <text:p>0.933</text:p>
          </table:table-cell>
          <table:table-cell office:value-type="float" office:value="-0.142" calcext:value-type="float">
            <text:p>-0.142</text:p>
          </table:table-cell>
          <table:table-cell table:number-columns-repeated="3"/>
          <table:table-cell office:value-type="float" office:value="688" calcext:value-type="float">
            <text:p>6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42135864838946" calcext:value-type="float">
            <text:p>-0.1421358648389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0:50:4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4" calcext:value-type="float">
            <text:p>0.274</text:p>
          </table:table-cell>
          <table:table-cell table:number-columns-repeated="3"/>
          <table:table-cell office:value-type="float" office:value="689" calcext:value-type="float">
            <text:p>6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74209976213971" calcext:value-type="float">
            <text:p>0.2742099762139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0:50:49 EDT</text:p>
          </table:table-cell>
          <table:table-cell office:value-type="float" office:value="0" calcext:value-type="float">
            <text:p>0</text:p>
          </table:table-cell>
          <table:table-cell office:value-type="float" office:value="-0.397" calcext:value-type="float">
            <text:p>-0.397</text:p>
          </table:table-cell>
          <table:table-cell office:value-type="float" office:value="0.113" calcext:value-type="float">
            <text:p>0.11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96915811673417 0.1126440819955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1:00:56 EDT</text:p>
          </table:table-cell>
          <table:table-cell office:value-type="float" office:value="607.221" calcext:value-type="float">
            <text:p>607.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91" calcext:value-type="float">
            <text:p>6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1:03:05 EDT</text:p>
          </table:table-cell>
          <table:table-cell office:value-type="float" office:value="128.945" calcext:value-type="float">
            <text:p>128.945</text:p>
          </table:table-cell>
          <table:table-cell office:value-type="float" office:value="-0.619" calcext:value-type="float">
            <text:p>-0.619</text:p>
          </table:table-cell>
          <table:table-cell office:value-type="float" office:value="0.491" calcext:value-type="float">
            <text:p>0.49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19354300700115 0.4908054938015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1:05:05 EDT</text:p>
          </table:table-cell>
          <table:table-cell office:value-type="float" office:value="119.299" calcext:value-type="float">
            <text:p>119.299</text:p>
          </table:table-cell>
          <table:table-cell office:value-type="float" office:value="0.767" calcext:value-type="float">
            <text:p>0.767</text:p>
          </table:table-cell>
          <table:table-cell table:number-columns-repeated="3"/>
          <table:table-cell office:value-type="float" office:value="693" calcext:value-type="float">
            <text:p>6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66917261162406" calcext:value-type="float">
            <text:p>0.7669172611624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1:09:26 EDT</text:p>
          </table:table-cell>
          <table:table-cell office:value-type="float" office:value="261.438" calcext:value-type="float">
            <text:p>261.4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1:13:48 EDT</text:p>
          </table:table-cell>
          <table:table-cell office:value-type="float" office:value="261.835" calcext:value-type="float">
            <text:p>261.835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695" calcext:value-type="float">
            <text:p>6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7037037037037" calcext:value-type="float">
            <text:p>0.370370370370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1:33:06 EDT</text:p>
          </table:table-cell>
          <table:table-cell office:value-type="float" office:value="1158.246" calcext:value-type="float">
            <text:p>1158.246</text:p>
          </table:table-cell>
          <table:table-cell office:value-type="float" office:value="0.888" calcext:value-type="float">
            <text:p>0.888</text:p>
          </table:table-cell>
          <table:table-cell table:number-columns-repeated="3"/>
          <table:table-cell office:value-type="float" office:value="696" calcext:value-type="float">
            <text:p>6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87700534759358" calcext:value-type="float">
            <text:p>0.8877005347593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2:18:07 EDT</text:p>
          </table:table-cell>
          <table:table-cell office:value-type="float" office:value="2700.956" calcext:value-type="float">
            <text:p>2700.956</text:p>
          </table:table-cell>
          <table:table-cell office:value-type="float" office:value="-0.373" calcext:value-type="float">
            <text:p>-0.373</text:p>
          </table:table-cell>
          <table:table-cell office:value-type="float" office:value="0.292" calcext:value-type="float">
            <text:p>0.29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731511604963 0.291759152715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2:18:07 EDT</text:p>
          </table:table-cell>
          <table:table-cell office:value-type="float" office:value="0.339" calcext:value-type="float">
            <text:p>0.339</text:p>
          </table:table-cell>
          <table:table-cell office:value-type="float" office:value="0.752" calcext:value-type="float">
            <text:p>0.752</text:p>
          </table:table-cell>
          <table:table-cell table:number-columns-repeated="3"/>
          <table:table-cell office:value-type="float" office:value="698" calcext:value-type="float">
            <text:p>6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52136752136752" calcext:value-type="float">
            <text:p>0.7521367521367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2:18:07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699" calcext:value-type="float">
            <text:p>6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993319525007405" calcext:value-type="float">
            <text:p>0.0099331952500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2:18:08 EDT</text:p>
          </table:table-cell>
          <table:table-cell office:value-type="float" office:value="0.139" calcext:value-type="float">
            <text:p>0.139</text:p>
          </table:table-cell>
          <table:table-cell office:value-type="float" office:value="0.77" calcext:value-type="float">
            <text:p>0.77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69539646660785" calcext:value-type="float">
            <text:p>0.7695396466607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2:18:0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76" calcext:value-type="float">
            <text:p>0.07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565180876796074 0.07638447817975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2:18:08 EDT</text:p>
          </table:table-cell>
          <table:table-cell office:value-type="float" office:value="0.413" calcext:value-type="float">
            <text:p>0.4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2" calcext:value-type="float">
            <text:p>7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2:18:08 EDT</text:p>
          </table:table-cell>
          <table:table-cell office:value-type="float" office:value="0.436" calcext:value-type="float">
            <text:p>0.436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07" calcext:value-type="float">
            <text:p>0.0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57892401888111 0.0696906576699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2:18:09 EDT</text:p>
          </table:table-cell>
          <table:table-cell office:value-type="float" office:value="0.397" calcext:value-type="float">
            <text:p>0.397</text:p>
          </table:table-cell>
          <table:table-cell office:value-type="float" office:value="0.786" calcext:value-type="float">
            <text:p>0.786</text:p>
          </table:table-cell>
          <table:table-cell table:number-columns-repeated="3"/>
          <table:table-cell office:value-type="float" office:value="704" calcext:value-type="float">
            <text:p>7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86324786324786" calcext:value-type="float">
            <text:p>0.7863247863247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2:18:09 EDT</text:p>
          </table:table-cell>
          <table:table-cell office:value-type="float" office:value="0.448" calcext:value-type="float">
            <text:p>0.448</text:p>
          </table:table-cell>
          <table:table-cell office:value-type="float" office:value="-0.016" calcext:value-type="float">
            <text:p>-0.016</text:p>
          </table:table-cell>
          <table:table-cell table:number-columns-repeated="3"/>
          <table:table-cell office:value-type="float" office:value="705" calcext:value-type="float">
            <text:p>7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160487421335898" calcext:value-type="float">
            <text:p>-0.016048742133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2:18:09 EDT</text:p>
          </table:table-cell>
          <table:table-cell office:value-type="float" office:value="0.208" calcext:value-type="float">
            <text:p>0.208</text:p>
          </table:table-cell>
          <table:table-cell office:value-type="float" office:value="0.315" calcext:value-type="float">
            <text:p>0.315</text:p>
          </table:table-cell>
          <table:table-cell table:number-columns-repeated="3"/>
          <table:table-cell office:value-type="float" office:value="706" calcext:value-type="float">
            <text:p>7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4732837509836" calcext:value-type="float">
            <text:p>0.3147328375098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2:18:0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015" calcext:value-type="float">
            <text:p>0.01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473366005588555 0.01523911629167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2:25:25 EDT</text:p>
          </table:table-cell>
          <table:table-cell office:value-type="float" office:value="435.337" calcext:value-type="float">
            <text:p>435.3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8" calcext:value-type="float">
            <text:p>7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2:32:25 EDT</text:p>
          </table:table-cell>
          <table:table-cell office:value-type="float" office:value="419.772" calcext:value-type="float">
            <text:p>419.772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3" calcext:value-type="float">
            <text:p>0.0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727706843188281 0.02966969348573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2:39:16 EDT</text:p>
          </table:table-cell>
          <table:table-cell office:value-type="float" office:value="411.202" calcext:value-type="float">
            <text:p>411.202</text:p>
          </table:table-cell>
          <table:table-cell office:value-type="float" office:value="0.536" calcext:value-type="float">
            <text:p>0.536</text:p>
          </table:table-cell>
          <table:table-cell table:number-columns-repeated="3"/>
          <table:table-cell office:value-type="float" office:value="710" calcext:value-type="float">
            <text:p>7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35612535612536" calcext:value-type="float">
            <text:p>0.5356125356125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2:39:16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0.059" calcext:value-type="float">
            <text:p>0.059</text:p>
          </table:table-cell>
          <table:table-cell table:number-columns-repeated="3"/>
          <table:table-cell office:value-type="float" office:value="711" calcext:value-type="float">
            <text:p>7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594301838227725" calcext:value-type="float">
            <text:p>0.0594301838227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2:39:16 EDT</text:p>
          </table:table-cell>
          <table:table-cell office:value-type="float" office:value="0.089" calcext:value-type="float">
            <text:p>0.089</text:p>
          </table:table-cell>
          <table:table-cell office:value-type="float" office:value="0.769" calcext:value-type="float">
            <text:p>0.769</text:p>
          </table:table-cell>
          <table:table-cell table:number-columns-repeated="3"/>
          <table:table-cell office:value-type="float" office:value="712" calcext:value-type="float">
            <text:p>7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69151785308731" calcext:value-type="float">
            <text:p>0.7691517853087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2:39:16 EDT</text:p>
          </table:table-cell>
          <table:table-cell office:value-type="float" office:value="0" calcext:value-type="float">
            <text:p>0</text:p>
          </table:table-cell>
          <table:table-cell office:value-type="float" office:value="-0.337" calcext:value-type="float">
            <text:p>-0.337</text:p>
          </table:table-cell>
          <table:table-cell office:value-type="float" office:value="0.456" calcext:value-type="float">
            <text:p>0.45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37459562301328 0.4563199299468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2:39:16 EDT</text:p>
          </table:table-cell>
          <table:table-cell office:value-type="float" office:value="0.379" calcext:value-type="float">
            <text:p>0.3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4" calcext:value-type="float">
            <text:p>7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2:39:17 EDT</text:p>
          </table:table-cell>
          <table:table-cell office:value-type="float" office:value="1.182" calcext:value-type="float">
            <text:p>1.182</text:p>
          </table:table-cell>
          <table:table-cell office:value-type="float" office:value="-0.323" calcext:value-type="float">
            <text:p>-0.323</text:p>
          </table:table-cell>
          <table:table-cell office:value-type="float" office:value="0.45" calcext:value-type="float">
            <text:p>0.4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22911333786098 0.4499151981575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2:39:19 EDT</text:p>
          </table:table-cell>
          <table:table-cell office:value-type="float" office:value="1.221" calcext:value-type="float">
            <text:p>1.221</text:p>
          </table:table-cell>
          <table:table-cell office:value-type="float" office:value="0.813" calcext:value-type="float">
            <text:p>0.813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12590975317654" calcext:value-type="float">
            <text:p>0.8125909753176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2:39:21 EDT</text:p>
          </table:table-cell>
          <table:table-cell office:value-type="float" office:value="2.569" calcext:value-type="float">
            <text:p>2.5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7" calcext:value-type="float">
            <text:p>7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2:39:24 EDT</text:p>
          </table:table-cell>
          <table:table-cell office:value-type="float" office:value="3.075" calcext:value-type="float">
            <text:p>3.075</text:p>
          </table:table-cell>
          <table:table-cell office:value-type="float" office:value="0.752" calcext:value-type="float">
            <text:p>0.752</text:p>
          </table:table-cell>
          <table:table-cell table:number-columns-repeated="3"/>
          <table:table-cell office:value-type="float" office:value="718" calcext:value-type="float">
            <text:p>7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52136752136752" calcext:value-type="float">
            <text:p>0.7521367521367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2:39:27 EDT</text:p>
          </table:table-cell>
          <table:table-cell office:value-type="float" office:value="2.987" calcext:value-type="float">
            <text:p>2.987</text:p>
          </table:table-cell>
          <table:table-cell office:value-type="float" office:value="0.137" calcext:value-type="float">
            <text:p>0.137</text:p>
          </table:table-cell>
          <table:table-cell table:number-columns-repeated="3"/>
          <table:table-cell office:value-type="float" office:value="719" calcext:value-type="float">
            <text:p>7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36752136752137" calcext:value-type="float">
            <text:p>0.1367521367521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2:40:31 EDT</text:p>
          </table:table-cell>
          <table:table-cell office:value-type="float" office:value="64.028" calcext:value-type="float">
            <text:p>64.028</text:p>
          </table:table-cell>
          <table:table-cell office:value-type="float" office:value="-0.456" calcext:value-type="float">
            <text:p>-0.456</text:p>
          </table:table-cell>
          <table:table-cell office:value-type="float" office:value="0.746" calcext:value-type="float">
            <text:p>0.74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55803520825203 0.7464084566867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2:40:32 EDT</text:p>
          </table:table-cell>
          <table:table-cell office:value-type="float" office:value="0.622" calcext:value-type="float">
            <text:p>0.622</text:p>
          </table:table-cell>
          <table:table-cell office:value-type="float" office:value="0.752" calcext:value-type="float">
            <text:p>0.752</text:p>
          </table:table-cell>
          <table:table-cell table:number-columns-repeated="3"/>
          <table:table-cell office:value-type="float" office:value="721" calcext:value-type="float">
            <text:p>7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52136752136752" calcext:value-type="float">
            <text:p>0.7521367521367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2:40:32 EDT</text:p>
          </table:table-cell>
          <table:table-cell office:value-type="float" office:value="0.449" calcext:value-type="float">
            <text:p>0.449</text:p>
          </table:table-cell>
          <table:table-cell office:value-type="float" office:value="-0.125" calcext:value-type="float">
            <text:p>-0.125</text:p>
          </table:table-cell>
          <table:table-cell table:number-columns-repeated="3"/>
          <table:table-cell office:value-type="float" office:value="722" calcext:value-type="float">
            <text:p>7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24609631639365" calcext:value-type="float">
            <text:p>-0.1246096316393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2:40:33 EDT</text:p>
          </table:table-cell>
          <table:table-cell office:value-type="float" office:value="0.143" calcext:value-type="float">
            <text:p>0.143</text:p>
          </table:table-cell>
          <table:table-cell office:value-type="float" office:value="0.314" calcext:value-type="float">
            <text:p>0.314</text:p>
          </table:table-cell>
          <table:table-cell table:number-columns-repeated="3"/>
          <table:table-cell office:value-type="float" office:value="723" calcext:value-type="float">
            <text:p>7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4046599725752" calcext:value-type="float">
            <text:p>0.3140465997257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2:40:33 EDT</text:p>
          </table:table-cell>
          <table:table-cell office:value-type="float" office:value="0" calcext:value-type="float">
            <text:p>0</text:p>
          </table:table-cell>
          <table:table-cell office:value-type="float" office:value="-0.367" calcext:value-type="float">
            <text:p>-0.367</text:p>
          </table:table-cell>
          <table:table-cell office:value-type="float" office:value="0.118" calcext:value-type="float">
            <text:p>0.11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67198344891444 0.1179790816127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2:45:03 EDT</text:p>
          </table:table-cell>
          <table:table-cell office:value-type="float" office:value="270.851" calcext:value-type="float">
            <text:p>270.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2:45:29 EDT</text:p>
          </table:table-cell>
          <table:table-cell office:value-type="float" office:value="26.041" calcext:value-type="float">
            <text:p>26.041</text:p>
          </table:table-cell>
          <table:table-cell office:value-type="float" office:value="-1.037" calcext:value-type="float">
            <text:p>-1.037</text:p>
          </table:table-cell>
          <table:table-cell office:value-type="float" office:value="0.174" calcext:value-type="float">
            <text:p>0.17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03680406211967 0.1742849740127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2:45:56 EDT</text:p>
          </table:table-cell>
          <table:table-cell office:value-type="float" office:value="26.484" calcext:value-type="float">
            <text:p>26.484</text:p>
          </table:table-cell>
          <table:table-cell office:value-type="float" office:value="0.192" calcext:value-type="float">
            <text:p>0.192</text:p>
          </table:table-cell>
          <table:table-cell table:number-columns-repeated="3"/>
          <table:table-cell office:value-type="float" office:value="727" calcext:value-type="float">
            <text:p>7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92221813319631" calcext:value-type="float">
            <text:p>0.1922218133196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2:46:42 EDT</text:p>
          </table:table-cell>
          <table:table-cell office:value-type="float" office:value="45.586" calcext:value-type="float">
            <text:p>45.5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2:47:27 EDT</text:p>
          </table:table-cell>
          <table:table-cell office:value-type="float" office:value="45.809" calcext:value-type="float">
            <text:p>45.809</text:p>
          </table:table-cell>
          <table:table-cell office:value-type="float" office:value="0.393" calcext:value-type="float">
            <text:p>0.393</text:p>
          </table:table-cell>
          <table:table-cell table:number-columns-repeated="3"/>
          <table:table-cell office:value-type="float" office:value="729" calcext:value-type="float">
            <text:p>7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93162393162393" calcext:value-type="float">
            <text:p>0.3931623931623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2:48:13 EDT</text:p>
          </table:table-cell>
          <table:table-cell office:value-type="float" office:value="45.477" calcext:value-type="float">
            <text:p>45.477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730" calcext:value-type="float">
            <text:p>7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2:57:09 EDT</text:p>
          </table:table-cell>
          <table:table-cell office:value-type="float" office:value="536.16" calcext:value-type="float">
            <text:p>536.16</text:p>
          </table:table-cell>
          <table:table-cell office:value-type="float" office:value="-0.608" calcext:value-type="float">
            <text:p>-0.608</text:p>
          </table:table-cell>
          <table:table-cell office:value-type="float" office:value="0.181" calcext:value-type="float">
            <text:p>0.18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08128438104452 0.1807706671804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ernoulli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2:57:09 EDT</text:p>
          </table:table-cell>
          <table:table-cell office:value-type="float" office:value="0.351" calcext:value-type="float">
            <text:p>0.351</text:p>
          </table:table-cell>
          <table:table-cell office:value-type="float" office:value="0.752" calcext:value-type="float">
            <text:p>0.752</text:p>
          </table:table-cell>
          <table:table-cell table:number-columns-repeated="3"/>
          <table:table-cell office:value-type="float" office:value="732" calcext:value-type="float">
            <text:p>7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52136752136752" calcext:value-type="float">
            <text:p>0.7521367521367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2:57:09 EDT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.067</text:p>
          </table:table-cell>
          <table:table-cell table:number-columns-repeated="3"/>
          <table:table-cell office:value-type="float" office:value="733" calcext:value-type="float">
            <text:p>7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67335726336574" calcext:value-type="float">
            <text:p>0.0673357263365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2:57:09 EDT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table:number-columns-repeated="3"/>
          <table:table-cell office:value-type="float" office:value="734" calcext:value-type="float">
            <text:p>7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387663527602678" calcext:value-type="float">
            <text:p>0.0387663527602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2:57:0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1" calcext:value-type="float">
            <text:p>0.131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352485460885126 0.1311465980642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2:57:10 EDT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2:57:11 EDT</text:p>
          </table:table-cell>
          <table:table-cell office:value-type="float" office:value="1.241" calcext:value-type="float">
            <text:p>1.2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128" calcext:value-type="float">
            <text:p>0.12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00506457603597202 0.1278171121122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2:57:12 EDT</text:p>
          </table:table-cell>
          <table:table-cell office:value-type="float" office:value="1.203" calcext:value-type="float">
            <text:p>1.203</text:p>
          </table:table-cell>
          <table:table-cell office:value-type="float" office:value="0.048" calcext:value-type="float">
            <text:p>0.048</text:p>
          </table:table-cell>
          <table:table-cell table:number-columns-repeated="3"/>
          <table:table-cell office:value-type="float" office:value="738" calcext:value-type="float">
            <text:p>7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48445376683057" calcext:value-type="float">
            <text:p>0.0484453766830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2:57:15 EDT</text:p>
          </table:table-cell>
          <table:table-cell office:value-type="float" office:value="3.011" calcext:value-type="float">
            <text:p>3.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2:57:16 EDT</text:p>
          </table:table-cell>
          <table:table-cell office:value-type="float" office:value="0.578" calcext:value-type="float">
            <text:p>0.578</text:p>
          </table:table-cell>
          <table:table-cell office:value-type="float" office:value="0.046" calcext:value-type="float">
            <text:p>0.046</text:p>
          </table:table-cell>
          <table:table-cell table:number-columns-repeated="3"/>
          <table:table-cell office:value-type="float" office:value="740" calcext:value-type="float">
            <text:p>7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455840455840456" calcext:value-type="float">
            <text:p>0.0455840455840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2:57:16 EDT</text:p>
          </table:table-cell>
          <table:table-cell office:value-type="float" office:value="0.51" calcext:value-type="float">
            <text:p>0.51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741" calcext:value-type="float">
            <text:p>7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2:57:17 EDT</text:p>
          </table:table-cell>
          <table:table-cell office:value-type="float" office:value="0.496" calcext:value-type="float">
            <text:p>0.496</text:p>
          </table:table-cell>
          <table:table-cell office:value-type="float" office:value="0.046" calcext:value-type="float">
            <text:p>0.046</text:p>
          </table:table-cell>
          <table:table-cell table:number-columns-repeated="3"/>
          <table:table-cell office:value-type="float" office:value="742" calcext:value-type="float">
            <text:p>7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455840455840456" calcext:value-type="float">
            <text:p>0.0455840455840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2:57:17 EDT</text:p>
          </table:table-cell>
          <table:table-cell office:value-type="float" office:value="0.019" calcext:value-type="float">
            <text:p>0.019</text:p>
          </table:table-cell>
          <table:table-cell office:value-type="float" office:value="0.055" calcext:value-type="float">
            <text:p>0.055</text:p>
          </table:table-cell>
          <table:table-cell table:number-columns-repeated="3"/>
          <table:table-cell office:value-type="float" office:value="743" calcext:value-type="float">
            <text:p>7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54843215366387" calcext:value-type="float">
            <text:p>0.0548432153663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2:57:17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7" calcext:value-type="float">
            <text:p>0.027</text:p>
          </table:table-cell>
          <table:table-cell table:number-columns-repeated="3"/>
          <table:table-cell office:value-type="float" office:value="744" calcext:value-type="float">
            <text:p>7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74963654485432" calcext:value-type="float">
            <text:p>0.0274963654485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2:57:17 EDT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104" calcext:value-type="float">
            <text:p>0.104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608127383604858 0.1036051568967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2:57:20 EDT</text:p>
          </table:table-cell>
          <table:table-cell office:value-type="float" office:value="3.356" calcext:value-type="float">
            <text:p>3.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2:57:21 EDT</text:p>
          </table:table-cell>
          <table:table-cell office:value-type="float" office:value="0.814" calcext:value-type="float">
            <text:p>0.814</text:p>
          </table:table-cell>
          <table:table-cell office:value-type="float" office:value="0.028" calcext:value-type="float">
            <text:p>0.028</text:p>
          </table:table-cell>
          <table:table-cell table:number-columns-repeated="3"/>
          <table:table-cell office:value-type="float" office:value="747" calcext:value-type="float">
            <text:p>7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84900284900285" calcext:value-type="float">
            <text:p>0.0284900284900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2:57:21 EDT</text:p>
          </table:table-cell>
          <table:table-cell office:value-type="float" office:value="0.649" calcext:value-type="float">
            <text:p>0.649</text:p>
          </table:table-cell>
          <table:table-cell office:value-type="float" office:value="0.912" calcext:value-type="float">
            <text:p>0.912</text:p>
          </table:table-cell>
          <table:table-cell table:number-columns-repeated="3"/>
          <table:table-cell office:value-type="float" office:value="748" calcext:value-type="float">
            <text:p>7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11680911680912" calcext:value-type="float">
            <text:p>0.9116809116809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2:57:32 EDT</text:p>
          </table:table-cell>
          <table:table-cell office:value-type="float" office:value="10.115" calcext:value-type="float">
            <text:p>10.1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589" calcext:value-type="float">
            <text:p>0.589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378728472218925 0.5885097583017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2:57:32 EDT</text:p>
          </table:table-cell>
          <table:table-cell office:value-type="float" office:value="0.495" calcext:value-type="float">
            <text:p>0.495</text:p>
          </table:table-cell>
          <table:table-cell office:value-type="float" office:value="0.046" calcext:value-type="float">
            <text:p>0.046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455840455840456" calcext:value-type="float">
            <text:p>0.0455840455840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2:57:32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0.381" calcext:value-type="float">
            <text:p>0.381</text:p>
          </table:table-cell>
          <table:table-cell table:number-columns-repeated="3"/>
          <table:table-cell office:value-type="float" office:value="751" calcext:value-type="float">
            <text:p>7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81190350479326" calcext:value-type="float">
            <text:p>0.3811903504793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2:57:32 EDT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number-columns-repeated="3"/>
          <table:table-cell office:value-type="float" office:value="752" calcext:value-type="float">
            <text:p>7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29366917158324" calcext:value-type="float">
            <text:p>0.0229366917158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2:57:32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3" calcext:value-type="float">
            <text:p>0.053</text:p>
          </table:table-cell>
          <table:table-cell office:value-type="float" office:value="0.71" calcext:value-type="float">
            <text:p>0.71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527122394273871 0.7096684615312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2:57:33 EDT</text:p>
          </table:table-cell>
          <table:table-cell office:value-type="float" office:value="0.861" calcext:value-type="float">
            <text:p>0.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2:57:35 EDT</text:p>
          </table:table-cell>
          <table:table-cell office:value-type="float" office:value="2.203" calcext:value-type="float">
            <text:p>2.203</text:p>
          </table:table-cell>
          <table:table-cell office:value-type="float" office:value="0.054" calcext:value-type="float">
            <text:p>0.054</text:p>
          </table:table-cell>
          <table:table-cell office:value-type="float" office:value="0.675" calcext:value-type="float">
            <text:p>0.675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539330928042379 0.6752057215082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2:57:38 EDT</text:p>
          </table:table-cell>
          <table:table-cell office:value-type="float" office:value="2.435" calcext:value-type="float">
            <text:p>2.435</text:p>
          </table:table-cell>
          <table:table-cell office:value-type="float" office:value="0.028" calcext:value-type="float">
            <text:p>0.028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7848375191407" calcext:value-type="float">
            <text:p>0.0278483751914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2:57:43 EDT</text:p>
          </table:table-cell>
          <table:table-cell office:value-type="float" office:value="5.06" calcext:value-type="float">
            <text:p>5.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2:57:44 EDT</text:p>
          </table:table-cell>
          <table:table-cell office:value-type="float" office:value="1.135" calcext:value-type="float">
            <text:p>1.135</text:p>
          </table:table-cell>
          <table:table-cell office:value-type="float" office:value="0.017" calcext:value-type="float">
            <text:p>0.017</text:p>
          </table:table-cell>
          <table:table-cell table:number-columns-repeated="3"/>
          <table:table-cell office:value-type="float" office:value="758" calcext:value-type="float">
            <text:p>7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70940170940171" calcext:value-type="float">
            <text:p>0.0170940170940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2:57:54 EDT</text:p>
          </table:table-cell>
          <table:table-cell office:value-type="float" office:value="9.974" calcext:value-type="float">
            <text:p>9.974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  <table:table-cell office:value-type="float" office:value="759" calcext:value-type="float">
            <text:p>7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38805970149254" calcext:value-type="float">
            <text:p>0.0238805970149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2:57:59 EDT</text:p>
          </table:table-cell>
          <table:table-cell office:value-type="float" office:value="4.764" calcext:value-type="float">
            <text:p>4.764</text:p>
          </table:table-cell>
          <table:table-cell office:value-type="float" office:value="0.106" calcext:value-type="float">
            <text:p>0.106</text:p>
          </table:table-cell>
          <table:table-cell office:value-type="float" office:value="0.657" calcext:value-type="float">
            <text:p>0.657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105522829739241 0.6568578712194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2:57:59 EDT</text:p>
          </table:table-cell>
          <table:table-cell office:value-type="float" office:value="0.281" calcext:value-type="float">
            <text:p>0.281</text:p>
          </table:table-cell>
          <table:table-cell office:value-type="float" office:value="0.046" calcext:value-type="float">
            <text:p>0.046</text:p>
          </table:table-cell>
          <table:table-cell table:number-columns-repeated="3"/>
          <table:table-cell office:value-type="float" office:value="761" calcext:value-type="float">
            <text:p>7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455840455840456" calcext:value-type="float">
            <text:p>0.0455840455840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2:57:59 EDT</text:p>
          </table:table-cell>
          <table:table-cell office:value-type="float" office:value="0.369" calcext:value-type="float">
            <text:p>0.369</text:p>
          </table:table-cell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762" calcext:value-type="float">
            <text:p>7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6365527936825" calcext:value-type="float">
            <text:p>0.163655279368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2:57:5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163" calcext:value-type="float">
            <text:p>0.163</text:p>
          </table:table-cell>
          <table:table-cell table:number-columns-repeated="3"/>
          <table:table-cell office:value-type="float" office:value="763" calcext:value-type="float">
            <text:p>7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62986182974547" calcext:value-type="float">
            <text:p>0.1629861829745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2:57:59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394" calcext:value-type="float">
            <text:p>0.39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662628858235135 0.3935734445600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3:00:14 EDT</text:p>
          </table:table-cell>
          <table:table-cell office:value-type="float" office:value="134.92" calcext:value-type="float">
            <text:p>134.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3:01:10 EDT</text:p>
          </table:table-cell>
          <table:table-cell office:value-type="float" office:value="55.576" calcext:value-type="float">
            <text:p>55.576</text:p>
          </table:table-cell>
          <table:table-cell office:value-type="float" office:value="-0.277" calcext:value-type="float">
            <text:p>-0.277</text:p>
          </table:table-cell>
          <table:table-cell office:value-type="float" office:value="0.399" calcext:value-type="float">
            <text:p>0.39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77232085145213 0.3989159023164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3:02:06 EDT</text:p>
          </table:table-cell>
          <table:table-cell office:value-type="float" office:value="56.257" calcext:value-type="float">
            <text:p>56.257</text:p>
          </table:table-cell>
          <table:table-cell office:value-type="float" office:value="0.684" calcext:value-type="float">
            <text:p>0.684</text:p>
          </table:table-cell>
          <table:table-cell table:number-columns-repeated="3"/>
          <table:table-cell office:value-type="float" office:value="767" calcext:value-type="float">
            <text:p>7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83697597780293" calcext:value-type="float">
            <text:p>0.6836975977802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3:04:18 EDT</text:p>
          </table:table-cell>
          <table:table-cell office:value-type="float" office:value="132.147" calcext:value-type="float">
            <text:p>132.1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3:06:28 EDT</text:p>
          </table:table-cell>
          <table:table-cell office:value-type="float" office:value="129.607" calcext:value-type="float">
            <text:p>129.607</text:p>
          </table:table-cell>
          <table:table-cell office:value-type="float" office:value="0.251" calcext:value-type="float">
            <text:p>0.251</text:p>
          </table:table-cell>
          <table:table-cell table:number-columns-repeated="3"/>
          <table:table-cell office:value-type="float" office:value="769" calcext:value-type="float">
            <text:p>7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50712250712251" calcext:value-type="float">
            <text:p>0.2507122507122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3:09:05 EDT</text:p>
          </table:table-cell>
          <table:table-cell office:value-type="float" office:value="157.731" calcext:value-type="float">
            <text:p>157.731</text:p>
          </table:table-cell>
          <table:table-cell office:value-type="float" office:value="0.249" calcext:value-type="float">
            <text:p>0.249</text:p>
          </table:table-cell>
          <table:table-cell table:number-columns-repeated="3"/>
          <table:table-cell office:value-type="float" office:value="770" calcext:value-type="float">
            <text:p>7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49258160237389" calcext:value-type="float">
            <text:p>0.2492581602373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3:16:18 EDT</text:p>
          </table:table-cell>
          <table:table-cell office:value-type="float" office:value="432.352" calcext:value-type="float">
            <text:p>432.352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37" calcext:value-type="float">
            <text:p>0.3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157334553780959 0.3701535406263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3:16:18 EDT</text:p>
          </table:table-cell>
          <table:table-cell office:value-type="float" office:value="0.387" calcext:value-type="float">
            <text:p>0.387</text:p>
          </table:table-cell>
          <table:table-cell office:value-type="float" office:value="0.046" calcext:value-type="float">
            <text:p>0.046</text:p>
          </table:table-cell>
          <table:table-cell table:number-columns-repeated="3"/>
          <table:table-cell office:value-type="float" office:value="772" calcext:value-type="float">
            <text:p>7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455840455840456" calcext:value-type="float">
            <text:p>0.0455840455840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3:16:18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0.265" calcext:value-type="float">
            <text:p>0.265</text:p>
          </table:table-cell>
          <table:table-cell table:number-columns-repeated="3"/>
          <table:table-cell office:value-type="float" office:value="773" calcext:value-type="float">
            <text:p>7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64770140309648" calcext:value-type="float">
            <text:p>0.2647701403096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3:16:1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" calcext:value-type="float">
            <text:p>0.07</text:p>
          </table:table-cell>
          <table:table-cell table:number-columns-repeated="3"/>
          <table:table-cell office:value-type="float" office:value="774" calcext:value-type="float">
            <text:p>7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03382034313296" calcext:value-type="float">
            <text:p>0.07033820343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3:16:18 EDT</text:p>
          </table:table-cell>
          <table:table-cell office:value-type="float" office:value="0" calcext:value-type="float">
            <text:p>0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552" calcext:value-type="float">
            <text:p>0.55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219803302148983 0.5515206108341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3:16:19 EDT</text:p>
          </table:table-cell>
          <table:table-cell office:value-type="float" office:value="1.081" calcext:value-type="float">
            <text:p>1.0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76" calcext:value-type="float">
            <text:p>7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3:16:21 EDT</text:p>
          </table:table-cell>
          <table:table-cell office:value-type="float" office:value="1.84" calcext:value-type="float">
            <text:p>1.84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525" calcext:value-type="float">
            <text:p>0.52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125367871137161 0.5251164607526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3:16:23 EDT</text:p>
          </table:table-cell>
          <table:table-cell office:value-type="float" office:value="1.815" calcext:value-type="float">
            <text:p>1.815</text:p>
          </table:table-cell>
          <table:table-cell office:value-type="float" office:value="0.061" calcext:value-type="float">
            <text:p>0.061</text:p>
          </table:table-cell>
          <table:table-cell table:number-columns-repeated="3"/>
          <table:table-cell office:value-type="float" office:value="778" calcext:value-type="float">
            <text:p>7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611199158992767" calcext:value-type="float">
            <text:p>0.0611199158992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3:16:27 EDT</text:p>
          </table:table-cell>
          <table:table-cell office:value-type="float" office:value="4.138" calcext:value-type="float">
            <text:p>4.1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3:16:29 EDT</text:p>
          </table:table-cell>
          <table:table-cell office:value-type="float" office:value="1.609" calcext:value-type="float">
            <text:p>1.609</text:p>
          </table:table-cell>
          <table:table-cell office:value-type="float" office:value="0.074" calcext:value-type="float">
            <text:p>0.074</text:p>
          </table:table-cell>
          <table:table-cell table:number-columns-repeated="3"/>
          <table:table-cell office:value-type="float" office:value="780" calcext:value-type="float">
            <text:p>7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740740740740741" calcext:value-type="float">
            <text:p>0.0740740740740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3:16:37 EDT</text:p>
          </table:table-cell>
          <table:table-cell office:value-type="float" office:value="8.192" calcext:value-type="float">
            <text:p>8.192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float" office:value="781" calcext:value-type="float">
            <text:p>7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3:16:53 EDT</text:p>
          </table:table-cell>
          <table:table-cell office:value-type="float" office:value="16.433" calcext:value-type="float">
            <text:p>16.433</text:p>
          </table:table-cell>
          <table:table-cell office:value-type="float" office:value="0.204" calcext:value-type="float">
            <text:p>0.204</text:p>
          </table:table-cell>
          <table:table-cell office:value-type="float" office:value="0.884" calcext:value-type="float">
            <text:p>0.884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203815685612528 0.88435918706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3:16:54 EDT</text:p>
          </table:table-cell>
          <table:table-cell office:value-type="float" office:value="0.519" calcext:value-type="float">
            <text:p>0.519</text:p>
          </table:table-cell>
          <table:table-cell office:value-type="float" office:value="0.046" calcext:value-type="float">
            <text:p>0.046</text:p>
          </table:table-cell>
          <table:table-cell table:number-columns-repeated="3"/>
          <table:table-cell office:value-type="float" office:value="783" calcext:value-type="float">
            <text:p>7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455840455840456" calcext:value-type="float">
            <text:p>0.0455840455840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3:16:55 EDT</text:p>
          </table:table-cell>
          <table:table-cell office:value-type="float" office:value="0.845" calcext:value-type="float">
            <text:p>0.845</text:p>
          </table:table-cell>
          <table:table-cell office:value-type="float" office:value="0.055" calcext:value-type="float">
            <text:p>0.055</text:p>
          </table:table-cell>
          <table:table-cell table:number-columns-repeated="3"/>
          <table:table-cell office:value-type="float" office:value="784" calcext:value-type="float">
            <text:p>7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545760218480898" calcext:value-type="float">
            <text:p>0.054576021848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3:16:55 EDT</text:p>
          </table:table-cell>
          <table:table-cell office:value-type="float" office:value="0" calcext:value-type="float">
            <text:p>0</text:p>
          </table:table-cell>
          <table:table-cell office:value-type="float" office:value="0.572" calcext:value-type="float">
            <text:p>0.572</text:p>
          </table:table-cell>
          <table:table-cell table:number-columns-repeated="3"/>
          <table:table-cell office:value-type="float" office:value="785" calcext:value-type="float">
            <text:p>7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71964689657664" calcext:value-type="float">
            <text:p>0.5719646896576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3:16:55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35" calcext:value-type="float">
            <text:p>-0.135</text:p>
          </table:table-cell>
          <table:table-cell office:value-type="float" office:value="0.244" calcext:value-type="float">
            <text:p>0.24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34692446033323 0.2438444897295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3:23:59 EDT</text:p>
          </table:table-cell>
          <table:table-cell office:value-type="float" office:value="424.037" calcext:value-type="float">
            <text:p>424.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3:25:55 EDT</text:p>
          </table:table-cell>
          <table:table-cell office:value-type="float" office:value="115.924" calcext:value-type="float">
            <text:p>115.924</text:p>
          </table:table-cell>
          <table:table-cell office:value-type="float" office:value="-0.415" calcext:value-type="float">
            <text:p>-0.415</text:p>
          </table:table-cell>
          <table:table-cell office:value-type="float" office:value="0.36" calcext:value-type="float">
            <text:p>0.3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15348619614151 0.3599568428509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3:27:52 EDT</text:p>
          </table:table-cell>
          <table:table-cell office:value-type="float" office:value="117.158" calcext:value-type="float">
            <text:p>117.158</text:p>
          </table:table-cell>
          <table:table-cell office:value-type="float" office:value="0.599" calcext:value-type="float">
            <text:p>0.599</text:p>
          </table:table-cell>
          <table:table-cell table:number-columns-repeated="3"/>
          <table:table-cell office:value-type="float" office:value="789" calcext:value-type="float">
            <text:p>7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99305396213434" calcext:value-type="float">
            <text:p>0.5993053962134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3:32:22 EDT</text:p>
          </table:table-cell>
          <table:table-cell office:value-type="float" office:value="270.146" calcext:value-type="float">
            <text:p>270.1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3:36:49 EDT</text:p>
          </table:table-cell>
          <table:table-cell office:value-type="float" office:value="266.549" calcext:value-type="float">
            <text:p>266.549</text:p>
          </table:table-cell>
          <table:table-cell office:value-type="float" office:value="0.764" calcext:value-type="float">
            <text:p>0.764</text:p>
          </table:table-cell>
          <table:table-cell table:number-columns-repeated="3"/>
          <table:table-cell office:value-type="float" office:value="791" calcext:value-type="float">
            <text:p>7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63532763532764" calcext:value-type="float">
            <text:p>0.7635327635327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4:00:44 EDT</text:p>
          </table:table-cell>
          <table:table-cell office:value-type="float" office:value="1435.606" calcext:value-type="float">
            <text:p>1435.606</text:p>
          </table:table-cell>
          <table:table-cell office:value-type="float" office:value="0.962" calcext:value-type="float">
            <text:p>0.962</text:p>
          </table:table-cell>
          <table:table-cell table:number-columns-repeated="3"/>
          <table:table-cell office:value-type="float" office:value="792" calcext:value-type="float">
            <text:p>7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2025316455696" calcext:value-type="float">
            <text:p>0.9620253164556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4:20:35 EDT</text:p>
          </table:table-cell>
          <table:table-cell office:value-type="float" office:value="1191.094" calcext:value-type="float">
            <text:p>1191.094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536" calcext:value-type="float">
            <text:p>0.53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0729366950561416 0.53640485725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4:20:36 EDT</text:p>
          </table:table-cell>
          <table:table-cell office:value-type="float" office:value="0.278" calcext:value-type="float">
            <text:p>0.278</text:p>
          </table:table-cell>
          <table:table-cell office:value-type="float" office:value="0.046" calcext:value-type="float">
            <text:p>0.046</text:p>
          </table:table-cell>
          <table:table-cell table:number-columns-repeated="3"/>
          <table:table-cell office:value-type="float" office:value="794" calcext:value-type="float">
            <text:p>7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455840455840456" calcext:value-type="float">
            <text:p>0.0455840455840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4:20:3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7" calcext:value-type="float">
            <text:p>0.067</text:p>
          </table:table-cell>
          <table:table-cell table:number-columns-repeated="3"/>
          <table:table-cell office:value-type="float" office:value="795" calcext:value-type="float">
            <text:p>7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673357263365749" calcext:value-type="float">
            <text:p>0.0673357263365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4:20:36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6" calcext:value-type="float">
            <text:p>0.036</text:p>
          </table:table-cell>
          <table:table-cell table:number-columns-repeated="3"/>
          <table:table-cell office:value-type="float" office:value="796" calcext:value-type="float">
            <text:p>7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357106943382143" calcext:value-type="float">
            <text:p>0.0357106943382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4:20:36 EDT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" calcext:value-type="float">
            <text:p>0.13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449637751314794 0.1301750751600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4:20:36 EDT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4:20:36 EDT</text:p>
          </table:table-cell>
          <table:table-cell office:value-type="float" office:value="0.354" calcext:value-type="float">
            <text:p>0.354</text:p>
          </table:table-cell>
          <table:table-cell office:value-type="float" office:value="0.003" calcext:value-type="float">
            <text:p>0.003</text:p>
          </table:table-cell>
          <table:table-cell office:value-type="float" office:value="0.133" calcext:value-type="float">
            <text:p>0.133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346469662539234 0.1333588555094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4:20:37 EDT</text:p>
          </table:table-cell>
          <table:table-cell office:value-type="float" office:value="0.406" calcext:value-type="float">
            <text:p>0.406</text:p>
          </table:table-cell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42450142450142" calcext:value-type="float">
            <text:p>0.0142450142450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4:20:37 EDT</text:p>
          </table:table-cell>
          <table:table-cell office:value-type="float" office:value="0.437" calcext:value-type="float">
            <text:p>0.437</text:p>
          </table:table-cell>
          <table:table-cell office:value-type="float" office:value="0.017" calcext:value-type="float">
            <text:p>0.017</text:p>
          </table:table-cell>
          <table:table-cell table:number-columns-repeated="3"/>
          <table:table-cell office:value-type="float" office:value="801" calcext:value-type="float">
            <text:p>8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68000475303186" calcext:value-type="float">
            <text:p>0.0168000475303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4:20:37 EDT</text:p>
          </table:table-cell>
          <table:table-cell office:value-type="float" office:value="0.149" calcext:value-type="float">
            <text:p>0.149</text:p>
          </table:table-cell>
          <table:table-cell office:value-type="float" office:value="0.308" calcext:value-type="float">
            <text:p>0.308</text:p>
          </table:table-cell>
          <table:table-cell table:number-columns-repeated="3"/>
          <table:table-cell office:value-type="float" office:value="802" calcext:value-type="float">
            <text:p>8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08443207848545" calcext:value-type="float">
            <text:p>0.3084432078485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4:20:37 EDT</text:p>
          </table:table-cell>
          <table:table-cell office:value-type="float" office:value="0" calcext:value-type="float">
            <text:p>0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049" calcext:value-type="float">
            <text:p>0.04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155295343584338 0.0491296294190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4:26:40 EDT</text:p>
          </table:table-cell>
          <table:table-cell office:value-type="float" office:value="362.618" calcext:value-type="float">
            <text:p>362.6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04" calcext:value-type="float">
            <text:p>8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4:32:44 EDT</text:p>
          </table:table-cell>
          <table:table-cell office:value-type="float" office:value="363.835" calcext:value-type="float">
            <text:p>363.835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68" calcext:value-type="float">
            <text:p>0.06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294690585820547 0.0680058210069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4:38:52 EDT</text:p>
          </table:table-cell>
          <table:table-cell office:value-type="float" office:value="367.743" calcext:value-type="float">
            <text:p>367.743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806" calcext:value-type="float">
            <text:p>8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72934472934473" calcext:value-type="float">
            <text:p>0.4729344729344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4:38:52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395" calcext:value-type="float">
            <text:p>0.395</text:p>
          </table:table-cell>
          <table:table-cell table:number-columns-repeated="3"/>
          <table:table-cell office:value-type="float" office:value="807" calcext:value-type="float">
            <text:p>8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95423693777621" calcext:value-type="float">
            <text:p>0.3954236937776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4:38:52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6" calcext:value-type="float">
            <text:p>0.036</text:p>
          </table:table-cell>
          <table:table-cell table:number-columns-repeated="3"/>
          <table:table-cell office:value-type="float" office:value="808" calcext:value-type="float">
            <text:p>8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35873821882625" calcext:value-type="float">
            <text:p>0.0358738218826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4:38:52 EDT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765" calcext:value-type="float">
            <text:p>0.765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260789922366353 0.7647683953186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4:38:52 EDT</text:p>
          </table:table-cell>
          <table:table-cell office:value-type="float" office:value="0.407" calcext:value-type="float">
            <text:p>0.4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4:38:53 EDT</text:p>
          </table:table-cell>
          <table:table-cell office:value-type="float" office:value="1.126" calcext:value-type="float">
            <text:p>1.126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76" calcext:value-type="float">
            <text:p>0.7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123745005123508 0.759995781068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4:38:54 EDT</text:p>
          </table:table-cell>
          <table:table-cell office:value-type="float" office:value="1.16" calcext:value-type="float">
            <text:p>1.16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812" calcext:value-type="float">
            <text:p>8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604432992921467" calcext:value-type="float">
            <text:p>0.0604432992921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4:38:57 EDT</text:p>
          </table:table-cell>
          <table:table-cell office:value-type="float" office:value="2.647" calcext:value-type="float">
            <text:p>2.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4:39:00 EDT</text:p>
          </table:table-cell>
          <table:table-cell office:value-type="float" office:value="3.129" calcext:value-type="float">
            <text:p>3.129</text:p>
          </table:table-cell>
          <table:table-cell office:value-type="float" office:value="0.046" calcext:value-type="float">
            <text:p>0.046</text:p>
          </table:table-cell>
          <table:table-cell table:number-columns-repeated="3"/>
          <table:table-cell office:value-type="float" office:value="814" calcext:value-type="float">
            <text:p>8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455840455840456" calcext:value-type="float">
            <text:p>0.0455840455840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4:39:03 EDT</text:p>
          </table:table-cell>
          <table:table-cell office:value-type="float" office:value="3.145" calcext:value-type="float">
            <text:p>3.145</text:p>
          </table:table-cell>
          <table:table-cell office:value-type="float" office:value="0.929" calcext:value-type="float">
            <text:p>0.929</text:p>
          </table:table-cell>
          <table:table-cell table:number-columns-repeated="3"/>
          <table:table-cell office:value-type="float" office:value="815" calcext:value-type="float">
            <text:p>8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28774928774929" calcext:value-type="float">
            <text:p>0.9287749287749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4:39:59 EDT</text:p>
          </table:table-cell>
          <table:table-cell office:value-type="float" office:value="55.789" calcext:value-type="float">
            <text:p>55.789</text:p>
          </table:table-cell>
          <table:table-cell office:value-type="float" office:value="-0.04" calcext:value-type="float">
            <text:p>-0.04</text:p>
          </table:table-cell>
          <table:table-cell office:value-type="float" office:value="1.132" calcext:value-type="float">
            <text:p>1.13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404629626907237 1.131587824701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4:39:59 EDT</text:p>
          </table:table-cell>
          <table:table-cell office:value-type="float" office:value="0.501" calcext:value-type="float">
            <text:p>0.501</text:p>
          </table:table-cell>
          <table:table-cell office:value-type="float" office:value="0.046" calcext:value-type="float">
            <text:p>0.046</text:p>
          </table:table-cell>
          <table:table-cell table:number-columns-repeated="3"/>
          <table:table-cell office:value-type="float" office:value="817" calcext:value-type="float">
            <text:p>8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455840455840456" calcext:value-type="float">
            <text:p>0.0455840455840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4:40:00 EDT</text:p>
          </table:table-cell>
          <table:table-cell office:value-type="float" office:value="0.477" calcext:value-type="float">
            <text:p>0.477</text:p>
          </table:table-cell>
          <table:table-cell office:value-type="float" office:value="0.123" calcext:value-type="float">
            <text:p>0.123</text:p>
          </table:table-cell>
          <table:table-cell table:number-columns-repeated="3"/>
          <table:table-cell office:value-type="float" office:value="818" calcext:value-type="float">
            <text:p>8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23048762894679" calcext:value-type="float">
            <text:p>0.1230487628946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4:40:00 EDT</text:p>
          </table:table-cell>
          <table:table-cell office:value-type="float" office:value="0.137" calcext:value-type="float">
            <text:p>0.137</text:p>
          </table:table-cell>
          <table:table-cell office:value-type="float" office:value="0.309" calcext:value-type="float">
            <text:p>0.309</text:p>
          </table:table-cell>
          <table:table-cell table:number-columns-repeated="3"/>
          <table:table-cell office:value-type="float" office:value="819" calcext:value-type="float">
            <text:p>8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09121499750082" calcext:value-type="float">
            <text:p>0.309121499750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4:40:00 EDT</text:p>
          </table:table-cell>
          <table:table-cell office:value-type="float" office:value="0" calcext:value-type="float">
            <text:p>0</text:p>
          </table:table-cell>
          <table:table-cell office:value-type="float" office:value="-0.114" calcext:value-type="float">
            <text:p>-0.114</text:p>
          </table:table-cell>
          <table:table-cell office:value-type="float" office:value="0.36" calcext:value-type="float">
            <text:p>0.3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14075354581782 0.3601728803711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4:43:11 EDT</text:p>
          </table:table-cell>
          <table:table-cell office:value-type="float" office:value="190.514" calcext:value-type="float">
            <text:p>190.5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21" calcext:value-type="float">
            <text:p>8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4:43:30 EDT</text:p>
          </table:table-cell>
          <table:table-cell office:value-type="float" office:value="19.384" calcext:value-type="float">
            <text:p>19.384</text:p>
          </table:table-cell>
          <table:table-cell office:value-type="float" office:value="-0.417" calcext:value-type="float">
            <text:p>-0.417</text:p>
          </table:table-cell>
          <table:table-cell office:value-type="float" office:value="0.352" calcext:value-type="float">
            <text:p>0.35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16807066893339 0.3524568879186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4:43:50 EDT</text:p>
          </table:table-cell>
          <table:table-cell office:value-type="float" office:value="19.929" calcext:value-type="float">
            <text:p>19.929</text:p>
          </table:table-cell>
          <table:table-cell office:value-type="float" office:value="0.595" calcext:value-type="float">
            <text:p>0.595</text:p>
          </table:table-cell>
          <table:table-cell table:number-columns-repeated="3"/>
          <table:table-cell office:value-type="float" office:value="823" calcext:value-type="float">
            <text:p>8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95046277962634" calcext:value-type="float">
            <text:p>0.5950462779626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4:44:33 EDT</text:p>
          </table:table-cell>
          <table:table-cell office:value-type="float" office:value="42.939" calcext:value-type="float">
            <text:p>42.9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4:45:17 EDT</text:p>
          </table:table-cell>
          <table:table-cell office:value-type="float" office:value="44.18" calcext:value-type="float">
            <text:p>44.18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825" calcext:value-type="float">
            <text:p>8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7037037037037" calcext:value-type="float">
            <text:p>0.370370370370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4:46:01 EDT</text:p>
          </table:table-cell>
          <table:table-cell office:value-type="float" office:value="43.823" calcext:value-type="float">
            <text:p>43.823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826" calcext:value-type="float">
            <text:p>8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4:55:22 EDT</text:p>
          </table:table-cell>
          <table:table-cell office:value-type="float" office:value="561.388" calcext:value-type="float">
            <text:p>561.388</text:p>
          </table:table-cell>
          <table:table-cell office:value-type="float" office:value="-0.188" calcext:value-type="float">
            <text:p>-0.188</text:p>
          </table:table-cell>
          <table:table-cell office:value-type="float" office:value="0.446" calcext:value-type="float">
            <text:p>0.44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87890037946667 0.4464251157695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iBCRD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4:55:23 EDT</text:p>
          </table:table-cell>
          <table:table-cell office:value-type="float" office:value="0.583" calcext:value-type="float">
            <text:p>0.583</text:p>
          </table:table-cell>
          <table:table-cell office:value-type="float" office:value="0.046" calcext:value-type="float">
            <text:p>0.046</text:p>
          </table:table-cell>
          <table:table-cell table:number-columns-repeated="3"/>
          <table:table-cell office:value-type="float" office:value="828" calcext:value-type="float">
            <text:p>8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455840455840456" calcext:value-type="float">
            <text:p>0.0455840455840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4:55:23 EDT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/>
          <table:table-cell office:value-type="float" office:value="829" calcext:value-type="float">
            <text:p>8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409903552544549" calcext:value-type="float">
            <text:p>0.0040990355254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4:55:2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02" calcext:value-type="float">
            <text:p>0.902</text:p>
          </table:table-cell>
          <table:table-cell table:number-columns-repeated="3"/>
          <table:table-cell office:value-type="float" office:value="830" calcext:value-type="float">
            <text:p>8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02265102144255" calcext:value-type="float">
            <text:p>0.9022651021442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4:55:2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07" calcext:value-type="float">
            <text:p>0.0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617566813065898 0.06995475235748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4:55:24 EDT</text:p>
          </table:table-cell>
          <table:table-cell office:value-type="float" office:value="0.645" calcext:value-type="float">
            <text:p>0.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4:55:25 EDT</text:p>
          </table:table-cell>
          <table:table-cell office:value-type="float" office:value="1.887" calcext:value-type="float">
            <text:p>1.887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75" calcext:value-type="float">
            <text:p>0.07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64714899161128 0.07488065520961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4:55:27 EDT</text:p>
          </table:table-cell>
          <table:table-cell office:value-type="float" office:value="1.865" calcext:value-type="float">
            <text:p>1.865</text:p>
          </table:table-cell>
          <table:table-cell office:value-type="float" office:value="0.94" calcext:value-type="float">
            <text:p>0.94</text:p>
          </table:table-cell>
          <table:table-cell table:number-columns-repeated="3"/>
          <table:table-cell office:value-type="float" office:value="834" calcext:value-type="float">
            <text:p>8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39661010453965" calcext:value-type="float">
            <text:p>0.9396610104539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4:55:31 EDT</text:p>
          </table:table-cell>
          <table:table-cell office:value-type="float" office:value="3.657" calcext:value-type="float">
            <text:p>3.6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35" calcext:value-type="float">
            <text:p>8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4:55:31 EDT</text:p>
          </table:table-cell>
          <table:table-cell office:value-type="float" office:value="0.404" calcext:value-type="float">
            <text:p>0.404</text:p>
          </table:table-cell>
          <table:table-cell office:value-type="float" office:value="0.895" calcext:value-type="float">
            <text:p>0.895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94586894586895" calcext:value-type="float">
            <text:p>0.8945868945868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4:55:32 EDT</text:p>
          </table:table-cell>
          <table:table-cell office:value-type="float" office:value="0.269" calcext:value-type="float">
            <text:p>0.269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837" calcext:value-type="float">
            <text:p>8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4:55:32 EDT</text:p>
          </table:table-cell>
          <table:table-cell office:value-type="float" office:value="0.306" calcext:value-type="float">
            <text:p>0.306</text:p>
          </table:table-cell>
          <table:table-cell office:value-type="float" office:value="0.895" calcext:value-type="float">
            <text:p>0.895</text:p>
          </table:table-cell>
          <table:table-cell table:number-columns-repeated="3"/>
          <table:table-cell office:value-type="float" office:value="838" calcext:value-type="float">
            <text:p>8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94586894586895" calcext:value-type="float">
            <text:p>0.8945868945868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4:55:32 EDT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  <table:table-cell office:value-type="float" office:value="839" calcext:value-type="float">
            <text:p>8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322044865658629" calcext:value-type="float">
            <text:p>0.0032204486565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4:55:32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05" calcext:value-type="float">
            <text:p>0.905</text:p>
          </table:table-cell>
          <table:table-cell table:number-columns-repeated="3"/>
          <table:table-cell office:value-type="float" office:value="840" calcext:value-type="float">
            <text:p>8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04667731325686" calcext:value-type="float">
            <text:p>0.9046677313256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4:55:32 EDT</text:p>
          </table:table-cell>
          <table:table-cell office:value-type="float" office:value="0" calcext:value-type="float">
            <text:p>0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56" calcext:value-type="float">
            <text:p>0.05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494815800650476 0.0559224773782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4:55:35 EDT</text:p>
          </table:table-cell>
          <table:table-cell office:value-type="float" office:value="2.849" calcext:value-type="float">
            <text:p>2.8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42" calcext:value-type="float">
            <text:p>8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4:55:36 EDT</text:p>
          </table:table-cell>
          <table:table-cell office:value-type="float" office:value="0.767" calcext:value-type="float">
            <text:p>0.767</text:p>
          </table:table-cell>
          <table:table-cell office:value-type="float" office:value="0.838" calcext:value-type="float">
            <text:p>0.838</text:p>
          </table:table-cell>
          <table:table-cell table:number-columns-repeated="3"/>
          <table:table-cell office:value-type="float" office:value="843" calcext:value-type="float">
            <text:p>8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37606837606838" calcext:value-type="float">
            <text:p>0.8376068376068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4:55:36 EDT</text:p>
          </table:table-cell>
          <table:table-cell office:value-type="float" office:value="0.604" calcext:value-type="float">
            <text:p>0.604</text:p>
          </table:table-cell>
          <table:table-cell office:value-type="float" office:value="0.097" calcext:value-type="float">
            <text:p>0.097</text:p>
          </table:table-cell>
          <table:table-cell table:number-columns-repeated="3"/>
          <table:table-cell office:value-type="float" office:value="844" calcext:value-type="float">
            <text:p>8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968660968660969" calcext:value-type="float">
            <text:p>0.0968660968660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4:55:45 EDT</text:p>
          </table:table-cell>
          <table:table-cell office:value-type="float" office:value="8.498" calcext:value-type="float">
            <text:p>8.498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89" calcext:value-type="float">
            <text:p>0.08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276531320758504 0.08919253636055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4:55:45 EDT</text:p>
          </table:table-cell>
          <table:table-cell office:value-type="float" office:value="0.395" calcext:value-type="float">
            <text:p>0.395</text:p>
          </table:table-cell>
          <table:table-cell office:value-type="float" office:value="0.895" calcext:value-type="float">
            <text:p>0.895</text:p>
          </table:table-cell>
          <table:table-cell table:number-columns-repeated="3"/>
          <table:table-cell office:value-type="float" office:value="846" calcext:value-type="float">
            <text:p>8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94586894586895" calcext:value-type="float">
            <text:p>0.8945868945868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4:55:45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9" calcext:value-type="float">
            <text:p>-0.009</text:p>
          </table:table-cell>
          <table:table-cell table:number-columns-repeated="3"/>
          <table:table-cell office:value-type="float" office:value="847" calcext:value-type="float">
            <text:p>8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0928937150759179" calcext:value-type="float">
            <text:p>-0.0092893715075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4:55:45 EDT</text:p>
          </table:table-cell>
          <table:table-cell office:value-type="float" office:value="0" calcext:value-type="float">
            <text:p>0</text:p>
          </table:table-cell>
          <table:table-cell office:value-type="float" office:value="0.957" calcext:value-type="float">
            <text:p>0.957</text:p>
          </table:table-cell>
          <table:table-cell table:number-columns-repeated="3"/>
          <table:table-cell office:value-type="float" office:value="848" calcext:value-type="float">
            <text:p>8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57015101674117" calcext:value-type="float">
            <text:p>0.9570151016741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4:55:45 EDT</text:p>
          </table:table-cell>
          <table:table-cell office:value-type="float" office:value="0" calcext:value-type="float">
            <text:p>0</text:p>
          </table:table-cell>
          <table:table-cell office:value-type="float" office:value="-0.347" calcext:value-type="float">
            <text:p>-0.347</text:p>
          </table:table-cell>
          <table:table-cell office:value-type="float" office:value="0.329" calcext:value-type="float">
            <text:p>0.32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47080576513019 0.3285018334978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4:55:46 EDT</text:p>
          </table:table-cell>
          <table:table-cell office:value-type="float" office:value="1.198" calcext:value-type="float">
            <text:p>1.1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50" calcext:value-type="float">
            <text:p>8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4:55:48 EDT</text:p>
          </table:table-cell>
          <table:table-cell office:value-type="float" office:value="1.625" calcext:value-type="float">
            <text:p>1.625</text:p>
          </table:table-cell>
          <table:table-cell office:value-type="float" office:value="-0.338" calcext:value-type="float">
            <text:p>-0.338</text:p>
          </table:table-cell>
          <table:table-cell office:value-type="float" office:value="0.27" calcext:value-type="float">
            <text:p>0.2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37601686269515 0.2703922233614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4:55:50 EDT</text:p>
          </table:table-cell>
          <table:table-cell office:value-type="float" office:value="1.752" calcext:value-type="float">
            <text:p>1.752</text:p>
          </table:table-cell>
          <table:table-cell office:value-type="float" office:value="0.81" calcext:value-type="float">
            <text:p>0.81</text:p>
          </table:table-cell>
          <table:table-cell table:number-columns-repeated="3"/>
          <table:table-cell office:value-type="float" office:value="852" calcext:value-type="float">
            <text:p>8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09906622083324" calcext:value-type="float">
            <text:p>0.8099066220833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4:55:54 EDT</text:p>
          </table:table-cell>
          <table:table-cell office:value-type="float" office:value="3.776" calcext:value-type="float">
            <text:p>3.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4:55:55 EDT</text:p>
          </table:table-cell>
          <table:table-cell office:value-type="float" office:value="1.308" calcext:value-type="float">
            <text:p>1.308</text:p>
          </table:table-cell>
          <table:table-cell office:value-type="float" office:value="0.906" calcext:value-type="float">
            <text:p>0.906</text:p>
          </table:table-cell>
          <table:table-cell table:number-columns-repeated="3"/>
          <table:table-cell office:value-type="float" office:value="854" calcext:value-type="float">
            <text:p>8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05982905982906" calcext:value-type="float">
            <text:p>0.9059829059829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4:56:05 EDT</text:p>
          </table:table-cell>
          <table:table-cell office:value-type="float" office:value="9.999" calcext:value-type="float">
            <text:p>9.999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855" calcext:value-type="float">
            <text:p>8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4:56:11 EDT</text:p>
          </table:table-cell>
          <table:table-cell office:value-type="float" office:value="5.758" calcext:value-type="float">
            <text:p>5.758</text:p>
          </table:table-cell>
          <table:table-cell office:value-type="float" office:value="-0.293" calcext:value-type="float">
            <text:p>-0.293</text:p>
          </table:table-cell>
          <table:table-cell office:value-type="float" office:value="0.274" calcext:value-type="float">
            <text:p>0.27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92772687264816 0.2741939442496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4:56:11 EDT</text:p>
          </table:table-cell>
          <table:table-cell office:value-type="float" office:value="0.416" calcext:value-type="float">
            <text:p>0.416</text:p>
          </table:table-cell>
          <table:table-cell office:value-type="float" office:value="0.895" calcext:value-type="float">
            <text:p>0.895</text:p>
          </table:table-cell>
          <table:table-cell table:number-columns-repeated="3"/>
          <table:table-cell office:value-type="float" office:value="857" calcext:value-type="float">
            <text:p>8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94586894586895" calcext:value-type="float">
            <text:p>0.8945868945868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4:56:11 EDT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  <table:table-cell office:value-type="float" office:value="858" calcext:value-type="float">
            <text:p>8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502769431592037" calcext:value-type="float">
            <text:p>-0.0502769431592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4:56:11 EDT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number-columns-repeated="3"/>
          <table:table-cell office:value-type="float" office:value="859" calcext:value-type="float">
            <text:p>8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70140699117769" calcext:value-type="float">
            <text:p>0.6701406991177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4:56:11 EDT</text:p>
          </table:table-cell>
          <table:table-cell office:value-type="float" office:value="0" calcext:value-type="float">
            <text:p>0</text:p>
          </table:table-cell>
          <table:table-cell office:value-type="float" office:value="-0.282" calcext:value-type="float">
            <text:p>-0.282</text:p>
          </table:table-cell>
          <table:table-cell office:value-type="float" office:value="0.181" calcext:value-type="float">
            <text:p>0.18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81618323542208 0.1810644372238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4:58:28 EDT</text:p>
          </table:table-cell>
          <table:table-cell office:value-type="float" office:value="136.148" calcext:value-type="float">
            <text:p>136.1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61" calcext:value-type="float">
            <text:p>8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4:59:24 EDT</text:p>
          </table:table-cell>
          <table:table-cell office:value-type="float" office:value="56.192" calcext:value-type="float">
            <text:p>56.192</text:p>
          </table:table-cell>
          <table:table-cell office:value-type="float" office:value="-0.677" calcext:value-type="float">
            <text:p>-0.677</text:p>
          </table:table-cell>
          <table:table-cell office:value-type="float" office:value="0.544" calcext:value-type="float">
            <text:p>0.54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76694668582213 0.5440327390815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5:00:20 EDT</text:p>
          </table:table-cell>
          <table:table-cell office:value-type="float" office:value="56.242" calcext:value-type="float">
            <text:p>56.242</text:p>
          </table:table-cell>
          <table:table-cell office:value-type="float" office:value="0.766" calcext:value-type="float">
            <text:p>0.766</text:p>
          </table:table-cell>
          <table:table-cell table:number-columns-repeated="3"/>
          <table:table-cell office:value-type="float" office:value="863" calcext:value-type="float">
            <text:p>8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65747275252455" calcext:value-type="float">
            <text:p>0.7657472752524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5:02:33 EDT</text:p>
          </table:table-cell>
          <table:table-cell office:value-type="float" office:value="133.241" calcext:value-type="float">
            <text:p>133.2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64" calcext:value-type="float">
            <text:p>8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5:04:43 EDT</text:p>
          </table:table-cell>
          <table:table-cell office:value-type="float" office:value="129.451" calcext:value-type="float">
            <text:p>129.451</text:p>
          </table:table-cell>
          <table:table-cell office:value-type="float" office:value="0.769" calcext:value-type="float">
            <text:p>0.769</text:p>
          </table:table-cell>
          <table:table-cell table:number-columns-repeated="3"/>
          <table:table-cell office:value-type="float" office:value="865" calcext:value-type="float">
            <text:p>8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69230769230769" calcext:value-type="float">
            <text:p>0.7692307692307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5:07:22 EDT</text:p>
          </table:table-cell>
          <table:table-cell office:value-type="float" office:value="159.771" calcext:value-type="float">
            <text:p>159.771</text:p>
          </table:table-cell>
          <table:table-cell office:value-type="float" office:value="0.344" calcext:value-type="float">
            <text:p>0.344</text:p>
          </table:table-cell>
          <table:table-cell table:number-columns-repeated="3"/>
          <table:table-cell office:value-type="float" office:value="866" calcext:value-type="float">
            <text:p>8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44213649851632" calcext:value-type="float">
            <text:p>0.3442136498516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5:13:05 EDT</text:p>
          </table:table-cell>
          <table:table-cell office:value-type="float" office:value="342.77" calcext:value-type="float">
            <text:p>342.77</text:p>
          </table:table-cell>
          <table:table-cell office:value-type="float" office:value="-0.243" calcext:value-type="float">
            <text:p>-0.243</text:p>
          </table:table-cell>
          <table:table-cell office:value-type="float" office:value="0.145" calcext:value-type="float">
            <text:p>0.14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4257009261752 0.1453686202435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5:13:06 EDT</text:p>
          </table:table-cell>
          <table:table-cell office:value-type="float" office:value="0.281" calcext:value-type="float">
            <text:p>0.281</text:p>
          </table:table-cell>
          <table:table-cell office:value-type="float" office:value="0.895" calcext:value-type="float">
            <text:p>0.895</text:p>
          </table:table-cell>
          <table:table-cell table:number-columns-repeated="3"/>
          <table:table-cell office:value-type="float" office:value="868" calcext:value-type="float">
            <text:p>8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94586894586895" calcext:value-type="float">
            <text:p>0.8945868945868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5:13:06 EDT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4" calcext:value-type="float">
            <text:p>0.034</text:p>
          </table:table-cell>
          <table:table-cell table:number-columns-repeated="3"/>
          <table:table-cell office:value-type="float" office:value="869" calcext:value-type="float">
            <text:p>8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341387816491528" calcext:value-type="float">
            <text:p>0.0341387816491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5:13:0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821" calcext:value-type="float">
            <text:p>0.821</text:p>
          </table:table-cell>
          <table:table-cell table:number-columns-repeated="3"/>
          <table:table-cell office:value-type="float" office:value="870" calcext:value-type="float">
            <text:p>8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21243632776044" calcext:value-type="float">
            <text:p>0.8212436327760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5:13:0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262" calcext:value-type="float">
            <text:p>-0.262</text:p>
          </table:table-cell>
          <table:table-cell office:value-type="float" office:value="0.33" calcext:value-type="float">
            <text:p>0.3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61997744506139 0.3302753078044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5:13:07 EDT</text:p>
          </table:table-cell>
          <table:table-cell office:value-type="float" office:value="1.381" calcext:value-type="float">
            <text:p>1.3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72" calcext:value-type="float">
            <text:p>8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5:13:08 EDT</text:p>
          </table:table-cell>
          <table:table-cell office:value-type="float" office:value="1.488" calcext:value-type="float">
            <text:p>1.488</text:p>
          </table:table-cell>
          <table:table-cell office:value-type="float" office:value="-0.291" calcext:value-type="float">
            <text:p>-0.291</text:p>
          </table:table-cell>
          <table:table-cell office:value-type="float" office:value="0.318" calcext:value-type="float">
            <text:p>0.31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91229691521894 0.3183803745081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5:13:10 EDT</text:p>
          </table:table-cell>
          <table:table-cell office:value-type="float" office:value="1.611" calcext:value-type="float">
            <text:p>1.611</text:p>
          </table:table-cell>
          <table:table-cell office:value-type="float" office:value="0.912" calcext:value-type="float">
            <text:p>0.912</text:p>
          </table:table-cell>
          <table:table-cell table:number-columns-repeated="3"/>
          <table:table-cell office:value-type="float" office:value="874" calcext:value-type="float">
            <text:p>8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12264850336497" calcext:value-type="float">
            <text:p>0.9122648503364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5:13:14 EDT</text:p>
          </table:table-cell>
          <table:table-cell office:value-type="float" office:value="3.516" calcext:value-type="float">
            <text:p>3.5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5:13:15 EDT</text:p>
          </table:table-cell>
          <table:table-cell office:value-type="float" office:value="1.246" calcext:value-type="float">
            <text:p>1.246</text:p>
          </table:table-cell>
          <table:table-cell office:value-type="float" office:value="0.826" calcext:value-type="float">
            <text:p>0.826</text:p>
          </table:table-cell>
          <table:table-cell table:number-columns-repeated="3"/>
          <table:table-cell office:value-type="float" office:value="876" calcext:value-type="float">
            <text:p>8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26210826210826" calcext:value-type="float">
            <text:p>0.8262108262108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5:13:20 EDT</text:p>
          </table:table-cell>
          <table:table-cell office:value-type="float" office:value="5.093" calcext:value-type="float">
            <text:p>5.093</text:p>
          </table:table-cell>
          <table:table-cell office:value-type="float" office:value="0.953" calcext:value-type="float">
            <text:p>0.953</text:p>
          </table:table-cell>
          <table:table-cell table:number-columns-repeated="3"/>
          <table:table-cell office:value-type="float" office:value="877" calcext:value-type="float">
            <text:p>8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52830188679245" calcext:value-type="float">
            <text:p>0.952830188679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5:13:29 EDT</text:p>
          </table:table-cell>
          <table:table-cell office:value-type="float" office:value="8.619" calcext:value-type="float">
            <text:p>8.619</text:p>
          </table:table-cell>
          <table:table-cell office:value-type="float" office:value="-0.401" calcext:value-type="float">
            <text:p>-0.401</text:p>
          </table:table-cell>
          <table:table-cell office:value-type="float" office:value="0.27" calcext:value-type="float">
            <text:p>0.2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01147060935889 0.2703483428445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5:13:29 EDT</text:p>
          </table:table-cell>
          <table:table-cell office:value-type="float" office:value="0.426" calcext:value-type="float">
            <text:p>0.426</text:p>
          </table:table-cell>
          <table:table-cell office:value-type="float" office:value="0.895" calcext:value-type="float">
            <text:p>0.895</text:p>
          </table:table-cell>
          <table:table-cell table:number-columns-repeated="3"/>
          <table:table-cell office:value-type="float" office:value="879" calcext:value-type="float">
            <text:p>8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94586894586895" calcext:value-type="float">
            <text:p>0.8945868945868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5:13:30 EDT</text:p>
          </table:table-cell>
          <table:table-cell office:value-type="float" office:value="0.772" calcext:value-type="float">
            <text:p>0.772</text:p>
          </table:table-cell>
          <table:table-cell office:value-type="float" office:value="-0.087" calcext:value-type="float">
            <text:p>-0.087</text:p>
          </table:table-cell>
          <table:table-cell table:number-columns-repeated="3"/>
          <table:table-cell office:value-type="float" office:value="880" calcext:value-type="float">
            <text:p>8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872599004829934" calcext:value-type="float">
            <text:p>-0.0872599004829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5:13:3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395" calcext:value-type="float">
            <text:p>0.395</text:p>
          </table:table-cell>
          <table:table-cell table:number-columns-repeated="3"/>
          <table:table-cell office:value-type="float" office:value="881" calcext:value-type="float">
            <text:p>8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94905635769198" calcext:value-type="float">
            <text:p>0.3949056357691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5:13:30 EDT</text:p>
          </table:table-cell>
          <table:table-cell office:value-type="float" office:value="0" calcext:value-type="float">
            <text:p>0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114" calcext:value-type="float">
            <text:p>0.11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8828878009436 0.1137689791283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5:21:19 EDT</text:p>
          </table:table-cell>
          <table:table-cell office:value-type="float" office:value="469.076" calcext:value-type="float">
            <text:p>469.0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5:23:14 EDT</text:p>
          </table:table-cell>
          <table:table-cell office:value-type="float" office:value="115.329" calcext:value-type="float">
            <text:p>115.329</text:p>
          </table:table-cell>
          <table:table-cell office:value-type="float" office:value="-0.793" calcext:value-type="float">
            <text:p>-0.793</text:p>
          </table:table-cell>
          <table:table-cell office:value-type="float" office:value="0.297" calcext:value-type="float">
            <text:p>0.29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792868594057964 0.2972339077350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5:25:10 EDT</text:p>
          </table:table-cell>
          <table:table-cell office:value-type="float" office:value="116.334" calcext:value-type="float">
            <text:p>116.334</text:p>
          </table:table-cell>
          <table:table-cell office:value-type="float" office:value="0.401" calcext:value-type="float">
            <text:p>0.401</text:p>
          </table:table-cell>
          <table:table-cell table:number-columns-repeated="3"/>
          <table:table-cell office:value-type="float" office:value="885" calcext:value-type="float">
            <text:p>8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01280809266289" calcext:value-type="float">
            <text:p>0.4012808092662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5:29:39 EDT</text:p>
          </table:table-cell>
          <table:table-cell office:value-type="float" office:value="268.836" calcext:value-type="float">
            <text:p>268.8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86" calcext:value-type="float">
            <text:p>8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5:34:06 EDT</text:p>
          </table:table-cell>
          <table:table-cell office:value-type="float" office:value="266.638" calcext:value-type="float">
            <text:p>266.638</text:p>
          </table:table-cell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887" calcext:value-type="float">
            <text:p>8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07122507122507" calcext:value-type="float">
            <text:p>0.5071225071225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5:55:50 EDT</text:p>
          </table:table-cell>
          <table:table-cell office:value-type="float" office:value="1304.393" calcext:value-type="float">
            <text:p>1304.393</text:p>
          </table:table-cell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888" calcext:value-type="float">
            <text:p>8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6:24:42 EDT</text:p>
          </table:table-cell>
          <table:table-cell office:value-type="float" office:value="1731.596" calcext:value-type="float">
            <text:p>1731.596</text:p>
          </table:table-cell>
          <table:table-cell office:value-type="float" office:value="-0.274" calcext:value-type="float">
            <text:p>-0.274</text:p>
          </table:table-cell>
          <table:table-cell office:value-type="float" office:value="0.275" calcext:value-type="float">
            <text:p>0.27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74000261895928 0.2751999681205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6:24:42 EDT</text:p>
          </table:table-cell>
          <table:table-cell office:value-type="float" office:value="0.292" calcext:value-type="float">
            <text:p>0.292</text:p>
          </table:table-cell>
          <table:table-cell office:value-type="float" office:value="0.895" calcext:value-type="float">
            <text:p>0.895</text:p>
          </table:table-cell>
          <table:table-cell table:number-columns-repeated="3"/>
          <table:table-cell office:value-type="float" office:value="890" calcext:value-type="float">
            <text:p>8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94586894586895" calcext:value-type="float">
            <text:p>0.8945868945868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6:24:42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table:number-columns-repeated="3"/>
          <table:table-cell office:value-type="float" office:value="891" calcext:value-type="float">
            <text:p>8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409903552544619" calcext:value-type="float">
            <text:p>0.0040990355254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6:24:42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0.901" calcext:value-type="float">
            <text:p>0.901</text:p>
          </table:table-cell>
          <table:table-cell table:number-columns-repeated="3"/>
          <table:table-cell office:value-type="float" office:value="892" calcext:value-type="float">
            <text:p>8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01430802812711" calcext:value-type="float">
            <text:p>0.9014308028127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6:24:42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69" calcext:value-type="float">
            <text:p>0.06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607673077395449 0.06896537879043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6:24:43 EDT</text:p>
          </table:table-cell>
          <table:table-cell office:value-type="float" office:value="0.356" calcext:value-type="float">
            <text:p>0.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94" calcext:value-type="float">
            <text:p>8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6:24:43 EDT</text:p>
          </table:table-cell>
          <table:table-cell office:value-type="float" office:value="0.379" calcext:value-type="float">
            <text:p>0.379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64" calcext:value-type="float">
            <text:p>0.06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71721709256529 0.0644957830257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6:24:43 EDT</text:p>
          </table:table-cell>
          <table:table-cell office:value-type="float" office:value="0.354" calcext:value-type="float">
            <text:p>0.354</text:p>
          </table:table-cell>
          <table:table-cell office:value-type="float" office:value="0.915" calcext:value-type="float">
            <text:p>0.915</text:p>
          </table:table-cell>
          <table:table-cell table:number-columns-repeated="3"/>
          <table:table-cell office:value-type="float" office:value="896" calcext:value-type="float">
            <text:p>8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14529914529915" calcext:value-type="float">
            <text:p>0.9145299145299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6:24:44 EDT</text:p>
          </table:table-cell>
          <table:table-cell office:value-type="float" office:value="0.427" calcext:value-type="float">
            <text:p>0.427</text:p>
          </table:table-cell>
          <table:table-cell office:value-type="float" office:value="-0.014" calcext:value-type="float">
            <text:p>-0.014</text:p>
          </table:table-cell>
          <table:table-cell table:number-columns-repeated="3"/>
          <table:table-cell office:value-type="float" office:value="897" calcext:value-type="float">
            <text:p>8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143502664723985" calcext:value-type="float">
            <text:p>-0.0143502664723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6:24:44 EDT</text:p>
          </table:table-cell>
          <table:table-cell office:value-type="float" office:value="0.147" calcext:value-type="float">
            <text:p>0.147</text:p>
          </table:table-cell>
          <table:table-cell office:value-type="float" office:value="0.32" calcext:value-type="float">
            <text:p>0.32</text:p>
          </table:table-cell>
          <table:table-cell table:number-columns-repeated="3"/>
          <table:table-cell office:value-type="float" office:value="898" calcext:value-type="float">
            <text:p>8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9877839007903" calcext:value-type="float">
            <text:p>0.3198778390079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6:24:44 EDT</text:p>
          </table:table-cell>
          <table:table-cell office:value-type="float" office:value="0" calcext:value-type="float">
            <text:p>0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014" calcext:value-type="float">
            <text:p>0.01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426258795367891 0.0139253465919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6:31:28 EDT</text:p>
          </table:table-cell>
          <table:table-cell office:value-type="float" office:value="403.651" calcext:value-type="float">
            <text:p>403.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6:38:07 EDT</text:p>
          </table:table-cell>
          <table:table-cell office:value-type="float" office:value="398.97" calcext:value-type="float">
            <text:p>398.97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44" calcext:value-type="float">
            <text:p>0.04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562471638159504 0.043855326819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6:44:50 EDT</text:p>
          </table:table-cell>
          <table:table-cell office:value-type="float" office:value="403.394" calcext:value-type="float">
            <text:p>403.394</text:p>
          </table:table-cell>
          <table:table-cell office:value-type="float" office:value="0.547" calcext:value-type="float">
            <text:p>0.547</text:p>
          </table:table-cell>
          <table:table-cell table:number-columns-repeated="3"/>
          <table:table-cell office:value-type="float" office:value="902" calcext:value-type="float">
            <text:p>9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47008547008547" calcext:value-type="float">
            <text:p>0.5470085470085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6:44:5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  <table:table-cell office:value-type="float" office:value="903" calcext:value-type="float">
            <text:p>9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239406206122139" calcext:value-type="float">
            <text:p>0.0239406206122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6:44:50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0.901" calcext:value-type="float">
            <text:p>0.901</text:p>
          </table:table-cell>
          <table:table-cell table:number-columns-repeated="3"/>
          <table:table-cell office:value-type="float" office:value="904" calcext:value-type="float">
            <text:p>9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01461584032771" calcext:value-type="float">
            <text:p>0.9014615840327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6:44:5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355" calcext:value-type="float">
            <text:p>-0.355</text:p>
          </table:table-cell>
          <table:table-cell office:value-type="float" office:value="0.403" calcext:value-type="float">
            <text:p>0.40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550334324097 0.4029146736341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6:44:51 EDT</text:p>
          </table:table-cell>
          <table:table-cell office:value-type="float" office:value="0.729" calcext:value-type="float">
            <text:p>0.7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06" calcext:value-type="float">
            <text:p>9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6:44:52 EDT</text:p>
          </table:table-cell>
          <table:table-cell office:value-type="float" office:value="1.211" calcext:value-type="float">
            <text:p>1.211</text:p>
          </table:table-cell>
          <table:table-cell office:value-type="float" office:value="-0.401" calcext:value-type="float">
            <text:p>-0.401</text:p>
          </table:table-cell>
          <table:table-cell office:value-type="float" office:value="0.333" calcext:value-type="float">
            <text:p>0.33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00992656750758 0.3331007068536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6:44:53 EDT</text:p>
          </table:table-cell>
          <table:table-cell office:value-type="float" office:value="1.324" calcext:value-type="float">
            <text:p>1.324</text:p>
          </table:table-cell>
          <table:table-cell office:value-type="float" office:value="0.906" calcext:value-type="float">
            <text:p>0.906</text:p>
          </table:table-cell>
          <table:table-cell table:number-columns-repeated="3"/>
          <table:table-cell office:value-type="float" office:value="908" calcext:value-type="float">
            <text:p>9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05638127047323" calcext:value-type="float">
            <text:p>0.9056381270473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6:44:56 EDT</text:p>
          </table:table-cell>
          <table:table-cell office:value-type="float" office:value="2.717" calcext:value-type="float">
            <text:p>2.7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09" calcext:value-type="float">
            <text:p>9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6:44:59 EDT</text:p>
          </table:table-cell>
          <table:table-cell office:value-type="float" office:value="3.089" calcext:value-type="float">
            <text:p>3.089</text:p>
          </table:table-cell>
          <table:table-cell office:value-type="float" office:value="0.895" calcext:value-type="float">
            <text:p>0.895</text:p>
          </table:table-cell>
          <table:table-cell table:number-columns-repeated="3"/>
          <table:table-cell office:value-type="float" office:value="910" calcext:value-type="float">
            <text:p>9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94586894586895" calcext:value-type="float">
            <text:p>0.8945868945868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6:45:02 EDT</text:p>
          </table:table-cell>
          <table:table-cell office:value-type="float" office:value="3.328" calcext:value-type="float">
            <text:p>3.328</text:p>
          </table:table-cell>
          <table:table-cell office:value-type="float" office:value="0.085" calcext:value-type="float">
            <text:p>0.085</text:p>
          </table:table-cell>
          <table:table-cell table:number-columns-repeated="3"/>
          <table:table-cell office:value-type="float" office:value="911" calcext:value-type="float">
            <text:p>9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854700854700855" calcext:value-type="float">
            <text:p>0.0854700854700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6:45:43 EDT</text:p>
          </table:table-cell>
          <table:table-cell office:value-type="float" office:value="40.696" calcext:value-type="float">
            <text:p>40.696</text:p>
          </table:table-cell>
          <table:table-cell office:value-type="float" office:value="-0.557" calcext:value-type="float">
            <text:p>-0.557</text:p>
          </table:table-cell>
          <table:table-cell office:value-type="float" office:value="0.66" calcext:value-type="float">
            <text:p>0.6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57485488445265 0.6600307228289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6:45:44 EDT</text:p>
          </table:table-cell>
          <table:table-cell office:value-type="float" office:value="0.567" calcext:value-type="float">
            <text:p>0.567</text:p>
          </table:table-cell>
          <table:table-cell office:value-type="float" office:value="0.895" calcext:value-type="float">
            <text:p>0.895</text:p>
          </table:table-cell>
          <table:table-cell table:number-columns-repeated="3"/>
          <table:table-cell office:value-type="float" office:value="913" calcext:value-type="float">
            <text:p>9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94586894586895" calcext:value-type="float">
            <text:p>0.8945868945868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6:45:44 EDT</text:p>
          </table:table-cell>
          <table:table-cell office:value-type="float" office:value="0.429" calcext:value-type="float">
            <text:p>0.429</text:p>
          </table:table-cell>
          <table:table-cell office:value-type="float" office:value="-0.106" calcext:value-type="float">
            <text:p>-0.106</text:p>
          </table:table-cell>
          <table:table-cell table:number-columns-repeated="3"/>
          <table:table-cell office:value-type="float" office:value="914" calcext:value-type="float">
            <text:p>9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0638022058454" calcext:value-type="float">
            <text:p>-0.106380220584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6:45:44 EDT</text:p>
          </table:table-cell>
          <table:table-cell office:value-type="float" office:value="0.167" calcext:value-type="float">
            <text:p>0.167</text:p>
          </table:table-cell>
          <table:table-cell office:value-type="float" office:value="0.319" calcext:value-type="float">
            <text:p>0.319</text:p>
          </table:table-cell>
          <table:table-cell table:number-columns-repeated="3"/>
          <table:table-cell office:value-type="float" office:value="915" calcext:value-type="float">
            <text:p>9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19189769834559" calcext:value-type="float">
            <text:p>0.3191897698345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6:45:4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316" calcext:value-type="float">
            <text:p>-0.316</text:p>
          </table:table-cell>
          <table:table-cell office:value-type="float" office:value="0.103" calcext:value-type="float">
            <text:p>0.10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15692861256666 0.1029324200875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6:49:49 EDT</text:p>
          </table:table-cell>
          <table:table-cell office:value-type="float" office:value="244.44" calcext:value-type="float">
            <text:p>244.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17" calcext:value-type="float">
            <text:p>9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6:50:10 EDT</text:p>
          </table:table-cell>
          <table:table-cell office:value-type="float" office:value="21.291" calcext:value-type="float">
            <text:p>21.291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215" calcext:value-type="float">
            <text:p>0.21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875341130984147 0.2148747611126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6:50:31 EDT</text:p>
          </table:table-cell>
          <table:table-cell office:value-type="float" office:value="21.324" calcext:value-type="float">
            <text:p>21.324</text:p>
          </table:table-cell>
          <table:table-cell office:value-type="float" office:value="0.265" calcext:value-type="float">
            <text:p>0.265</text:p>
          </table:table-cell>
          <table:table-cell table:number-columns-repeated="3"/>
          <table:table-cell office:value-type="float" office:value="919" calcext:value-type="float">
            <text:p>9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64974084068482" calcext:value-type="float">
            <text:p>0.2649740840684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6:51:20 EDT</text:p>
          </table:table-cell>
          <table:table-cell office:value-type="float" office:value="48.201" calcext:value-type="float">
            <text:p>48.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20" calcext:value-type="float">
            <text:p>9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6:52:06 EDT</text:p>
          </table:table-cell>
          <table:table-cell office:value-type="float" office:value="46.224" calcext:value-type="float">
            <text:p>46.224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921" calcext:value-type="float">
            <text:p>9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18518518518518" calcext:value-type="float">
            <text:p>0.5185185185185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6:52:49 EDT</text:p>
          </table:table-cell>
          <table:table-cell office:value-type="float" office:value="42.886" calcext:value-type="float">
            <text:p>42.886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922" calcext:value-type="float">
            <text:p>9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7:01:07 EDT</text:p>
          </table:table-cell>
          <table:table-cell office:value-type="float" office:value="498.795" calcext:value-type="float">
            <text:p>498.795</text:p>
          </table:table-cell>
          <table:table-cell office:value-type="float" office:value="-0.447" calcext:value-type="float">
            <text:p>-0.447</text:p>
          </table:table-cell>
          <table:table-cell office:value-type="float" office:value="0.228" calcext:value-type="float">
            <text:p>0.22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46722837389446 0.2284729991750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ing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7:01:08 EDT</text:p>
          </table:table-cell>
          <table:table-cell office:value-type="float" office:value="0.695" calcext:value-type="float">
            <text:p>0.695</text:p>
          </table:table-cell>
          <table:table-cell office:value-type="float" office:value="0.895" calcext:value-type="float">
            <text:p>0.895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94586894586895" calcext:value-type="float">
            <text:p>0.8945868945868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7:01:08 EDT</text:p>
          </table:table-cell>
          <table:table-cell office:value-type="float" office:value="0" calcext:value-type="float">
            <text:p>0</text:p>
          </table:table-cell>
          <table:table-cell office:value-type="float" office:value="-0.022" calcext:value-type="float">
            <text:p>-0.022</text:p>
          </table:table-cell>
          <table:table-cell table:number-columns-repeated="3"/>
          <table:table-cell office:value-type="float" office:value="925" calcext:value-type="float">
            <text:p>9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221490129477352" calcext:value-type="float">
            <text:p>-0.0221490129477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7:01:0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11717404140105" calcext:value-type="float">
            <text:p>0.511717404140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7:01:08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044" calcext:value-type="float">
            <text:p>0.04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86993393201224 0.04440131342465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7:01:08 EDT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28" calcext:value-type="float">
            <text:p>9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7:01:10 EDT</text:p>
          </table:table-cell>
          <table:table-cell office:value-type="float" office:value="2.01" calcext:value-type="float">
            <text:p>2.01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04" calcext:value-type="float">
            <text:p>0.0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74984802896015 0.03994544179596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7:01:13 EDT</text:p>
          </table:table-cell>
          <table:table-cell office:value-type="float" office:value="2.254" calcext:value-type="float">
            <text:p>2.254</text:p>
          </table:table-cell>
          <table:table-cell office:value-type="float" office:value="0.531" calcext:value-type="float">
            <text:p>0.531</text:p>
          </table:table-cell>
          <table:table-cell table:number-columns-repeated="3"/>
          <table:table-cell office:value-type="float" office:value="930" calcext:value-type="float">
            <text:p>9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31118041450601" calcext:value-type="float">
            <text:p>0.5311180414506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7:01:15 EDT</text:p>
          </table:table-cell>
          <table:table-cell office:value-type="float" office:value="2.351" calcext:value-type="float">
            <text:p>2.3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31" calcext:value-type="float">
            <text:p>9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7:01:15 EDT</text:p>
          </table:table-cell>
          <table:table-cell office:value-type="float" office:value="0.379" calcext:value-type="float">
            <text:p>0.379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  <table:table-cell office:value-type="float" office:value="932" calcext:value-type="float">
            <text:p>9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41310541310541" calcext:value-type="float">
            <text:p>0.5413105413105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7:01:16 EDT</text:p>
          </table:table-cell>
          <table:table-cell office:value-type="float" office:value="0.267" calcext:value-type="float">
            <text:p>0.267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933" calcext:value-type="float">
            <text:p>9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7:01:16 EDT</text:p>
          </table:table-cell>
          <table:table-cell office:value-type="float" office:value="0.28" calcext:value-type="float">
            <text:p>0.28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  <table:table-cell office:value-type="float" office:value="934" calcext:value-type="float">
            <text:p>9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41310541310541" calcext:value-type="float">
            <text:p>0.5413105413105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7:01:16 EDT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26" calcext:value-type="float">
            <text:p>-0.026</text:p>
          </table:table-cell>
          <table:table-cell table:number-columns-repeated="3"/>
          <table:table-cell office:value-type="float" office:value="935" calcext:value-type="float">
            <text:p>9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259310400303927" calcext:value-type="float">
            <text:p>-0.0259310400303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7:01:16 EDT</text:p>
          </table:table-cell>
          <table:table-cell office:value-type="float" office:value="0" calcext:value-type="float">
            <text:p>0</text:p>
          </table:table-cell>
          <table:table-cell office:value-type="float" office:value="0.353" calcext:value-type="float">
            <text:p>0.353</text:p>
          </table:table-cell>
          <table:table-cell table:number-columns-repeated="3"/>
          <table:table-cell office:value-type="float" office:value="936" calcext:value-type="float">
            <text:p>9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2639964341331" calcext:value-type="float">
            <text:p>0.3526399643413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7:01:16 EDT</text:p>
          </table:table-cell>
          <table:table-cell office:value-type="float" office:value="0" calcext:value-type="float">
            <text:p>0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29" calcext:value-type="float">
            <text:p>0.02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0610925665124 0.02874884560433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7:01:18 EDT</text:p>
          </table:table-cell>
          <table:table-cell office:value-type="float" office:value="2.342" calcext:value-type="float">
            <text:p>2.3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7:01:19 EDT</text:p>
          </table:table-cell>
          <table:table-cell office:value-type="float" office:value="0.611" calcext:value-type="float">
            <text:p>0.611</text:p>
          </table:table-cell>
          <table:table-cell office:value-type="float" office:value="0.308" calcext:value-type="float">
            <text:p>0.308</text:p>
          </table:table-cell>
          <table:table-cell table:number-columns-repeated="3"/>
          <table:table-cell office:value-type="float" office:value="939" calcext:value-type="float">
            <text:p>9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07692307692308" calcext:value-type="float">
            <text:p>0.3076923076923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7:01:20 EDT</text:p>
          </table:table-cell>
          <table:table-cell office:value-type="float" office:value="0.617" calcext:value-type="float">
            <text:p>0.617</text:p>
          </table:table-cell>
          <table:table-cell office:value-type="float" office:value="0.011" calcext:value-type="float">
            <text:p>0.011</text:p>
          </table:table-cell>
          <table:table-cell table:number-columns-repeated="3"/>
          <table:table-cell office:value-type="float" office:value="940" calcext:value-type="float">
            <text:p>9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13960113960114" calcext:value-type="float">
            <text:p>0.0113960113960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7:01:27 EDT</text:p>
          </table:table-cell>
          <table:table-cell office:value-type="float" office:value="7.624" calcext:value-type="float">
            <text:p>7.624</text:p>
          </table:table-cell>
          <table:table-cell office:value-type="float" office:value="-0.345" calcext:value-type="float">
            <text:p>-0.345</text:p>
          </table:table-cell>
          <table:table-cell office:value-type="float" office:value="-0.141" calcext:value-type="float">
            <text:p>-0.141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45004357623131 -0.1410758456639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7:01:28 EDT</text:p>
          </table:table-cell>
          <table:table-cell office:value-type="float" office:value="0.344" calcext:value-type="float">
            <text:p>0.344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  <table:table-cell office:value-type="float" office:value="942" calcext:value-type="float">
            <text:p>9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41310541310541" calcext:value-type="float">
            <text:p>0.5413105413105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7:01:28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-0.22" calcext:value-type="float">
            <text:p>-0.22</text:p>
          </table:table-cell>
          <table:table-cell table:number-columns-repeated="3"/>
          <table:table-cell office:value-type="float" office:value="943" calcext:value-type="float">
            <text:p>9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219613600761415" calcext:value-type="float">
            <text:p>-0.2196136007614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7:01:28 EDT</text:p>
          </table:table-cell>
          <table:table-cell office:value-type="float" office:value="0" calcext:value-type="float">
            <text:p>0</text:p>
          </table:table-cell>
          <table:table-cell office:value-type="float" office:value="0.211" calcext:value-type="float">
            <text:p>0.211</text:p>
          </table:table-cell>
          <table:table-cell table:number-columns-repeated="3"/>
          <table:table-cell office:value-type="float" office:value="944" calcext:value-type="float">
            <text:p>9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10970382327933" calcext:value-type="float">
            <text:p>0.2109703823279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7:01:28 EDT</text:p>
          </table:table-cell>
          <table:table-cell office:value-type="float" office:value="0" calcext:value-type="float">
            <text:p>0</text:p>
          </table:table-cell>
          <table:table-cell office:value-type="float" office:value="-0.564" calcext:value-type="float">
            <text:p>-0.564</text:p>
          </table:table-cell>
          <table:table-cell office:value-type="float" office:value="0.124" calcext:value-type="float">
            <text:p>0.12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63713208707067 0.1244860071842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7:01:28 EDT</text:p>
          </table:table-cell>
          <table:table-cell office:value-type="float" office:value="0.847" calcext:value-type="float">
            <text:p>0.8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46" calcext:value-type="float">
            <text:p>9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7:01:30 EDT</text:p>
          </table:table-cell>
          <table:table-cell office:value-type="float" office:value="1.739" calcext:value-type="float">
            <text:p>1.739</text:p>
          </table:table-cell>
          <table:table-cell office:value-type="float" office:value="-0.505" calcext:value-type="float">
            <text:p>-0.505</text:p>
          </table:table-cell>
          <table:table-cell office:value-type="float" office:value="0.183" calcext:value-type="float">
            <text:p>0.18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04741382696132 0.1831179857788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7:01:32 EDT</text:p>
          </table:table-cell>
          <table:table-cell office:value-type="float" office:value="1.893" calcext:value-type="float">
            <text:p>1.893</text:p>
          </table:table-cell>
          <table:table-cell office:value-type="float" office:value="0.288" calcext:value-type="float">
            <text:p>0.288</text:p>
          </table:table-cell>
          <table:table-cell table:number-columns-repeated="3"/>
          <table:table-cell office:value-type="float" office:value="948" calcext:value-type="float">
            <text:p>9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88465129845293" calcext:value-type="float">
            <text:p>0.2884651298452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7:01:36 EDT</text:p>
          </table:table-cell>
          <table:table-cell office:value-type="float" office:value="3.889" calcext:value-type="float">
            <text:p>3.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49" calcext:value-type="float">
            <text:p>9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7:01:37 EDT</text:p>
          </table:table-cell>
          <table:table-cell office:value-type="float" office:value="1.352" calcext:value-type="float">
            <text:p>1.352</text:p>
          </table:table-cell>
          <table:table-cell office:value-type="float" office:value="0.171" calcext:value-type="float">
            <text:p>0.171</text:p>
          </table:table-cell>
          <table:table-cell table:number-columns-repeated="3"/>
          <table:table-cell office:value-type="float" office:value="950" calcext:value-type="float">
            <text:p>9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170940170940171" calcext:value-type="float">
            <text:p>0.1709401709401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7:01:46 EDT</text:p>
          </table:table-cell>
          <table:table-cell office:value-type="float" office:value="9.009" calcext:value-type="float">
            <text:p>9.009</text:p>
          </table:table-cell>
          <table:table-cell office:value-type="float" office:value="0.035" calcext:value-type="float">
            <text:p>0.035</text:p>
          </table:table-cell>
          <table:table-cell table:number-columns-repeated="3"/>
          <table:table-cell office:value-type="float" office:value="951" calcext:value-type="float">
            <text:p>9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7:01:55 EDT</text:p>
          </table:table-cell>
          <table:table-cell office:value-type="float" office:value="8.319" calcext:value-type="float">
            <text:p>8.319</text:p>
          </table:table-cell>
          <table:table-cell office:value-type="float" office:value="-0.508" calcext:value-type="float">
            <text:p>-0.508</text:p>
          </table:table-cell>
          <table:table-cell office:value-type="float" office:value="0.069" calcext:value-type="float">
            <text:p>0.06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08391095017036 0.0691638934942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7:01:55 EDT</text:p>
          </table:table-cell>
          <table:table-cell office:value-type="float" office:value="0.495" calcext:value-type="float">
            <text:p>0.495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  <table:table-cell office:value-type="float" office:value="953" calcext:value-type="float">
            <text:p>9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41310541310541" calcext:value-type="float">
            <text:p>0.5413105413105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7:01:56 EDT</text:p>
          </table:table-cell>
          <table:table-cell office:value-type="float" office:value="0.41" calcext:value-type="float">
            <text:p>0.41</text:p>
          </table:table-cell>
          <table:table-cell office:value-type="float" office:value="-0.12" calcext:value-type="float">
            <text:p>-0.12</text:p>
          </table:table-cell>
          <table:table-cell table:number-columns-repeated="3"/>
          <table:table-cell office:value-type="float" office:value="954" calcext:value-type="float">
            <text:p>9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19504840591599" calcext:value-type="float">
            <text:p>-0.1195048405915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7:01:56 EDT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955" calcext:value-type="float">
            <text:p>9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50207734588714" calcext:value-type="float">
            <text:p>0.3502077345887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7:01:56 EDT</text:p>
          </table:table-cell>
          <table:table-cell office:value-type="float" office:value="0" calcext:value-type="float">
            <text:p>0</text:p>
          </table:table-cell>
          <table:table-cell office:value-type="float" office:value="-0.37" calcext:value-type="float">
            <text:p>-0.37</text:p>
          </table:table-cell>
          <table:table-cell office:value-type="float" office:value="0.131" calcext:value-type="float">
            <text:p>0.13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70231222536234 0.1312215413530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7:04:12 EDT</text:p>
          </table:table-cell>
          <table:table-cell office:value-type="float" office:value="136.476" calcext:value-type="float">
            <text:p>136.4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7:05:09 EDT</text:p>
          </table:table-cell>
          <table:table-cell office:value-type="float" office:value="57.408" calcext:value-type="float">
            <text:p>57.408</text:p>
          </table:table-cell>
          <table:table-cell office:value-type="float" office:value="-0.623" calcext:value-type="float">
            <text:p>-0.623</text:p>
          </table:table-cell>
          <table:table-cell office:value-type="float" office:value="0.786" calcext:value-type="float">
            <text:p>0.78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2289299905214 0.785747320993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7:06:07 EDT</text:p>
          </table:table-cell>
          <table:table-cell office:value-type="float" office:value="57.091" calcext:value-type="float">
            <text:p>57.091</text:p>
          </table:table-cell>
          <table:table-cell office:value-type="float" office:value="0.965" calcext:value-type="float">
            <text:p>0.965</text:p>
          </table:table-cell>
          <table:table-cell table:number-columns-repeated="3"/>
          <table:table-cell office:value-type="float" office:value="959" calcext:value-type="float">
            <text:p>9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5220319296808" calcext:value-type="float">
            <text:p>0.9652203192968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7:08:23 EDT</text:p>
          </table:table-cell>
          <table:table-cell office:value-type="float" office:value="136.273" calcext:value-type="float">
            <text:p>136.2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7:10:35 EDT</text:p>
          </table:table-cell>
          <table:table-cell office:value-type="float" office:value="132.06" calcext:value-type="float">
            <text:p>132.0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1025641025641" calcext:value-type="float">
            <text:p>0.41025641025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7:13:15 EDT</text:p>
          </table:table-cell>
          <table:table-cell office:value-type="float" office:value="160.277" calcext:value-type="float">
            <text:p>160.277</text:p>
          </table:table-cell>
          <table:table-cell office:value-type="float" office:value="0.267" calcext:value-type="float">
            <text:p>0.267</text:p>
          </table:table-cell>
          <table:table-cell table:number-columns-repeated="3"/>
          <table:table-cell office:value-type="float" office:value="962" calcext:value-type="float">
            <text:p>9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267062314540059" calcext:value-type="float">
            <text:p>0.2670623145400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7:18:58 EDT</text:p>
          </table:table-cell>
          <table:table-cell office:value-type="float" office:value="343.275" calcext:value-type="float">
            <text:p>343.275</text:p>
          </table:table-cell>
          <table:table-cell office:value-type="float" office:value="-0.364" calcext:value-type="float">
            <text:p>-0.364</text:p>
          </table:table-cell>
          <table:table-cell office:value-type="float" office:value="0.06" calcext:value-type="float">
            <text:p>0.0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64144629722592 0.06025980133067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7:18:59 EDT</text:p>
          </table:table-cell>
          <table:table-cell office:value-type="float" office:value="0.307" calcext:value-type="float">
            <text:p>0.307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  <table:table-cell office:value-type="float" office:value="964" calcext:value-type="float">
            <text:p>9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41310541310541" calcext:value-type="float">
            <text:p>0.5413105413105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7:18:59 EDT</text:p>
          </table:table-cell>
          <table:table-cell office:value-type="float" office:value="0.003" calcext:value-type="float">
            <text:p>0.003</text:p>
          </table:table-cell>
          <table:table-cell office:value-type="float" office:value="0.063" calcext:value-type="float">
            <text:p>0.063</text:p>
          </table:table-cell>
          <table:table-cell table:number-columns-repeated="3"/>
          <table:table-cell office:value-type="float" office:value="965" calcext:value-type="float">
            <text:p>9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634106317301491" calcext:value-type="float">
            <text:p>0.0634106317301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7:18:59 EDT</text:p>
          </table:table-cell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3"/>
          <table:table-cell office:value-type="float" office:value="966" calcext:value-type="float">
            <text:p>9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66202659117096" calcext:value-type="float">
            <text:p>0.6662026591170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7:18:59 EDT</text:p>
          </table:table-cell>
          <table:table-cell office:value-type="float" office:value="0" calcext:value-type="float">
            <text:p>0</text:p>
          </table:table-cell>
          <table:table-cell office:value-type="float" office:value="-0.225" calcext:value-type="float">
            <text:p>-0.225</text:p>
          </table:table-cell>
          <table:table-cell office:value-type="float" office:value="0.352" calcext:value-type="float">
            <text:p>0.35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2470365994471 0.3515249234050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7:19:00 EDT</text:p>
          </table:table-cell>
          <table:table-cell office:value-type="float" office:value="0.982" calcext:value-type="float">
            <text:p>0.9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68" calcext:value-type="float">
            <text:p>9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7:19:01 EDT</text:p>
          </table:table-cell>
          <table:table-cell office:value-type="float" office:value="1.72" calcext:value-type="float">
            <text:p>1.72</text:p>
          </table:table-cell>
          <table:table-cell office:value-type="float" office:value="-0.213" calcext:value-type="float">
            <text:p>-0.213</text:p>
          </table:table-cell>
          <table:table-cell office:value-type="float" office:value="0.346" calcext:value-type="float">
            <text:p>0.34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12510183390163 0.3459698152213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7:19:03 EDT</text:p>
          </table:table-cell>
          <table:table-cell office:value-type="float" office:value="1.529" calcext:value-type="float">
            <text:p>1.529</text:p>
          </table:table-cell>
          <table:table-cell office:value-type="float" office:value="0.649" calcext:value-type="float">
            <text:p>0.649</text:p>
          </table:table-cell>
          <table:table-cell table:number-columns-repeated="3"/>
          <table:table-cell office:value-type="float" office:value="970" calcext:value-type="float">
            <text:p>9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494720063742" calcext:value-type="float">
            <text:p>0.64947200637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7:19:07 EDT</text:p>
          </table:table-cell>
          <table:table-cell office:value-type="float" office:value="3.588" calcext:value-type="float">
            <text:p>3.5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71" calcext:value-type="float">
            <text:p>9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7:19:08 EDT</text:p>
          </table:table-cell>
          <table:table-cell office:value-type="float" office:value="1.376" calcext:value-type="float">
            <text:p>1.376</text:p>
          </table:table-cell>
          <table:table-cell office:value-type="float" office:value="0.655" calcext:value-type="float">
            <text:p>0.655</text:p>
          </table:table-cell>
          <table:table-cell table:number-columns-repeated="3"/>
          <table:table-cell office:value-type="float" office:value="972" calcext:value-type="float">
            <text:p>9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55270655270655" calcext:value-type="float">
            <text:p>0.6552706552706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7:19:15 EDT</text:p>
          </table:table-cell>
          <table:table-cell office:value-type="float" office:value="6.601" calcext:value-type="float">
            <text:p>6.601</text:p>
          </table:table-cell>
          <table:table-cell office:value-type="float" office:value="0.554" calcext:value-type="float">
            <text:p>0.554</text:p>
          </table:table-cell>
          <table:table-cell table:number-columns-repeated="3"/>
          <table:table-cell office:value-type="float" office:value="973" calcext:value-type="float">
            <text:p>9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54455445544555" calcext:value-type="float">
            <text:p>0.5544554455445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7:19:45 EDT</text:p>
          </table:table-cell>
          <table:table-cell office:value-type="float" office:value="30.777" calcext:value-type="float">
            <text:p>30.777</text:p>
          </table:table-cell>
          <table:table-cell office:value-type="float" office:value="-1.296" calcext:value-type="float">
            <text:p>-1.296</text:p>
          </table:table-cell>
          <table:table-cell office:value-type="float" office:value="0.348" calcext:value-type="float">
            <text:p>0.34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29585964938295 0.3482379883216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7:19:46 EDT</text:p>
          </table:table-cell>
          <table:table-cell office:value-type="float" office:value="0.346" calcext:value-type="float">
            <text:p>0.346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  <table:table-cell office:value-type="float" office:value="975" calcext:value-type="float">
            <text:p>9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41310541310541" calcext:value-type="float">
            <text:p>0.5413105413105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7:19:46 EDT</text:p>
          </table:table-cell>
          <table:table-cell office:value-type="float" office:value="0.724" calcext:value-type="float">
            <text:p>0.724</text:p>
          </table:table-cell>
          <table:table-cell office:value-type="float" office:value="-0.021" calcext:value-type="float">
            <text:p>-0.021</text:p>
          </table:table-cell>
          <table:table-cell table:number-columns-repeated="3"/>
          <table:table-cell office:value-type="float" office:value="976" calcext:value-type="float">
            <text:p>9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20565746336282" calcext:value-type="float">
            <text:p>-0.0205657463362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7:19:4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825" calcext:value-type="float">
            <text:p>0.825</text:p>
          </table:table-cell>
          <table:table-cell table:number-columns-repeated="3"/>
          <table:table-cell office:value-type="float" office:value="977" calcext:value-type="float">
            <text:p>9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24502535117245" calcext:value-type="float">
            <text:p>0.8245025351172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7:19:46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202" calcext:value-type="float">
            <text:p>-0.202</text:p>
          </table:table-cell>
          <table:table-cell office:value-type="float" office:value="0.161" calcext:value-type="float">
            <text:p>0.16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02332277921016 0.1612007852484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7:27:58 EDT</text:p>
          </table:table-cell>
          <table:table-cell office:value-type="float" office:value="491.853" calcext:value-type="float">
            <text:p>491.8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79" calcext:value-type="float">
            <text:p>9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7:29:52 EDT</text:p>
          </table:table-cell>
          <table:table-cell office:value-type="float" office:value="114.179" calcext:value-type="float">
            <text:p>114.179</text:p>
          </table:table-cell>
          <table:table-cell office:value-type="float" office:value="-0.483" calcext:value-type="float">
            <text:p>-0.483</text:p>
          </table:table-cell>
          <table:table-cell office:value-type="float" office:value="0.37" calcext:value-type="float">
            <text:p>0.3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82581805359985 0.3697290587319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7:31:48 EDT</text:p>
          </table:table-cell>
          <table:table-cell office:value-type="float" office:value="115.159" calcext:value-type="float">
            <text:p>115.159</text:p>
          </table:table-cell>
          <table:table-cell office:value-type="float" office:value="0.804" calcext:value-type="float">
            <text:p>0.804</text:p>
          </table:table-cell>
          <table:table-cell table:number-columns-repeated="3"/>
          <table:table-cell office:value-type="float" office:value="981" calcext:value-type="float">
            <text:p>98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04015497003527" calcext:value-type="float">
            <text:p>0.8040154970035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7:36:04 EDT</text:p>
          </table:table-cell>
          <table:table-cell office:value-type="float" office:value="256.458" calcext:value-type="float">
            <text:p>256.4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82" calcext:value-type="float">
            <text:p>98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7:40:19 EDT</text:p>
          </table:table-cell>
          <table:table-cell office:value-type="float" office:value="254.576" calcext:value-type="float">
            <text:p>254.576</text:p>
          </table:table-cell>
          <table:table-cell office:value-type="float" office:value="0.86" calcext:value-type="float">
            <text:p>0.86</text:p>
          </table:table-cell>
          <table:table-cell table:number-columns-repeated="3"/>
          <table:table-cell office:value-type="float" office:value="983" calcext:value-type="float">
            <text:p>98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6039886039886" calcext:value-type="float">
            <text:p>0.860398860398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8:00:43 EDT</text:p>
          </table:table-cell>
          <table:table-cell office:value-type="float" office:value="1224.302" calcext:value-type="float">
            <text:p>1224.302</text:p>
          </table:table-cell>
          <table:table-cell office:value-type="float" office:value="0.983" calcext:value-type="float">
            <text:p>0.983</text:p>
          </table:table-cell>
          <table:table-cell table:number-columns-repeated="3"/>
          <table:table-cell office:value-type="float" office:value="984" calcext:value-type="float">
            <text:p>98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83333333333333" calcext:value-type="float">
            <text:p>0.9833333333333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8:36:13 EDT</text:p>
          </table:table-cell>
          <table:table-cell office:value-type="float" office:value="2130.524" calcext:value-type="float">
            <text:p>2130.524</text:p>
          </table:table-cell>
          <table:table-cell office:value-type="float" office:value="-0.519" calcext:value-type="float">
            <text:p>-0.519</text:p>
          </table:table-cell>
          <table:table-cell office:value-type="float" office:value="0.09" calcext:value-type="float">
            <text:p>0.0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18549698704513 0.08955385948381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8:36:14 EDT</text:p>
          </table:table-cell>
          <table:table-cell office:value-type="float" office:value="0.318" calcext:value-type="float">
            <text:p>0.318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  <table:table-cell office:value-type="float" office:value="986" calcext:value-type="float">
            <text:p>98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41310541310541" calcext:value-type="float">
            <text:p>0.5413105413105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8:36:1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22" calcext:value-type="float">
            <text:p>-0.022</text:p>
          </table:table-cell>
          <table:table-cell table:number-columns-repeated="3"/>
          <table:table-cell office:value-type="float" office:value="987" calcext:value-type="float">
            <text:p>98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221490129477366" calcext:value-type="float">
            <text:p>-0.0221490129477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8:36:14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0.508" calcext:value-type="float">
            <text:p>0.508</text:p>
          </table:table-cell>
          <table:table-cell table:number-columns-repeated="3"/>
          <table:table-cell office:value-type="float" office:value="988" calcext:value-type="float">
            <text:p>98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07795716397878" calcext:value-type="float">
            <text:p>0.5077957163978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8:36:14 EDT</text:p>
          </table:table-cell>
          <table:table-cell office:value-type="float" office:value="0" calcext:value-type="float">
            <text:p>0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43" calcext:value-type="float">
            <text:p>0.04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76978278473709 0.04339980195189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8:36:14 EDT</text:p>
          </table:table-cell>
          <table:table-cell office:value-type="float" office:value="0.393" calcext:value-type="float">
            <text:p>0.3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8:36:15 EDT</text:p>
          </table:table-cell>
          <table:table-cell office:value-type="float" office:value="0.339" calcext:value-type="float">
            <text:p>0.339</text:p>
          </table:table-cell>
          <table:table-cell office:value-type="float" office:value="-0.09" calcext:value-type="float">
            <text:p>-0.09</text:p>
          </table:table-cell>
          <table:table-cell office:value-type="float" office:value="0.05" calcext:value-type="float">
            <text:p>0.0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98110817324449 0.04956656922099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GComp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8:36:15 EDT</text:p>
          </table:table-cell>
          <table:table-cell office:value-type="float" office:value="0.349" calcext:value-type="float">
            <text:p>0.34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992" calcext:value-type="float">
            <text:p>99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18518518518518" calcext:value-type="float">
            <text:p>0.5185185185185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8:36:15 EDT</text:p>
          </table:table-cell>
          <table:table-cell office:value-type="float" office:value="0.411" calcext:value-type="float">
            <text:p>0.411</text:p>
          </table:table-cell>
          <table:table-cell office:value-type="float" office:value="-0.006" calcext:value-type="float">
            <text:p>-0.006</text:p>
          </table:table-cell>
          <table:table-cell table:number-columns-repeated="3"/>
          <table:table-cell office:value-type="float" office:value="993" calcext:value-type="float">
            <text:p>99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0615518502651502" calcext:value-type="float">
            <text:p>-0.0061551850265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8:36:15 EDT</text:p>
          </table:table-cell>
          <table:table-cell office:value-type="float" office:value="0.133" calcext:value-type="float">
            <text:p>0.133</text:p>
          </table:table-cell>
          <table:table-cell office:value-type="float" office:value="0.711" calcext:value-type="float">
            <text:p>0.711</text:p>
          </table:table-cell>
          <table:table-cell table:number-columns-repeated="3"/>
          <table:table-cell office:value-type="float" office:value="994" calcext:value-type="float">
            <text:p>99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10689274895045" calcext:value-type="float">
            <text:p>0.7106892748950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8:36:15 EDT</text:p>
          </table:table-cell>
          <table:table-cell office:value-type="float" office:value="0" calcext:value-type="float">
            <text:p>0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026" calcext:value-type="float">
            <text:p>0.02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386786361500267 0.02636826609699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8:43:04 EDT</text:p>
          </table:table-cell>
          <table:table-cell office:value-type="float" office:value="408.878" calcext:value-type="float">
            <text:p>408.8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8:49:53 EDT</text:p>
          </table:table-cell>
          <table:table-cell office:value-type="float" office:value="408.455" calcext:value-type="float">
            <text:p>408.455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32" calcext:value-type="float">
            <text:p>0.03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640834964468888 0.03175426308392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GComp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8:56:42 EDT</text:p>
          </table:table-cell>
          <table:table-cell office:value-type="float" office:value="409.285" calcext:value-type="float">
            <text:p>409.285</text:p>
          </table:table-cell>
          <table:table-cell office:value-type="float" office:value="0.798" calcext:value-type="float">
            <text:p>0.798</text:p>
          </table:table-cell>
          <table:table-cell table:number-columns-repeated="3"/>
          <table:table-cell office:value-type="float" office:value="998" calcext:value-type="float">
            <text:p>99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97720797720798" calcext:value-type="float">
            <text:p>0.7977207977207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8:56:42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-0.126" calcext:value-type="float">
            <text:p>-0.126</text:p>
          </table:table-cell>
          <table:table-cell table:number-columns-repeated="3"/>
          <table:table-cell office:value-type="float" office:value="999" calcext:value-type="float">
            <text:p>99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25593775363477" calcext:value-type="float">
            <text:p>-0.1255937753634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8:56:42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0.51" calcext:value-type="float">
            <text:p>0.5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09524425627" calcext:value-type="float">
            <text:p>0.5095244256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8:56:42 EDT</text:p>
          </table:table-cell>
          <table:table-cell office:value-type="float" office:value="0" calcext:value-type="float">
            <text:p>0</text:p>
          </table:table-cell>
          <table:table-cell office:value-type="float" office:value="-0.499" calcext:value-type="float">
            <text:p>-0.499</text:p>
          </table:table-cell>
          <table:table-cell office:value-type="float" office:value="0.248" calcext:value-type="float">
            <text:p>0.24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98800781612863 0.2476132308859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8:56:43 EDT</text:p>
          </table:table-cell>
          <table:table-cell office:value-type="float" office:value="0.404" calcext:value-type="float">
            <text:p>0.4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02" calcext:value-type="float">
            <text:p>100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8:56:44 EDT</text:p>
          </table:table-cell>
          <table:table-cell office:value-type="float" office:value="1.209" calcext:value-type="float">
            <text:p>1.209</text:p>
          </table:table-cell>
          <table:table-cell office:value-type="float" office:value="-0.621" calcext:value-type="float">
            <text:p>-0.621</text:p>
          </table:table-cell>
          <table:table-cell office:value-type="float" office:value="0.207" calcext:value-type="float">
            <text:p>0.20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20864873155832 0.2070918457540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8:56:45 EDT</text:p>
          </table:table-cell>
          <table:table-cell office:value-type="float" office:value="1.328" calcext:value-type="float">
            <text:p>1.328</text:p>
          </table:table-cell>
          <table:table-cell office:value-type="float" office:value="0.393" calcext:value-type="float">
            <text:p>0.393</text:p>
          </table:table-cell>
          <table:table-cell table:number-columns-repeated="3"/>
          <table:table-cell office:value-type="float" office:value="1004" calcext:value-type="float">
            <text:p>100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393414203266781" calcext:value-type="float">
            <text:p>0.39341420326678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8:56:48 EDT</text:p>
          </table:table-cell>
          <table:table-cell office:value-type="float" office:value="2.583" calcext:value-type="float">
            <text:p>2.5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05" calcext:value-type="float">
            <text:p>100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8:56:50 EDT</text:p>
          </table:table-cell>
          <table:table-cell office:value-type="float" office:value="2.645" calcext:value-type="float">
            <text:p>2.645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  <table:table-cell office:value-type="float" office:value="1006" calcext:value-type="float">
            <text:p>100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41310541310541" calcext:value-type="float">
            <text:p>0.5413105413105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8:56:53 EDT</text:p>
          </table:table-cell>
          <table:table-cell office:value-type="float" office:value="2.859" calcext:value-type="float">
            <text:p>2.859</text:p>
          </table:table-cell>
          <table:table-cell office:value-type="float" office:value="0.017" calcext:value-type="float">
            <text:p>0.017</text:p>
          </table:table-cell>
          <table:table-cell table:number-columns-repeated="3"/>
          <table:table-cell office:value-type="float" office:value="1007" calcext:value-type="float">
            <text:p>100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170940170940171" calcext:value-type="float">
            <text:p>0.0170940170940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8:57:53 EDT</text:p>
          </table:table-cell>
          <table:table-cell office:value-type="float" office:value="60.17" calcext:value-type="float">
            <text:p>60.17</text:p>
          </table:table-cell>
          <table:table-cell office:value-type="float" office:value="-0.649" calcext:value-type="float">
            <text:p>-0.649</text:p>
          </table:table-cell>
          <table:table-cell office:value-type="float" office:value="0.452" calcext:value-type="float">
            <text:p>0.45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649233707224467 0.45187829902528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UniFractionalLog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8:57:54 EDT</text:p>
          </table:table-cell>
          <table:table-cell office:value-type="float" office:value="0.309" calcext:value-type="float">
            <text:p>0.309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  <table:table-cell office:value-type="float" office:value="1009" calcext:value-type="float">
            <text:p>100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41310541310541" calcext:value-type="float">
            <text:p>0.5413105413105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8:57:54 EDT</text:p>
          </table:table-cell>
          <table:table-cell office:value-type="float" office:value="0.478" calcext:value-type="float">
            <text:p>0.478</text:p>
          </table:table-cell>
          <table:table-cell office:value-type="float" office:value="-0.044" calcext:value-type="float">
            <text:p>-0.044</text:p>
          </table:table-cell>
          <table:table-cell table:number-columns-repeated="3"/>
          <table:table-cell office:value-type="float" office:value="1010" calcext:value-type="float">
            <text:p>101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442368512702525" calcext:value-type="float">
            <text:p>-0.0442368512702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8:57:54 EDT</text:p>
          </table:table-cell>
          <table:table-cell office:value-type="float" office:value="0.369" calcext:value-type="float">
            <text:p>0.369</text:p>
          </table:table-cell>
          <table:table-cell office:value-type="float" office:value="0.711" calcext:value-type="float">
            <text:p>0.711</text:p>
          </table:table-cell>
          <table:table-cell table:number-columns-repeated="3"/>
          <table:table-cell office:value-type="float" office:value="1011" calcext:value-type="float">
            <text:p>101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11059108493094" calcext:value-type="float">
            <text:p>0.7110591084930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8:57:55 EDT</text:p>
          </table:table-cell>
          <table:table-cell office:value-type="float" office:value="0.002" calcext:value-type="float">
            <text:p>0.002</text:p>
          </table:table-cell>
          <table:table-cell office:value-type="float" office:value="-0.278" calcext:value-type="float">
            <text:p>-0.278</text:p>
          </table:table-cell>
          <table:table-cell office:value-type="float" office:value="0.19" calcext:value-type="float">
            <text:p>0.1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78293725068255 0.189820022527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9:03:27 EDT</text:p>
          </table:table-cell>
          <table:table-cell office:value-type="float" office:value="332.876" calcext:value-type="float">
            <text:p>332.8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13" calcext:value-type="float">
            <text:p>101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9:03:53 EDT</text:p>
          </table:table-cell>
          <table:table-cell office:value-type="float" office:value="25.503" calcext:value-type="float">
            <text:p>25.503</text:p>
          </table:table-cell>
          <table:table-cell office:value-type="float" office:value="-0.529" calcext:value-type="float">
            <text:p>-0.529</text:p>
          </table:table-cell>
          <table:table-cell office:value-type="float" office:value="0.597" calcext:value-type="float">
            <text:p>0.59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528751137449366 0.5969090782797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9:04:18 EDT</text:p>
          </table:table-cell>
          <table:table-cell office:value-type="float" office:value="25.408" calcext:value-type="float">
            <text:p>25.408</text:p>
          </table:table-cell>
          <table:table-cell office:value-type="float" office:value="0.854" calcext:value-type="float">
            <text:p>0.854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53648212374938" calcext:value-type="float">
            <text:p>0.8536482123749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9:05:04 EDT</text:p>
          </table:table-cell>
          <table:table-cell office:value-type="float" office:value="45.491" calcext:value-type="float">
            <text:p>45.4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9:05:49 EDT</text:p>
          </table:table-cell>
          <table:table-cell office:value-type="float" office:value="45.601" calcext:value-type="float">
            <text:p>45.601</text:p>
          </table:table-cell>
          <table:table-cell office:value-type="float" office:value="0.735" calcext:value-type="float">
            <text:p>0.735</text:p>
          </table:table-cell>
          <table:table-cell table:number-columns-repeated="3"/>
          <table:table-cell office:value-type="float" office:value="1017" calcext:value-type="float">
            <text:p>101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35042735042735" calcext:value-type="float">
            <text:p>0.7350427350427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9:06:34 EDT</text:p>
          </table:table-cell>
          <table:table-cell office:value-type="float" office:value="44.241" calcext:value-type="float">
            <text:p>44.241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1018" calcext:value-type="float">
            <text:p>101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9:14:20 EDT</text:p>
          </table:table-cell>
          <table:table-cell office:value-type="float" office:value="466.143" calcext:value-type="float">
            <text:p>466.143</text:p>
          </table:table-cell>
          <table:table-cell office:value-type="float" office:value="-0.382" calcext:value-type="float">
            <text:p>-0.382</text:p>
          </table:table-cell>
          <table:table-cell office:value-type="float" office:value="0.275" calcext:value-type="float">
            <text:p>0.27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81845277128107 0.2749565695407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Cluster</text:p>
          </table:table-cell>
          <table:table-cell office:value-type="string" calcext:value-type="string">
            <text:p>InferencePropMultiFractionalLogit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9:14:20 EDT</text:p>
          </table:table-cell>
          <table:table-cell office:value-type="float" office:value="0.446" calcext:value-type="float">
            <text:p>0.446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  <table:table-cell office:value-type="float" office:value="1020" calcext:value-type="float">
            <text:p>102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41310541310541" calcext:value-type="float">
            <text:p>0.5413105413105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9:14:20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14" calcext:value-type="float">
            <text:p>-0.014</text:p>
          </table:table-cell>
          <table:table-cell table:number-columns-repeated="3"/>
          <table:table-cell office:value-type="float" office:value="1021" calcext:value-type="float">
            <text:p>102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141886487306811" calcext:value-type="float">
            <text:p>-0.01418864873068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9:14:20 EDT</text:p>
          </table:table-cell>
          <table:table-cell office:value-type="float" office:value="0" calcext:value-type="float">
            <text:p>0</text:p>
          </table:table-cell>
          <table:table-cell office:value-type="float" office:value="0.672" calcext:value-type="float">
            <text:p>0.672</text:p>
          </table:table-cell>
          <table:table-cell table:number-columns-repeated="3"/>
          <table:table-cell office:value-type="float" office:value="1022" calcext:value-type="float">
            <text:p>102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671682817375132" calcext:value-type="float">
            <text:p>0.671682817375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9:14:20 EDT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0.052" calcext:value-type="float">
            <text:p>0.05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802163914153443 0.0518390939539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9:14:21 EDT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9:14:22 EDT</text:p>
          </table:table-cell>
          <table:table-cell office:value-type="float" office:value="1.292" calcext:value-type="float">
            <text:p>1.292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48" calcext:value-type="float">
            <text:p>0.04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779317025545204 0.0475956040461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9:14:24 EDT</text:p>
          </table:table-cell>
          <table:table-cell office:value-type="float" office:value="1.505" calcext:value-type="float">
            <text:p>1.505</text:p>
          </table:table-cell>
          <table:table-cell office:value-type="float" office:value="0.568" calcext:value-type="float">
            <text:p>0.568</text:p>
          </table:table-cell>
          <table:table-cell table:number-columns-repeated="3"/>
          <table:table-cell office:value-type="float" office:value="1026" calcext:value-type="float">
            <text:p>102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68235960897032" calcext:value-type="float">
            <text:p>0.5682359608970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9:14:28 EDT</text:p>
          </table:table-cell>
          <table:table-cell office:value-type="float" office:value="3.936" calcext:value-type="float">
            <text:p>3.9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9:14:28 EDT</text:p>
          </table:table-cell>
          <table:table-cell office:value-type="float" office:value="0.62" calcext:value-type="float">
            <text:p>0.62</text:p>
          </table:table-cell>
          <table:table-cell office:value-type="float" office:value="0.701" calcext:value-type="float">
            <text:p>0.701</text:p>
          </table:table-cell>
          <table:table-cell table:number-columns-repeated="3"/>
          <table:table-cell office:value-type="float" office:value="1028" calcext:value-type="float">
            <text:p>102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00854700854701" calcext:value-type="float">
            <text:p>0.7008547008547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9:14:29 EDT</text:p>
          </table:table-cell>
          <table:table-cell office:value-type="float" office:value="0.396" calcext:value-type="float">
            <text:p>0.396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1029" calcext:value-type="float">
            <text:p>102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AllSimpleMeanDiff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9:14:29 EDT</text:p>
          </table:table-cell>
          <table:table-cell office:value-type="float" office:value="0.494" calcext:value-type="float">
            <text:p>0.494</text:p>
          </table:table-cell>
          <table:table-cell office:value-type="float" office:value="0.701" calcext:value-type="float">
            <text:p>0.701</text:p>
          </table:table-cell>
          <table:table-cell table:number-columns-repeated="3"/>
          <table:table-cell office:value-type="float" office:value="1030" calcext:value-type="float">
            <text:p>103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00854700854701" calcext:value-type="float">
            <text:p>0.7008547008547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9:14:29 EDT</text:p>
          </table:table-cell>
          <table:table-cell office:value-type="float" office:value="0.029" calcext:value-type="float">
            <text:p>0.029</text:p>
          </table:table-cell>
          <table:table-cell office:value-type="float" office:value="-0.016" calcext:value-type="float">
            <text:p>-0.016</text:p>
          </table:table-cell>
          <table:table-cell table:number-columns-repeated="3"/>
          <table:table-cell office:value-type="float" office:value="1031" calcext:value-type="float">
            <text:p>103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158776283945213" calcext:value-type="float">
            <text:p>-0.0158776283945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9:14:29 EDT</text:p>
          </table:table-cell>
          <table:table-cell office:value-type="float" office:value="0" calcext:value-type="float">
            <text:p>0</text:p>
          </table:table-cell>
          <table:table-cell office:value-type="float" office:value="0.564" calcext:value-type="float">
            <text:p>0.564</text:p>
          </table:table-cell>
          <table:table-cell table:number-columns-repeated="3"/>
          <table:table-cell office:value-type="float" office:value="1032" calcext:value-type="float">
            <text:p>103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6432893908646" calcext:value-type="float">
            <text:p>0.564328939086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9:14:29 EDT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0.038" calcext:value-type="float">
            <text:p>0.03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698649793940654 0.03810972260502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9:14:33 EDT</text:p>
          </table:table-cell>
          <table:table-cell office:value-type="float" office:value="3.328" calcext:value-type="float">
            <text:p>3.3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34" calcext:value-type="float">
            <text:p>103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9:14:33 EDT</text:p>
          </table:table-cell>
          <table:table-cell office:value-type="float" office:value="0.81" calcext:value-type="float">
            <text:p>0.81</text:p>
          </table:table-cell>
          <table:table-cell office:value-type="float" office:value="0.536" calcext:value-type="float">
            <text:p>0.536</text:p>
          </table:table-cell>
          <table:table-cell table:number-columns-repeated="3"/>
          <table:table-cell office:value-type="float" office:value="1035" calcext:value-type="float">
            <text:p>103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535612535612536" calcext:value-type="float">
            <text:p>0.5356125356125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9:14:34 EDT</text:p>
          </table:table-cell>
          <table:table-cell office:value-type="float" office:value="0.619" calcext:value-type="float">
            <text:p>0.619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1036" calcext:value-type="float">
            <text:p>103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0056980056980057" calcext:value-type="float">
            <text:p>0.0056980056980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9:14:43 EDT</text:p>
          </table:table-cell>
          <table:table-cell office:value-type="float" office:value="8.555" calcext:value-type="float">
            <text:p>8.555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08" calcext:value-type="float">
            <text:p>-0.08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2196209191981 -0.07981163122937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AllSimpleWilcox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9:14:43 EDT</text:p>
          </table:table-cell>
          <table:table-cell office:value-type="float" office:value="0.516" calcext:value-type="float">
            <text:p>0.516</text:p>
          </table:table-cell>
          <table:table-cell office:value-type="float" office:value="0.701" calcext:value-type="float">
            <text:p>0.701</text:p>
          </table:table-cell>
          <table:table-cell table:number-columns-repeated="3"/>
          <table:table-cell office:value-type="float" office:value="1038" calcext:value-type="float">
            <text:p>103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00854700854701" calcext:value-type="float">
            <text:p>0.7008547008547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9:14:43 EDT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8" calcext:value-type="float">
            <text:p>-0.008</text:p>
          </table:table-cell>
          <table:table-cell table:number-columns-repeated="3"/>
          <table:table-cell office:value-type="float" office:value="1039" calcext:value-type="float">
            <text:p>103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00837419820781752" calcext:value-type="float">
            <text:p>-0.0083741982078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9:14:43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0.961" calcext:value-type="float">
            <text:p>0.961</text:p>
          </table:table-cell>
          <table:table-cell table:number-columns-repeated="3"/>
          <table:table-cell office:value-type="float" office:value="1040" calcext:value-type="float">
            <text:p>104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61144553390747" calcext:value-type="float">
            <text:p>0.9611445533907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9:14:43 EDT</text:p>
          </table:table-cell>
          <table:table-cell office:value-type="float" office:value="0" calcext:value-type="float">
            <text:p>0</text:p>
          </table:table-cell>
          <table:table-cell office:value-type="float" office:value="-0.345" calcext:value-type="float">
            <text:p>-0.345</text:p>
          </table:table-cell>
          <table:table-cell office:value-type="float" office:value="0.329" calcext:value-type="float">
            <text:p>0.32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45279402332309 0.328531005916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0 19:14:45 EDT</text:p>
          </table:table-cell>
          <table:table-cell office:value-type="float" office:value="1.573" calcext:value-type="float">
            <text:p>1.5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42" calcext:value-type="float">
            <text:p>104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0 19:14:47 EDT</text:p>
          </table:table-cell>
          <table:table-cell office:value-type="float" office:value="2.137" calcext:value-type="float">
            <text:p>2.137</text:p>
          </table:table-cell>
          <table:table-cell office:value-type="float" office:value="-0.312" calcext:value-type="float">
            <text:p>-0.312</text:p>
          </table:table-cell>
          <table:table-cell office:value-type="float" office:value="0.261" calcext:value-type="float">
            <text:p>0.26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12486438893296 0.2607059558654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0 19:14:49 EDT</text:p>
          </table:table-cell>
          <table:table-cell office:value-type="float" office:value="2.524" calcext:value-type="float">
            <text:p>2.524</text:p>
          </table:table-cell>
          <table:table-cell office:value-type="float" office:value="0.861" calcext:value-type="float">
            <text:p>0.861</text:p>
          </table:table-cell>
          <table:table-cell table:number-columns-repeated="3"/>
          <table:table-cell office:value-type="float" office:value="1044" calcext:value-type="float">
            <text:p>104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860844484435958" calcext:value-type="float">
            <text:p>0.8608444844359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0 19:14:52 EDT</text:p>
          </table:table-cell>
          <table:table-cell office:value-type="float" office:value="3.115" calcext:value-type="float">
            <text:p>3.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45" calcext:value-type="float">
            <text:p>104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0 19:14:54 EDT</text:p>
          </table:table-cell>
          <table:table-cell office:value-type="float" office:value="1.191" calcext:value-type="float">
            <text:p>1.191</text:p>
          </table:table-cell>
          <table:table-cell office:value-type="float" office:value="0.974" calcext:value-type="float">
            <text:p>0.974</text:p>
          </table:table-cell>
          <table:table-cell table:number-columns-repeated="3"/>
          <table:table-cell office:value-type="float" office:value="1046" calcext:value-type="float">
            <text:p>104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974358974358974" calcext:value-type="float">
            <text:p>0.9743589743589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0 19:15:06 EDT</text:p>
          </table:table-cell>
          <table:table-cell office:value-type="float" office:value="11.831" calcext:value-type="float">
            <text:p>11.831</text:p>
          </table:table-cell>
          <table:table-cell office:value-type="float" office:value="0.416" calcext:value-type="float">
            <text:p>0.416</text:p>
          </table:table-cell>
          <table:table-cell table:number-columns-repeated="3"/>
          <table:table-cell office:value-type="float" office:value="1047" calcext:value-type="float">
            <text:p>104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15902140672783" calcext:value-type="float">
            <text:p>0.4159021406727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0 19:15:10 EDT</text:p>
          </table:table-cell>
          <table:table-cell office:value-type="float" office:value="4.874" calcext:value-type="float">
            <text:p>4.874</text:p>
          </table:table-cell>
          <table:table-cell office:value-type="float" office:value="-0.291" calcext:value-type="float">
            <text:p>-0.291</text:p>
          </table:table-cell>
          <table:table-cell office:value-type="float" office:value="0.274" calcext:value-type="float">
            <text:p>0.27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9111395829955 0.2743655618839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Uni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0 19:15:11 EDT</text:p>
          </table:table-cell>
          <table:table-cell office:value-type="float" office:value="0.404" calcext:value-type="float">
            <text:p>0.404</text:p>
          </table:table-cell>
          <table:table-cell office:value-type="float" office:value="0.701" calcext:value-type="float">
            <text:p>0.701</text:p>
          </table:table-cell>
          <table:table-cell table:number-columns-repeated="3"/>
          <table:table-cell office:value-type="float" office:value="1049" calcext:value-type="float">
            <text:p>104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700854700854701" calcext:value-type="float">
            <text:p>0.7008547008547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0 19:15:11 EDT</text:p>
          </table:table-cell>
          <table:table-cell office:value-type="float" office:value="0.416" calcext:value-type="float">
            <text:p>0.416</text:p>
          </table:table-cell>
          <table:table-cell office:value-type="float" office:value="-0.106" calcext:value-type="float">
            <text:p>-0.106</text:p>
          </table:table-cell>
          <table:table-cell table:number-columns-repeated="3"/>
          <table:table-cell office:value-type="float" office:value="1050" calcext:value-type="float">
            <text:p>105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-0.106052148766021" calcext:value-type="float">
            <text:p>-0.1060521487660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0 19:15:11 EDT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table:number-columns-repeated="3"/>
          <table:table-cell office:value-type="float" office:value="1051" calcext:value-type="float">
            <text:p>105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0.430981234810063" calcext:value-type="float">
            <text:p>0.4309812348100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0 19:15:11 EDT</text:p>
          </table:table-cell>
          <table:table-cell office:value-type="float" office:value="0" calcext:value-type="float">
            <text:p>0</text:p>
          </table:table-cell>
          <table:table-cell office:value-type="float" office:value="-0.37" calcext:value-type="float">
            <text:p>-0.37</text:p>
          </table:table-cell>
          <table:table-cell office:value-type="float" office:value="0.158" calcext:value-type="float">
            <text:p>0.15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69994734727645 0.1578904371956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0:53:06 EDT</text:p>
          </table:table-cell>
          <table:table-cell office:value-type="float" office:value="132.032" calcext:value-type="float">
            <text:p>132.0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53" calcext:value-type="float">
            <text:p>105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0:54:02 EDT</text:p>
          </table:table-cell>
          <table:table-cell office:value-type="float" office:value="56.525" calcext:value-type="float">
            <text:p>56.525</text:p>
          </table:table-cell>
          <table:table-cell office:value-type="float" office:value="-0.178" calcext:value-type="float">
            <text:p>-0.178</text:p>
          </table:table-cell>
          <table:table-cell office:value-type="float" office:value="0.916" calcext:value-type="float">
            <text:p>0.916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178459871899939 0.9159827862729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0:54:57 EDT</text:p>
          </table:table-cell>
          <table:table-cell office:value-type="float" office:value="54.095" calcext:value-type="float">
            <text:p>54.095</text:p>
          </table:table-cell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1055" calcext:value-type="float">
            <text:p>105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63620472791798" calcext:value-type="float">
            <text:p>0.1636204727917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1 20:57:11 EDT</text:p>
          </table:table-cell>
          <table:table-cell office:value-type="float" office:value="134.957" calcext:value-type="float">
            <text:p>134.9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56" calcext:value-type="float">
            <text:p>105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1 20:59:38 EDT</text:p>
          </table:table-cell>
          <table:table-cell office:value-type="float" office:value="146.886" calcext:value-type="float">
            <text:p>146.886</text:p>
          </table:table-cell>
          <table:table-cell office:value-type="float" office:value="0.199" calcext:value-type="float">
            <text:p>0.199</text:p>
          </table:table-cell>
          <table:table-cell table:number-columns-repeated="3"/>
          <table:table-cell office:value-type="float" office:value="1057" calcext:value-type="float">
            <text:p>105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99430199430199" calcext:value-type="float">
            <text:p>0.1994301994301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1 21:03:24 EDT</text:p>
          </table:table-cell>
          <table:table-cell office:value-type="float" office:value="225.695" calcext:value-type="float">
            <text:p>225.695</text:p>
          </table:table-cell>
          <table:table-cell office:value-type="float" office:value="0.304" calcext:value-type="float">
            <text:p>0.304</text:p>
          </table:table-cell>
          <table:table-cell table:number-columns-repeated="3"/>
          <table:table-cell office:value-type="float" office:value="1058" calcext:value-type="float">
            <text:p>105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303951367781155" calcext:value-type="float">
            <text:p>0.3039513677811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1 21:09:44 EDT</text:p>
          </table:table-cell>
          <table:table-cell office:value-type="float" office:value="379.74" calcext:value-type="float">
            <text:p>379.74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422" calcext:value-type="float">
            <text:p>0.42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337524408154924 0.4215806979535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Multi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09:44 EDT</text:p>
          </table:table-cell>
          <table:table-cell office:value-type="float" office:value="0.402" calcext:value-type="float">
            <text:p>0.402</text:p>
          </table:table-cell>
          <table:table-cell office:value-type="float" office:value="0.963" calcext:value-type="float">
            <text:p>0.963</text:p>
          </table:table-cell>
          <table:table-cell table:number-columns-repeated="3"/>
          <table:table-cell office:value-type="float" office:value="1060" calcext:value-type="float">
            <text:p>106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962962962962963" calcext:value-type="float">
            <text:p>0.9629629629629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09:44 EDT</text:p>
          </table:table-cell>
          <table:table-cell office:value-type="float" office:value="0.005" calcext:value-type="float">
            <text:p>0.005</text:p>
          </table:table-cell>
          <table:table-cell office:value-type="float" office:value="0.091" calcext:value-type="float">
            <text:p>0.091</text:p>
          </table:table-cell>
          <table:table-cell table:number-columns-repeated="3"/>
          <table:table-cell office:value-type="float" office:value="1061" calcext:value-type="float">
            <text:p>106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090574751944342" calcext:value-type="float">
            <text:p>0.0905747519443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09:44 EDT</text:p>
          </table:table-cell>
          <table:table-cell office:value-type="float" office:value="0.059" calcext:value-type="float">
            <text:p>0.059</text:p>
          </table:table-cell>
          <table:table-cell office:value-type="float" office:value="0.606" calcext:value-type="float">
            <text:p>0.606</text:p>
          </table:table-cell>
          <table:table-cell table:number-columns-repeated="3"/>
          <table:table-cell office:value-type="float" office:value="1062" calcext:value-type="float">
            <text:p>106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606324646890773" calcext:value-type="float">
            <text:p>0.6063246468907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09:44 EDT</text:p>
          </table:table-cell>
          <table:table-cell office:value-type="float" office:value="0.001" calcext:value-type="float">
            <text:p>0.001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435" calcext:value-type="float">
            <text:p>0.43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53911966312679 0.4350614702013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1:09:47 EDT</text:p>
          </table:table-cell>
          <table:table-cell office:value-type="float" office:value="2.318" calcext:value-type="float">
            <text:p>2.3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64" calcext:value-type="float">
            <text:p>106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1:09:49 EDT</text:p>
          </table:table-cell>
          <table:table-cell office:value-type="float" office:value="1.993" calcext:value-type="float">
            <text:p>1.993</text:p>
          </table:table-cell>
          <table:table-cell office:value-type="float" office:value="-0.242" calcext:value-type="float">
            <text:p>-0.242</text:p>
          </table:table-cell>
          <table:table-cell office:value-type="float" office:value="0.422" calcext:value-type="float">
            <text:p>0.42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41734904341817 0.4221877306134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1:09:51 EDT</text:p>
          </table:table-cell>
          <table:table-cell office:value-type="float" office:value="2.16" calcext:value-type="float">
            <text:p>2.16</text:p>
          </table:table-cell>
          <table:table-cell office:value-type="float" office:value="0.594" calcext:value-type="float">
            <text:p>0.594</text:p>
          </table:table-cell>
          <table:table-cell table:number-columns-repeated="3"/>
          <table:table-cell office:value-type="float" office:value="1066" calcext:value-type="float">
            <text:p>106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593681137323888" calcext:value-type="float">
            <text:p>0.5936811373238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1 21:09:55 EDT</text:p>
          </table:table-cell>
          <table:table-cell office:value-type="float" office:value="4.633" calcext:value-type="float">
            <text:p>4.6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67" calcext:value-type="float">
            <text:p>106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1 21:09:57 EDT</text:p>
          </table:table-cell>
          <table:table-cell office:value-type="float" office:value="1.463" calcext:value-type="float">
            <text:p>1.463</text:p>
          </table:table-cell>
          <table:table-cell office:value-type="float" office:value="0.587" calcext:value-type="float">
            <text:p>0.587</text:p>
          </table:table-cell>
          <table:table-cell table:number-columns-repeated="3"/>
          <table:table-cell office:value-type="float" office:value="1068" calcext:value-type="float">
            <text:p>106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586894586894587" calcext:value-type="float">
            <text:p>0.5868945868945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1 21:10:04 EDT</text:p>
          </table:table-cell>
          <table:table-cell office:value-type="float" office:value="7.347" calcext:value-type="float">
            <text:p>7.347</text:p>
          </table:table-cell>
          <table:table-cell office:value-type="float" office:value="0.443" calcext:value-type="float">
            <text:p>0.443</text:p>
          </table:table-cell>
          <table:table-cell table:number-columns-repeated="3"/>
          <table:table-cell office:value-type="float" office:value="1069" calcext:value-type="float">
            <text:p>106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443349753694581" calcext:value-type="float">
            <text:p>0.44334975369458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confidence_interval_rand</text:p>
          </table:table-cell>
          <table:table-cell office:value-type="string" calcext:value-type="string">
            <text:p>2026-04-11 21:10:15 EDT</text:p>
          </table:table-cell>
          <table:table-cell office:value-type="float" office:value="10.309" calcext:value-type="float">
            <text:p>10.309</text:p>
          </table:table-cell>
          <table:table-cell office:value-type="float" office:value="-0.43" calcext:value-type="float">
            <text:p>-0.43</text:p>
          </table:table-cell>
          <table:table-cell office:value-type="float" office:value="0.219" calcext:value-type="float">
            <text:p>0.219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429702557430146 0.2185053390427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UniZeroOneInflatedBetaRegr</text:p>
          </table:table-cell>
          <table:table-cell office:value-type="string" calcext:value-type="string">
            <text:p>compute_two_sided_pval_for_treatment_effect_rand(custom)</text:p>
          </table:table-cell>
          <table:table-cell office:value-type="string" calcext:value-type="string">
            <text:p>2026-04-11 21:10:15 EDT</text:p>
          </table:table-cell>
          <table:table-cell office:value-type="float" office:value="0.317" calcext:value-type="float">
            <text:p>0.317</text:p>
          </table:table-cell>
          <table:table-cell office:value-type="float" office:value="0.963" calcext:value-type="float">
            <text:p>0.963</text:p>
          </table:table-cell>
          <table:table-cell table:number-columns-repeated="3"/>
          <table:table-cell office:value-type="float" office:value="1071" calcext:value-type="float">
            <text:p>1071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962962962962963" calcext:value-type="float">
            <text:p>0.9629629629629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reatment_estimate</text:p>
          </table:table-cell>
          <table:table-cell office:value-type="string" calcext:value-type="string">
            <text:p>2026-04-11 21:10:16 EDT</text:p>
          </table:table-cell>
          <table:table-cell office:value-type="float" office:value="0.974" calcext:value-type="float">
            <text:p>0.974</text:p>
          </table:table-cell>
          <table:table-cell office:value-type="float" office:value="0.165" calcext:value-type="float">
            <text:p>0.165</text:p>
          </table:table-cell>
          <table:table-cell table:number-columns-repeated="3"/>
          <table:table-cell office:value-type="float" office:value="1072" calcext:value-type="float">
            <text:p>1072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65207754639653" calcext:value-type="float">
            <text:p>0.1652077546396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asymp_two_sided_pval_for_treatment_effect</text:p>
          </table:table-cell>
          <table:table-cell office:value-type="string" calcext:value-type="string">
            <text:p>2026-04-11 21:10:16 EDT</text:p>
          </table:table-cell>
          <table:table-cell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table:number-columns-repeated="3"/>
          <table:table-cell office:value-type="float" office:value="1073" calcext:value-type="float">
            <text:p>1073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138601043367879" calcext:value-type="float">
            <text:p>0.1386010433678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asymp_confidence_interval</text:p>
          </table:table-cell>
          <table:table-cell office:value-type="string" calcext:value-type="string">
            <text:p>2026-04-11 21:10:16 EDT</text:p>
          </table:table-cell>
          <table:table-cell office:value-type="float" office:value="0" calcext:value-type="float">
            <text:p>0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384" calcext:value-type="float">
            <text:p>0.384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0534260817707422 0.3838415910500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approximate_bootstrap_distribution_beta_hat_T_debug</text:p>
          </table:table-cell>
          <table:table-cell office:value-type="string" calcext:value-type="string">
            <text:p>2026-04-11 21:27:33 EDT</text:p>
          </table:table-cell>
          <table:table-cell office:value-type="float" office:value="1036.746" calcext:value-type="float">
            <text:p>1036.7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75" calcext:value-type="float">
            <text:p>1075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bootstrap_confidence_interval</text:p>
          </table:table-cell>
          <table:table-cell office:value-type="string" calcext:value-type="string">
            <text:p>2026-04-11 21:31:35 EDT</text:p>
          </table:table-cell>
          <table:table-cell office:value-type="float" office:value="242.393" calcext:value-type="float">
            <text:p>242.393</text:p>
          </table:table-cell>
          <table:table-cell office:value-type="float" office:value="-0.317" calcext:value-type="float">
            <text:p>-0.317</text:p>
          </table:table-cell>
          <table:table-cell office:value-type="float" office:value="0.957" calcext:value-type="float">
            <text:p>0.957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316625857949195 0.9565382739466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bootstrap_two_sided_pval</text:p>
          </table:table-cell>
          <table:table-cell office:value-type="string" calcext:value-type="string">
            <text:p>2026-04-11 21:35:10 EDT</text:p>
          </table:table-cell>
          <table:table-cell office:value-type="float" office:value="215.215" calcext:value-type="float">
            <text:p>215.215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office:value-type="float" office:value="1077" calcext:value-type="float">
            <text:p>1077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360238511839886" calcext:value-type="float">
            <text:p>0.3602385118398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approximate_randomization_distribution_beta_hat_T_debug</text:p>
          </table:table-cell>
          <table:table-cell office:value-type="string" calcext:value-type="string">
            <text:p>2026-04-11 21:43:15 EDT</text:p>
          </table:table-cell>
          <table:table-cell office:value-type="float" office:value="484.707" calcext:value-type="float">
            <text:p>484.7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78" calcext:value-type="float">
            <text:p>1078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</text:p>
          </table:table-cell>
          <table:table-cell office:value-type="string" calcext:value-type="string">
            <text:p>2026-04-11 21:51:46 EDT</text:p>
          </table:table-cell>
          <table:table-cell office:value-type="float" office:value="510.675" calcext:value-type="float">
            <text:p>510.675</text:p>
          </table:table-cell>
          <table:table-cell office:value-type="float" office:value="0.262" calcext:value-type="float">
            <text:p>0.262</text:p>
          </table:table-cell>
          <table:table-cell table:number-columns-repeated="3"/>
          <table:table-cell office:value-type="float" office:value="1079" calcext:value-type="float">
            <text:p>1079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262108262108262" calcext:value-type="float">
            <text:p>0.262108262108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ixedBlockedCluster</text:p>
          </table:table-cell>
          <table:table-cell office:value-type="string" calcext:value-type="string">
            <text:p>InferencePropMultiZeroOneInflatedBetaRegr</text:p>
          </table:table-cell>
          <table:table-cell office:value-type="string" calcext:value-type="string">
            <text:p>compute_two_sided_pval_for_treatment_effect_rand(delta=0.5)</text:p>
          </table:table-cell>
          <table:table-cell office:value-type="string" calcext:value-type="string">
            <text:p>2026-04-11 23:08:36 EDT</text:p>
          </table:table-cell>
          <table:table-cell office:value-type="float" office:value="4610.024" calcext:value-type="float">
            <text:p>4610.024</text:p>
          </table:table-cell>
          <table:table-cell office:value-type="float" office:value="0.972" calcext:value-type="float">
            <text:p>0.972</text:p>
          </table:table-cell>
          <table:table-cell table:number-columns-repeated="3"/>
          <table:table-cell office:value-type="float" office:value="1080" calcext:value-type="float">
            <text:p>1080</text:p>
          </table:table-cell>
          <table:table-cell office:value-type="float" office:value="351" calcext:value-type="float">
            <text:p>3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0.972477064220184" calcext:value-type="float">
            <text:p>0.972477064220184</text:p>
          </table:table-cell>
          <table:table-cell office:value-type="string" calcext:value-type="string">
            <text:p>ok</text:p>
          </table:table-cell>
        </table:table-row>
      </table:table>
      <table:named-expressions>
        <table:named-range table:name="DATA" table:base-cell-address="$Data.$A$1" table:cell-range-address="$Data.$A$1:.$W$108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4-12T00:21:51.661018529</dc:date>
    <meta:editing-duration>P0D</meta:editing-duration>
    <meta:editing-cycles>1</meta:editing-cycles>
    <meta:document-statistic meta:table-count="1" meta:cell-count="22369" meta:object-count="0"/>
    <meta:generator>LibreOffice/6.4.7.2$Linux_X86_64 LibreOffice_project/40$Build-2</meta:generator>
  </office:meta>
</office:document-meta>
</file>